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ext-properties style:font-name="Arial" fo:font-weight="bold"/>
    </style:style>
    <style:style style:name="ce2" style:family="table-cell" style:parent-style-name="Default" style:data-style-name="N106">
      <style:text-properties style:font-name="Arial"/>
    </style:style>
  </office:automatic-styles>
  <office:body>
    <office:spreadsheet>
      <table:table table:name="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ce1" office:value-type="string">
            <text:p>ISO</text:p>
          </table:table-cell>
          <table:table-cell table:style-name="ce1" office:value-type="string">
            <text:p>COUNTRY NAME</text:p>
          </table:table-cell>
          <table:table-cell table:number-columns-repeated="3"/>
        </table:table-row>
        <table:table-row table:style-name="ro1">
          <table:table-cell office:value-type="string">
            <text:p>AD</text:p>
          </table:table-cell>
          <table:table-cell office:value-type="string">
            <text:p>Andorra</text:p>
          </table:table-cell>
          <table:table-cell table:formula="oooc:=IF(ISNA(LOOKUP([.A2];[Sheet2.$G$1:.$G$154];[Sheet2.$B$1:.$B$154]));&quot;&quot;;LOOKUP([.A2];[Sheet2.$G$1:.$G$154];[Sheet2.$B$1:.$B$154]))">
            <text:p/>
          </table:table-cell>
          <table:table-cell/>
          <table:table-cell office:value-type="string">
            <text:p>EUR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formula="oooc:=IF(ISNA(LOOKUP([.A3];[Sheet2.$G$1:.$G$154];[Sheet2.$B$1:.$B$154]));&quot;&quot;;LOOKUP([.A3];[Sheet2.$G$1:.$G$154];[Sheet2.$B$1:.$B$154]))" office:value-type="string" office:string-value="AED">
            <text:p>AED</text:p>
          </table:table-cell>
          <table:table-cell table:formula="oooc:=IF(LEFT([.C3];2)=[.A3];[.C3];&quot;&quot;)" office:value-type="string" office:string-value="AED">
            <text:p>AED</text:p>
          </table:table-cell>
          <table:table-cell/>
        </table:table-row>
        <table:table-row table:style-name="ro1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ooc:=IF(ISNA(LOOKUP([.A4];[Sheet2.$G$1:.$G$154];[Sheet2.$B$1:.$B$154]));&quot;&quot;;LOOKUP([.A4];[Sheet2.$G$1:.$G$154];[Sheet2.$B$1:.$B$154]))" office:value-type="string" office:string-value="AFN">
            <text:p>AFN</text:p>
          </table:table-cell>
          <table:table-cell table:formula="oooc:=IF(LEFT([.C4];2)=[.A4];[.C4];&quot;&quot;)" office:value-type="string" office:string-value="AFN">
            <text:p>AFN</text:p>
          </table:table-cell>
          <table:table-cell/>
        </table:table-row>
        <table:table-row table:style-name="ro1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formula="oooc:=IF(ISNA(LOOKUP([.A5];[Sheet2.$G$1:.$G$154];[Sheet2.$B$1:.$B$154]));&quot;&quot;;LOOKUP([.A5];[Sheet2.$G$1:.$G$154];[Sheet2.$B$1:.$B$154]))" office:value-type="string" office:string-value="AFN">
            <text:p>AFN</text:p>
          </table:table-cell>
          <table:table-cell table:formula="oooc:=IF(LEFT([.C5];2)=[.A5];[.C5];&quot;&quot;)">
            <text:p/>
          </table:table-cell>
          <table:table-cell office:value-type="string">
            <text:p>XCD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Anguilla</text:p>
          </table:table-cell>
          <table:table-cell table:formula="oooc:=IF(ISNA(LOOKUP([.A6];[Sheet2.$G$1:.$G$154];[Sheet2.$B$1:.$B$154]));&quot;&quot;;LOOKUP([.A6];[Sheet2.$G$1:.$G$154];[Sheet2.$B$1:.$B$154]))" office:value-type="string" office:string-value="AFN">
            <text:p>AFN</text:p>
          </table:table-cell>
          <table:table-cell table:formula="oooc:=IF(LEFT([.C6];2)=[.A6];[.C6];&quot;&quot;)">
            <text:p/>
          </table:table-cell>
          <table:table-cell office:value-type="string">
            <text:p>XCD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Albania</text:p>
          </table:table-cell>
          <table:table-cell table:formula="oooc:=IF(ISNA(LOOKUP([.A7];[Sheet2.$G$1:.$G$154];[Sheet2.$B$1:.$B$154]));&quot;&quot;;LOOKUP([.A7];[Sheet2.$G$1:.$G$154];[Sheet2.$B$1:.$B$154]))" office:value-type="string" office:string-value="ALL">
            <text:p>ALL</text:p>
          </table:table-cell>
          <table:table-cell table:formula="oooc:=IF(LEFT([.C7];2)=[.A7];[.C7];&quot;&quot;)" office:value-type="string" office:string-value="ALL">
            <text:p>ALL</text:p>
          </table:table-cell>
          <table:table-cell/>
        </table:table-row>
        <table:table-row table:style-name="ro1">
          <table:table-cell office:value-type="string">
            <text:p>AM</text:p>
          </table:table-cell>
          <table:table-cell office:value-type="string">
            <text:p>Armenia</text:p>
          </table:table-cell>
          <table:table-cell table:formula="oooc:=IF(ISNA(LOOKUP([.A8];[Sheet2.$G$1:.$G$154];[Sheet2.$B$1:.$B$154]));&quot;&quot;;LOOKUP([.A8];[Sheet2.$G$1:.$G$154];[Sheet2.$B$1:.$B$154]))" office:value-type="string" office:string-value="AMD">
            <text:p>AMD</text:p>
          </table:table-cell>
          <table:table-cell table:formula="oooc:=IF(LEFT([.C8];2)=[.A8];[.C8];&quot;&quot;)" office:value-type="string" office:string-value="AMD">
            <text:p>AMD</text:p>
          </table:table-cell>
          <table:table-cell/>
        </table:table-row>
        <table:table-row table:style-name="ro1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formula="oooc:=IF(ISNA(LOOKUP([.A9];[Sheet2.$G$1:.$G$154];[Sheet2.$B$1:.$B$154]));&quot;&quot;;LOOKUP([.A9];[Sheet2.$G$1:.$G$154];[Sheet2.$B$1:.$B$154]))" office:value-type="string" office:string-value="ANG">
            <text:p>ANG</text:p>
          </table:table-cell>
          <table:table-cell table:formula="oooc:=IF(LEFT([.C9];2)=[.A9];[.C9];&quot;&quot;)" office:value-type="string" office:string-value="ANG">
            <text:p>ANG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Angola</text:p>
          </table:table-cell>
          <table:table-cell table:formula="oooc:=IF(ISNA(LOOKUP([.A10];[Sheet2.$G$1:.$G$154];[Sheet2.$B$1:.$B$154]));&quot;&quot;;LOOKUP([.A10];[Sheet2.$G$1:.$G$154];[Sheet2.$B$1:.$B$154]))" office:value-type="string" office:string-value="AOA">
            <text:p>AOA</text:p>
          </table:table-cell>
          <table:table-cell table:formula="oooc:=IF(LEFT([.C10];2)=[.A10];[.C10];&quot;&quot;)" office:value-type="string" office:string-value="AOA">
            <text:p>AOA</text:p>
          </table:table-cell>
          <table:table-cell/>
        </table:table-row>
        <table:table-row table:style-name="ro1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formula="oooc:=IF(ISNA(LOOKUP([.A11];[Sheet2.$G$1:.$G$154];[Sheet2.$B$1:.$B$154]));&quot;&quot;;LOOKUP([.A11];[Sheet2.$G$1:.$G$154];[Sheet2.$B$1:.$B$154]))" office:value-type="string" office:string-value="AOA">
            <text:p>AOA</text:p>
          </table:table-cell>
          <table:table-cell table:formula="oooc:=IF(LEFT([.C11];2)=[.A11];[.C11];&quot;&quot;)">
            <text:p/>
          </table:table-cell>
          <table:table-cell/>
        </table:table-row>
        <table:table-row table:style-name="ro1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formula="oooc:=IF(ISNA(LOOKUP([.A12];[Sheet2.$G$1:.$G$154];[Sheet2.$B$1:.$B$154]));&quot;&quot;;LOOKUP([.A12];[Sheet2.$G$1:.$G$154];[Sheet2.$B$1:.$B$154]))" office:value-type="string" office:string-value="ARS">
            <text:p>ARS</text:p>
          </table:table-cell>
          <table:table-cell table:formula="oooc:=IF(LEFT([.C12];2)=[.A12];[.C12];&quot;&quot;)" office:value-type="string" office:string-value="ARS">
            <text:p>ARS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formula="oooc:=IF(ISNA(LOOKUP([.A13];[Sheet2.$G$1:.$G$154];[Sheet2.$B$1:.$B$154]));&quot;&quot;;LOOKUP([.A13];[Sheet2.$G$1:.$G$154];[Sheet2.$B$1:.$B$154]))" office:value-type="string" office:string-value="ARS">
            <text:p>ARS</text:p>
          </table:table-cell>
          <table:table-cell table:formula="oooc:=IF(LEFT([.C13];2)=[.A13];[.C13];&quot;&quot;)">
            <text:p/>
          </table:table-cell>
          <table:table-cell office:value-type="string">
            <text:p>USD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table:formula="oooc:=IF(ISNA(LOOKUP([.A14];[Sheet2.$G$1:.$G$154];[Sheet2.$B$1:.$B$154]));&quot;&quot;;LOOKUP([.A14];[Sheet2.$G$1:.$G$154];[Sheet2.$B$1:.$B$154]))" office:value-type="string" office:string-value="ARS">
            <text:p>ARS</text:p>
          </table:table-cell>
          <table:table-cell table:formula="oooc:=IF(LEFT([.C14];2)=[.A14];[.C14];&quot;&quot;)">
            <text:p/>
          </table:table-cell>
          <table:table-cell office:value-type="string">
            <text:p>EUR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formula="oooc:=IF(ISNA(LOOKUP([.A15];[Sheet2.$G$1:.$G$154];[Sheet2.$B$1:.$B$154]));&quot;&quot;;LOOKUP([.A15];[Sheet2.$G$1:.$G$154];[Sheet2.$B$1:.$B$154]))" office:value-type="string" office:string-value="AUD">
            <text:p>AUD</text:p>
          </table:table-cell>
          <table:table-cell table:formula="oooc:=IF(LEFT([.C15];2)=[.A15];[.C15];&quot;&quot;)" office:value-type="string" office:string-value="AUD">
            <text:p>AUD</text:p>
          </table:table-cell>
          <table:table-cell/>
        </table:table-row>
        <table:table-row table:style-name="ro1">
          <table:table-cell office:value-type="string">
            <text:p>AW</text:p>
          </table:table-cell>
          <table:table-cell office:value-type="string">
            <text:p>Aruba</text:p>
          </table:table-cell>
          <table:table-cell table:formula="oooc:=IF(ISNA(LOOKUP([.A16];[Sheet2.$G$1:.$G$154];[Sheet2.$B$1:.$B$154]));&quot;&quot;;LOOKUP([.A16];[Sheet2.$G$1:.$G$154];[Sheet2.$B$1:.$B$154]))" office:value-type="string" office:string-value="AWG">
            <text:p>AWG</text:p>
          </table:table-cell>
          <table:table-cell table:formula="oooc:=IF(LEFT([.C16];2)=[.A16];[.C16];&quot;&quot;)" office:value-type="string" office:string-value="AWG">
            <text:p>AWG</text:p>
          </table:table-cell>
          <table:table-cell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formula="oooc:=IF(ISNA(LOOKUP([.A17];[Sheet2.$G$1:.$G$154];[Sheet2.$B$1:.$B$154]));&quot;&quot;;LOOKUP([.A17];[Sheet2.$G$1:.$G$154];[Sheet2.$B$1:.$B$154]))" office:value-type="string" office:string-value="AZN">
            <text:p>AZN</text:p>
          </table:table-cell>
          <table:table-cell table:formula="oooc:=IF(LEFT([.C17];2)=[.A17];[.C17];&quot;&quot;)" office:value-type="string" office:string-value="AZN">
            <text:p>AZN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formula="oooc:=IF(ISNA(LOOKUP([.A18];[Sheet2.$G$1:.$G$154];[Sheet2.$B$1:.$B$154]));&quot;&quot;;LOOKUP([.A18];[Sheet2.$G$1:.$G$154];[Sheet2.$B$1:.$B$154]))" office:value-type="string" office:string-value="BAM">
            <text:p>BAM</text:p>
          </table:table-cell>
          <table:table-cell table:formula="oooc:=IF(LEFT([.C18];2)=[.A18];[.C18];&quot;&quot;)" office:value-type="string" office:string-value="BAM">
            <text:p>BAM</text:p>
          </table:table-cell>
          <table:table-cell/>
        </table:table-row>
        <table:table-row table:style-name="ro1">
          <table:table-cell office:value-type="string">
            <text:p>BB</text:p>
          </table:table-cell>
          <table:table-cell office:value-type="string">
            <text:p>Barbados</text:p>
          </table:table-cell>
          <table:table-cell table:formula="oooc:=IF(ISNA(LOOKUP([.A19];[Sheet2.$G$1:.$G$154];[Sheet2.$B$1:.$B$154]));&quot;&quot;;LOOKUP([.A19];[Sheet2.$G$1:.$G$154];[Sheet2.$B$1:.$B$154]))" office:value-type="string" office:string-value="BBD">
            <text:p>BBD</text:p>
          </table:table-cell>
          <table:table-cell table:formula="oooc:=IF(LEFT([.C19];2)=[.A19];[.C19];&quot;&quot;)" office:value-type="string" office:string-value="BBD">
            <text:p>BBD</text:p>
          </table:table-cell>
          <table:table-cell/>
        </table:table-row>
        <table:table-row table:style-name="ro1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formula="oooc:=IF(ISNA(LOOKUP([.A20];[Sheet2.$G$1:.$G$154];[Sheet2.$B$1:.$B$154]));&quot;&quot;;LOOKUP([.A20];[Sheet2.$G$1:.$G$154];[Sheet2.$B$1:.$B$154]))" office:value-type="string" office:string-value="BDT">
            <text:p>BDT</text:p>
          </table:table-cell>
          <table:table-cell table:formula="oooc:=IF(LEFT([.C20];2)=[.A20];[.C20];&quot;&quot;)" office:value-type="string" office:string-value="BDT">
            <text:p>BDT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table:formula="oooc:=IF(ISNA(LOOKUP([.A21];[Sheet2.$G$1:.$G$154];[Sheet2.$B$1:.$B$154]));&quot;&quot;;LOOKUP([.A21];[Sheet2.$G$1:.$G$154];[Sheet2.$B$1:.$B$154]))" office:value-type="string" office:string-value="BDT">
            <text:p>BDT</text:p>
          </table:table-cell>
          <table:table-cell table:formula="oooc:=IF(LEFT([.C21];2)=[.A21];[.C21];&quot;&quot;)">
            <text:p/>
          </table:table-cell>
          <table:table-cell office:value-type="string">
            <text:p>EUR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formula="oooc:=IF(ISNA(LOOKUP([.A22];[Sheet2.$G$1:.$G$154];[Sheet2.$B$1:.$B$154]));&quot;&quot;;LOOKUP([.A22];[Sheet2.$G$1:.$G$154];[Sheet2.$B$1:.$B$154]))" office:value-type="string" office:string-value="BDT">
            <text:p>BDT</text:p>
          </table:table-cell>
          <table:table-cell table:formula="oooc:=IF(LEFT([.C22];2)=[.A22];[.C22];&quot;&quot;)">
            <text:p/>
          </table:table-cell>
          <table:table-cell office:value-type="string">
            <text:p>XOF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table:formula="oooc:=IF(ISNA(LOOKUP([.A23];[Sheet2.$G$1:.$G$154];[Sheet2.$B$1:.$B$154]));&quot;&quot;;LOOKUP([.A23];[Sheet2.$G$1:.$G$154];[Sheet2.$B$1:.$B$154]))" office:value-type="string" office:string-value="BGN">
            <text:p>BGN</text:p>
          </table:table-cell>
          <table:table-cell table:formula="oooc:=IF(LEFT([.C23];2)=[.A23];[.C23];&quot;&quot;)" office:value-type="string" office:string-value="BGN">
            <text:p>BGN</text:p>
          </table:table-cell>
          <table:table-cell/>
        </table:table-row>
        <table:table-row table:style-name="ro1">
          <table:table-cell office:value-type="string">
            <text:p>BH</text:p>
          </table:table-cell>
          <table:table-cell office:value-type="string">
            <text:p>Bahrain</text:p>
          </table:table-cell>
          <table:table-cell table:formula="oooc:=IF(ISNA(LOOKUP([.A24];[Sheet2.$G$1:.$G$154];[Sheet2.$B$1:.$B$154]));&quot;&quot;;LOOKUP([.A24];[Sheet2.$G$1:.$G$154];[Sheet2.$B$1:.$B$154]))" office:value-type="string" office:string-value="BHD">
            <text:p>BHD</text:p>
          </table:table-cell>
          <table:table-cell table:formula="oooc:=IF(LEFT([.C24];2)=[.A24];[.C24];&quot;&quot;)" office:value-type="string" office:string-value="BHD">
            <text:p>BHD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Burundi</text:p>
          </table:table-cell>
          <table:table-cell table:formula="oooc:=IF(ISNA(LOOKUP([.A25];[Sheet2.$G$1:.$G$154];[Sheet2.$B$1:.$B$154]));&quot;&quot;;LOOKUP([.A25];[Sheet2.$G$1:.$G$154];[Sheet2.$B$1:.$B$154]))" office:value-type="string" office:string-value="BIF">
            <text:p>BIF</text:p>
          </table:table-cell>
          <table:table-cell table:formula="oooc:=IF(LEFT([.C25];2)=[.A25];[.C25];&quot;&quot;)" office:value-type="string" office:string-value="BIF">
            <text:p>BIF</text:p>
          </table:table-cell>
          <table:table-cell/>
        </table:table-row>
        <table:table-row table:style-name="ro1">
          <table:table-cell office:value-type="string">
            <text:p>BJ</text:p>
          </table:table-cell>
          <table:table-cell office:value-type="string">
            <text:p>Benin</text:p>
          </table:table-cell>
          <table:table-cell table:formula="oooc:=IF(ISNA(LOOKUP([.A26];[Sheet2.$G$1:.$G$154];[Sheet2.$B$1:.$B$154]));&quot;&quot;;LOOKUP([.A26];[Sheet2.$G$1:.$G$154];[Sheet2.$B$1:.$B$154]))" office:value-type="string" office:string-value="BIF">
            <text:p>BIF</text:p>
          </table:table-cell>
          <table:table-cell table:formula="oooc:=IF(LEFT([.C26];2)=[.A26];[.C26];&quot;&quot;)">
            <text:p/>
          </table:table-cell>
          <table:table-cell office:value-type="string">
            <text:p>XOF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ermuda</text:p>
          </table:table-cell>
          <table:table-cell table:formula="oooc:=IF(ISNA(LOOKUP([.A27];[Sheet2.$G$1:.$G$154];[Sheet2.$B$1:.$B$154]));&quot;&quot;;LOOKUP([.A27];[Sheet2.$G$1:.$G$154];[Sheet2.$B$1:.$B$154]))" office:value-type="string" office:string-value="BMD">
            <text:p>BMD</text:p>
          </table:table-cell>
          <table:table-cell table:formula="oooc:=IF(LEFT([.C27];2)=[.A27];[.C27];&quot;&quot;)" office:value-type="string" office:string-value="BMD">
            <text:p>BMD</text:p>
          </table:table-cell>
          <table:table-cell/>
        </table:table-row>
        <table:table-row table:style-name="ro1">
          <table:table-cell office:value-type="string">
            <text:p>BN</text:p>
          </table:table-cell>
          <table:table-cell office:value-type="string">
            <text:p>Brunei</text:p>
          </table:table-cell>
          <table:table-cell table:formula="oooc:=IF(ISNA(LOOKUP([.A28];[Sheet2.$G$1:.$G$154];[Sheet2.$B$1:.$B$154]));&quot;&quot;;LOOKUP([.A28];[Sheet2.$G$1:.$G$154];[Sheet2.$B$1:.$B$154]))" office:value-type="string" office:string-value="BND">
            <text:p>BND</text:p>
          </table:table-cell>
          <table:table-cell table:formula="oooc:=IF(LEFT([.C28];2)=[.A28];[.C28];&quot;&quot;)" office:value-type="string" office:string-value="BND">
            <text:p>BND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Bolivia</text:p>
          </table:table-cell>
          <table:table-cell table:formula="oooc:=IF(ISNA(LOOKUP([.A29];[Sheet2.$G$1:.$G$154];[Sheet2.$B$1:.$B$154]));&quot;&quot;;LOOKUP([.A29];[Sheet2.$G$1:.$G$154];[Sheet2.$B$1:.$B$154]))" office:value-type="string" office:string-value="BOB">
            <text:p>BOB</text:p>
          </table:table-cell>
          <table:table-cell table:formula="oooc:=IF(LEFT([.C29];2)=[.A29];[.C29];&quot;&quot;)" office:value-type="string" office:string-value="BOB">
            <text:p>BOB</text:p>
          </table:table-cell>
          <table:table-cell/>
        </table:table-row>
        <table:table-row table:style-name="ro1">
          <table:table-cell office:value-type="string">
            <text:p>BR</text:p>
          </table:table-cell>
          <table:table-cell office:value-type="string">
            <text:p>Brazil</text:p>
          </table:table-cell>
          <table:table-cell table:formula="oooc:=IF(ISNA(LOOKUP([.A30];[Sheet2.$G$1:.$G$154];[Sheet2.$B$1:.$B$154]));&quot;&quot;;LOOKUP([.A30];[Sheet2.$G$1:.$G$154];[Sheet2.$B$1:.$B$154]))" office:value-type="string" office:string-value="BRL">
            <text:p>BRL</text:p>
          </table:table-cell>
          <table:table-cell table:formula="oooc:=IF(LEFT([.C30];2)=[.A30];[.C30];&quot;&quot;)" office:value-type="string" office:string-value="BRL">
            <text:p>BRL</text:p>
          </table:table-cell>
          <table:table-cell/>
        </table:table-row>
        <table:table-row table:style-name="ro1">
          <table:table-cell office:value-type="string">
            <text:p>BS</text:p>
          </table:table-cell>
          <table:table-cell office:value-type="string">
            <text:p>The Bahamas</text:p>
          </table:table-cell>
          <table:table-cell table:formula="oooc:=IF(ISNA(LOOKUP([.A31];[Sheet2.$G$1:.$G$154];[Sheet2.$B$1:.$B$154]));&quot;&quot;;LOOKUP([.A31];[Sheet2.$G$1:.$G$154];[Sheet2.$B$1:.$B$154]))" office:value-type="string" office:string-value="BSD">
            <text:p>BSD</text:p>
          </table:table-cell>
          <table:table-cell table:formula="oooc:=IF(LEFT([.C31];2)=[.A31];[.C31];&quot;&quot;)" office:value-type="string" office:string-value="BSD">
            <text:p>BSD</text:p>
          </table:table-cell>
          <table:table-cell/>
        </table:table-row>
        <table:table-row table:style-name="ro1">
          <table:table-cell office:value-type="string">
            <text:p>BT</text:p>
          </table:table-cell>
          <table:table-cell office:value-type="string">
            <text:p>Bhutan</text:p>
          </table:table-cell>
          <table:table-cell table:formula="oooc:=IF(ISNA(LOOKUP([.A32];[Sheet2.$G$1:.$G$154];[Sheet2.$B$1:.$B$154]));&quot;&quot;;LOOKUP([.A32];[Sheet2.$G$1:.$G$154];[Sheet2.$B$1:.$B$154]))" office:value-type="string" office:string-value="BTN">
            <text:p>BTN</text:p>
          </table:table-cell>
          <table:table-cell table:formula="oooc:=IF(LEFT([.C32];2)=[.A32];[.C32];&quot;&quot;)" office:value-type="string" office:string-value="BTN">
            <text:p>BTN</text:p>
          </table:table-cell>
          <table:table-cell/>
        </table:table-row>
        <table:table-row table:style-name="ro1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formula="oooc:=IF(ISNA(LOOKUP([.A33];[Sheet2.$G$1:.$G$154];[Sheet2.$B$1:.$B$154]));&quot;&quot;;LOOKUP([.A33];[Sheet2.$G$1:.$G$154];[Sheet2.$B$1:.$B$154]))" office:value-type="string" office:string-value="BTN">
            <text:p>BTN</text:p>
          </table:table-cell>
          <table:table-cell table:formula="oooc:=IF(LEFT([.C33];2)=[.A33];[.C33];&quot;&quot;)">
            <text:p/>
          </table:table-cell>
          <table:table-cell/>
        </table:table-row>
        <table:table-row table:style-name="ro1">
          <table:table-cell office:value-type="string">
            <text:p>BW</text:p>
          </table:table-cell>
          <table:table-cell office:value-type="string">
            <text:p>Botswana</text:p>
          </table:table-cell>
          <table:table-cell table:formula="oooc:=IF(ISNA(LOOKUP([.A34];[Sheet2.$G$1:.$G$154];[Sheet2.$B$1:.$B$154]));&quot;&quot;;LOOKUP([.A34];[Sheet2.$G$1:.$G$154];[Sheet2.$B$1:.$B$154]))" office:value-type="string" office:string-value="BWP">
            <text:p>BWP</text:p>
          </table:table-cell>
          <table:table-cell table:formula="oooc:=IF(LEFT([.C34];2)=[.A34];[.C34];&quot;&quot;)" office:value-type="string" office:string-value="BWP">
            <text:p>BWP</text:p>
          </table:table-cell>
          <table:table-cell/>
        </table:table-row>
        <table:table-row table:style-name="ro1">
          <table:table-cell office:value-type="string">
            <text:p>BY</text:p>
          </table:table-cell>
          <table:table-cell office:value-type="string">
            <text:p>Belarus</text:p>
          </table:table-cell>
          <table:table-cell table:formula="oooc:=IF(ISNA(LOOKUP([.A35];[Sheet2.$G$1:.$G$154];[Sheet2.$B$1:.$B$154]));&quot;&quot;;LOOKUP([.A35];[Sheet2.$G$1:.$G$154];[Sheet2.$B$1:.$B$154]))" office:value-type="string" office:string-value="BYR">
            <text:p>BYR</text:p>
          </table:table-cell>
          <table:table-cell table:formula="oooc:=IF(LEFT([.C35];2)=[.A35];[.C35];&quot;&quot;)" office:value-type="string" office:string-value="BYR">
            <text:p>BYR</text:p>
          </table:table-cell>
          <table:table-cell/>
        </table:table-row>
        <table:table-row table:style-name="ro1">
          <table:table-cell office:value-type="string">
            <text:p>BZ</text:p>
          </table:table-cell>
          <table:table-cell office:value-type="string">
            <text:p>Belize</text:p>
          </table:table-cell>
          <table:table-cell table:formula="oooc:=IF(ISNA(LOOKUP([.A36];[Sheet2.$G$1:.$G$154];[Sheet2.$B$1:.$B$154]));&quot;&quot;;LOOKUP([.A36];[Sheet2.$G$1:.$G$154];[Sheet2.$B$1:.$B$154]))" office:value-type="string" office:string-value="BZD">
            <text:p>BZD</text:p>
          </table:table-cell>
          <table:table-cell table:formula="oooc:=IF(LEFT([.C36];2)=[.A36];[.C36];&quot;&quot;)" office:value-type="string" office:string-value="BZD">
            <text:p>BZD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anada</text:p>
          </table:table-cell>
          <table:table-cell table:formula="oooc:=IF(ISNA(LOOKUP([.A37];[Sheet2.$G$1:.$G$154];[Sheet2.$B$1:.$B$154]));&quot;&quot;;LOOKUP([.A37];[Sheet2.$G$1:.$G$154];[Sheet2.$B$1:.$B$154]))" office:value-type="string" office:string-value="CAD">
            <text:p>CAD</text:p>
          </table:table-cell>
          <table:table-cell table:formula="oooc:=IF(LEFT([.C37];2)=[.A37];[.C37];&quot;&quot;)" office:value-type="string" office:string-value="CAD">
            <text:p>CAD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formula="oooc:=IF(ISNA(LOOKUP([.A38];[Sheet2.$G$1:.$G$154];[Sheet2.$B$1:.$B$154]));&quot;&quot;;LOOKUP([.A38];[Sheet2.$G$1:.$G$154];[Sheet2.$B$1:.$B$154]))" office:value-type="string" office:string-value="CAD">
            <text:p>CAD</text:p>
          </table:table-cell>
          <table:table-cell table:formula="oooc:=IF(LEFT([.C38];2)=[.A38];[.C38];&quot;&quot;)">
            <text:p/>
          </table:table-cell>
          <table:table-cell office:value-type="string">
            <text:p>AUD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Democratic Republic of the Congo</text:p>
          </table:table-cell>
          <table:table-cell table:formula="oooc:=IF(ISNA(LOOKUP([.A39];[Sheet2.$G$1:.$G$154];[Sheet2.$B$1:.$B$154]));&quot;&quot;;LOOKUP([.A39];[Sheet2.$G$1:.$G$154];[Sheet2.$B$1:.$B$154]))" office:value-type="string" office:string-value="CDF">
            <text:p>CDF</text:p>
          </table:table-cell>
          <table:table-cell table:formula="oooc:=IF(LEFT([.C39];2)=[.A39];[.C39];&quot;&quot;)" office:value-type="string" office:string-value="CDF">
            <text:p>CDF</text:p>
          </table:table-cell>
          <table:table-cell/>
        </table:table-row>
        <table:table-row table:style-name="ro1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formula="oooc:=IF(ISNA(LOOKUP([.A40];[Sheet2.$G$1:.$G$154];[Sheet2.$B$1:.$B$154]));&quot;&quot;;LOOKUP([.A40];[Sheet2.$G$1:.$G$154];[Sheet2.$B$1:.$B$154]))" office:value-type="string" office:string-value="CDF">
            <text:p>CDF</text:p>
          </table:table-cell>
          <table:table-cell table:formula="oooc:=IF(LEFT([.C40];2)=[.A40];[.C40];&quot;&quot;)">
            <text:p/>
          </table:table-cell>
          <table:table-cell office:value-type="string">
            <text:p>XAF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ongo</text:p>
          </table:table-cell>
          <table:table-cell table:formula="oooc:=IF(ISNA(LOOKUP([.A41];[Sheet2.$G$1:.$G$154];[Sheet2.$B$1:.$B$154]));&quot;&quot;;LOOKUP([.A41];[Sheet2.$G$1:.$G$154];[Sheet2.$B$1:.$B$154]))" office:value-type="string" office:string-value="CDF">
            <text:p>CDF</text:p>
          </table:table-cell>
          <table:table-cell table:formula="oooc:=IF(LEFT([.C41];2)=[.A41];[.C41];&quot;&quot;)">
            <text:p/>
          </table:table-cell>
          <table:table-cell office:value-type="string">
            <text:p>XAF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formula="oooc:=IF(ISNA(LOOKUP([.A42];[Sheet2.$G$1:.$G$154];[Sheet2.$B$1:.$B$154]));&quot;&quot;;LOOKUP([.A42];[Sheet2.$G$1:.$G$154];[Sheet2.$B$1:.$B$154]))" office:value-type="string" office:string-value="CHF">
            <text:p>CHF</text:p>
          </table:table-cell>
          <table:table-cell table:formula="oooc:=IF(LEFT([.C42];2)=[.A42];[.C42];&quot;&quot;)" office:value-type="string" office:string-value="CHF">
            <text:p>CHF</text:p>
          </table:table-cell>
          <table:table-cell/>
        </table:table-row>
        <table:table-row table:style-name="ro1">
          <table:table-cell office:value-type="string">
            <text:p>CI</text:p>
          </table:table-cell>
          <table:table-cell office:value-type="string">
            <text:p>Côte d'Ivoire</text:p>
          </table:table-cell>
          <table:table-cell table:formula="oooc:=IF(ISNA(LOOKUP([.A43];[Sheet2.$G$1:.$G$154];[Sheet2.$B$1:.$B$154]));&quot;&quot;;LOOKUP([.A43];[Sheet2.$G$1:.$G$154];[Sheet2.$B$1:.$B$154]))" office:value-type="string" office:string-value="CHF">
            <text:p>CHF</text:p>
          </table:table-cell>
          <table:table-cell table:formula="oooc:=IF(LEFT([.C43];2)=[.A43];[.C43];&quot;&quot;)">
            <text:p/>
          </table:table-cell>
          <table:table-cell office:value-type="string">
            <text:p>XOF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formula="oooc:=IF(ISNA(LOOKUP([.A44];[Sheet2.$G$1:.$G$154];[Sheet2.$B$1:.$B$154]));&quot;&quot;;LOOKUP([.A44];[Sheet2.$G$1:.$G$154];[Sheet2.$B$1:.$B$154]))" office:value-type="string" office:string-value="CHF">
            <text:p>CHF</text:p>
          </table:table-cell>
          <table:table-cell table:formula="oooc:=IF(LEFT([.C44];2)=[.A44];[.C44];&quot;&quot;)">
            <text:p/>
          </table:table-cell>
          <table:table-cell office:value-type="string">
            <text:p>NZD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hile</text:p>
          </table:table-cell>
          <table:table-cell table:formula="oooc:=IF(ISNA(LOOKUP([.A45];[Sheet2.$G$1:.$G$154];[Sheet2.$B$1:.$B$154]));&quot;&quot;;LOOKUP([.A45];[Sheet2.$G$1:.$G$154];[Sheet2.$B$1:.$B$154]))" office:value-type="string" office:string-value="CLP">
            <text:p>CLP</text:p>
          </table:table-cell>
          <table:table-cell table:formula="oooc:=IF(LEFT([.C45];2)=[.A45];[.C45];&quot;&quot;)" office:value-type="string" office:string-value="CLP">
            <text:p>CLP</text:p>
          </table:table-cell>
          <table:table-cell/>
        </table:table-row>
        <table:table-row table:style-name="ro1">
          <table:table-cell office:value-type="string">
            <text:p>CM</text:p>
          </table:table-cell>
          <table:table-cell office:value-type="string">
            <text:p>Cameroon</text:p>
          </table:table-cell>
          <table:table-cell table:formula="oooc:=IF(ISNA(LOOKUP([.A46];[Sheet2.$G$1:.$G$154];[Sheet2.$B$1:.$B$154]));&quot;&quot;;LOOKUP([.A46];[Sheet2.$G$1:.$G$154];[Sheet2.$B$1:.$B$154]))" office:value-type="string" office:string-value="CLP">
            <text:p>CLP</text:p>
          </table:table-cell>
          <table:table-cell table:formula="oooc:=IF(LEFT([.C46];2)=[.A46];[.C46];&quot;&quot;)">
            <text:p/>
          </table:table-cell>
          <table:table-cell office:value-type="string">
            <text:p>XAF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hina</text:p>
          </table:table-cell>
          <table:table-cell table:formula="oooc:=IF(ISNA(LOOKUP([.A47];[Sheet2.$G$1:.$G$154];[Sheet2.$B$1:.$B$154]));&quot;&quot;;LOOKUP([.A47];[Sheet2.$G$1:.$G$154];[Sheet2.$B$1:.$B$154]))" office:value-type="string" office:string-value="CNY">
            <text:p>CNY</text:p>
          </table:table-cell>
          <table:table-cell table:formula="oooc:=IF(LEFT([.C47];2)=[.A47];[.C47];&quot;&quot;)" office:value-type="string" office:string-value="CNY">
            <text:p>CNY</text:p>
          </table:table-cell>
          <table:table-cell/>
        </table:table-row>
        <table:table-row table:style-name="ro1">
          <table:table-cell office:value-type="string">
            <text:p>CO</text:p>
          </table:table-cell>
          <table:table-cell office:value-type="string">
            <text:p>Colombia</text:p>
          </table:table-cell>
          <table:table-cell table:formula="oooc:=IF(ISNA(LOOKUP([.A48];[Sheet2.$G$1:.$G$154];[Sheet2.$B$1:.$B$154]));&quot;&quot;;LOOKUP([.A48];[Sheet2.$G$1:.$G$154];[Sheet2.$B$1:.$B$154]))" office:value-type="string" office:string-value="COP">
            <text:p>COP</text:p>
          </table:table-cell>
          <table:table-cell table:formula="oooc:=IF(LEFT([.C48];2)=[.A48];[.C48];&quot;&quot;)" office:value-type="string" office:string-value="COP">
            <text:p>COP</text:p>
          </table:table-cell>
          <table:table-cell/>
        </table:table-row>
        <table:table-row table:style-name="ro1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formula="oooc:=IF(ISNA(LOOKUP([.A49];[Sheet2.$G$1:.$G$154];[Sheet2.$B$1:.$B$154]));&quot;&quot;;LOOKUP([.A49];[Sheet2.$G$1:.$G$154];[Sheet2.$B$1:.$B$154]))" office:value-type="string" office:string-value="CRC">
            <text:p>CRC</text:p>
          </table:table-cell>
          <table:table-cell table:formula="oooc:=IF(LEFT([.C49];2)=[.A49];[.C49];&quot;&quot;)" office:value-type="string" office:string-value="CRC">
            <text:p>CRC</text:p>
          </table:table-cell>
          <table:table-cell/>
        </table:table-row>
        <table:table-row table:style-name="ro1">
          <table:table-cell office:value-type="string">
            <text:p>CU</text:p>
          </table:table-cell>
          <table:table-cell office:value-type="string">
            <text:p>Cuba</text:p>
          </table:table-cell>
          <table:table-cell table:formula="oooc:=IF(ISNA(LOOKUP([.A50];[Sheet2.$G$1:.$G$154];[Sheet2.$B$1:.$B$154]));&quot;&quot;;LOOKUP([.A50];[Sheet2.$G$1:.$G$154];[Sheet2.$B$1:.$B$154]))" office:value-type="string" office:string-value="CUP">
            <text:p>CUP</text:p>
          </table:table-cell>
          <table:table-cell table:formula="oooc:=IF(LEFT([.C50];2)=[.A50];[.C50];&quot;&quot;)" office:value-type="string" office:string-value="CUP">
            <text:p>CUP</text:p>
          </table:table-cell>
          <table:table-cell/>
        </table:table-row>
        <table:table-row table:style-name="ro1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formula="oooc:=IF(ISNA(LOOKUP([.A51];[Sheet2.$G$1:.$G$154];[Sheet2.$B$1:.$B$154]));&quot;&quot;;LOOKUP([.A51];[Sheet2.$G$1:.$G$154];[Sheet2.$B$1:.$B$154]))" office:value-type="string" office:string-value="CVE">
            <text:p>CVE</text:p>
          </table:table-cell>
          <table:table-cell table:formula="oooc:=IF(LEFT([.C51];2)=[.A51];[.C51];&quot;&quot;)" office:value-type="string" office:string-value="CVE">
            <text:p>CVE</text:p>
          </table:table-cell>
          <table:table-cell/>
        </table:table-row>
        <table:table-row table:style-name="ro1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formula="oooc:=IF(ISNA(LOOKUP([.A52];[Sheet2.$G$1:.$G$154];[Sheet2.$B$1:.$B$154]));&quot;&quot;;LOOKUP([.A52];[Sheet2.$G$1:.$G$154];[Sheet2.$B$1:.$B$154]))" office:value-type="string" office:string-value="CVE">
            <text:p>CVE</text:p>
          </table:table-cell>
          <table:table-cell table:formula="oooc:=IF(LEFT([.C52];2)=[.A52];[.C52];&quot;&quot;)">
            <text:p/>
          </table:table-cell>
          <table:table-cell office:value-type="string">
            <text:p>EUR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rus</text:p>
          </table:table-cell>
          <table:table-cell table:formula="oooc:=IF(ISNA(LOOKUP([.A53];[Sheet2.$G$1:.$G$154];[Sheet2.$B$1:.$B$154]));&quot;&quot;;LOOKUP([.A53];[Sheet2.$G$1:.$G$154];[Sheet2.$B$1:.$B$154]))" office:value-type="string" office:string-value="CVE">
            <text:p>CVE</text:p>
          </table:table-cell>
          <table:table-cell table:formula="oooc:=IF(LEFT([.C53];2)=[.A53];[.C53];&quot;&quot;)">
            <text:p/>
          </table:table-cell>
          <table:table-cell/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formula="oooc:=IF(ISNA(LOOKUP([.A54];[Sheet2.$G$1:.$G$154];[Sheet2.$B$1:.$B$154]));&quot;&quot;;LOOKUP([.A54];[Sheet2.$G$1:.$G$154];[Sheet2.$B$1:.$B$154]))" office:value-type="string" office:string-value="CZK">
            <text:p>CZK</text:p>
          </table:table-cell>
          <table:table-cell table:formula="oooc:=IF(LEFT([.C54];2)=[.A54];[.C54];&quot;&quot;)" office:value-type="string" office:string-value="CZK">
            <text:p>CZK</text:p>
          </table:table-cell>
          <table:table-cell/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table:formula="oooc:=IF(ISNA(LOOKUP([.A55];[Sheet2.$G$1:.$G$154];[Sheet2.$B$1:.$B$154]));&quot;&quot;;LOOKUP([.A55];[Sheet2.$G$1:.$G$154];[Sheet2.$B$1:.$B$154]))" office:value-type="string" office:string-value="CZK">
            <text:p>CZK</text:p>
          </table:table-cell>
          <table:table-cell table:formula="oooc:=IF(LEFT([.C55];2)=[.A55];[.C55];&quot;&quot;)">
            <text:p/>
          </table:table-cell>
          <table:table-cell/>
        </table:table-row>
        <table:table-row table:style-name="ro1">
          <table:table-cell office:value-type="string">
            <text:p>DJ</text:p>
          </table:table-cell>
          <table:table-cell office:value-type="string">
            <text:p>Djibouti</text:p>
          </table:table-cell>
          <table:table-cell table:formula="oooc:=IF(ISNA(LOOKUP([.A56];[Sheet2.$G$1:.$G$154];[Sheet2.$B$1:.$B$154]));&quot;&quot;;LOOKUP([.A56];[Sheet2.$G$1:.$G$154];[Sheet2.$B$1:.$B$154]))" office:value-type="string" office:string-value="DJF">
            <text:p>DJF</text:p>
          </table:table-cell>
          <table:table-cell table:formula="oooc:=IF(LEFT([.C56];2)=[.A56];[.C56];&quot;&quot;)" office:value-type="string" office:string-value="DJF">
            <text:p>DJF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formula="oooc:=IF(ISNA(LOOKUP([.A57];[Sheet2.$G$1:.$G$154];[Sheet2.$B$1:.$B$154]));&quot;&quot;;LOOKUP([.A57];[Sheet2.$G$1:.$G$154];[Sheet2.$B$1:.$B$154]))" office:value-type="string" office:string-value="DKK">
            <text:p>DKK</text:p>
          </table:table-cell>
          <table:table-cell table:formula="oooc:=IF(LEFT([.C57];2)=[.A57];[.C57];&quot;&quot;)" office:value-type="string" office:string-value="DKK">
            <text:p>DKK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office:value-type="string">
            <text:p>Dominica</text:p>
          </table:table-cell>
          <table:table-cell table:formula="oooc:=IF(ISNA(LOOKUP([.A58];[Sheet2.$G$1:.$G$154];[Sheet2.$B$1:.$B$154]));&quot;&quot;;LOOKUP([.A58];[Sheet2.$G$1:.$G$154];[Sheet2.$B$1:.$B$154]))" office:value-type="string" office:string-value="DKK">
            <text:p>DKK</text:p>
          </table:table-cell>
          <table:table-cell table:formula="oooc:=IF(LEFT([.C58];2)=[.A58];[.C58];&quot;&quot;)">
            <text:p/>
          </table:table-cell>
          <table:table-cell/>
        </table:table-row>
        <table:table-row table:style-name="ro1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formula="oooc:=IF(ISNA(LOOKUP([.A59];[Sheet2.$G$1:.$G$154];[Sheet2.$B$1:.$B$154]));&quot;&quot;;LOOKUP([.A59];[Sheet2.$G$1:.$G$154];[Sheet2.$B$1:.$B$154]))" office:value-type="string" office:string-value="DOP">
            <text:p>DOP</text:p>
          </table:table-cell>
          <table:table-cell table:formula="oooc:=IF(LEFT([.C59];2)=[.A59];[.C59];&quot;&quot;)" office:value-type="string" office:string-value="DOP">
            <text:p>DOP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string">
            <text:p>Algeria</text:p>
          </table:table-cell>
          <table:table-cell table:formula="oooc:=IF(ISNA(LOOKUP([.A60];[Sheet2.$G$1:.$G$154];[Sheet2.$B$1:.$B$154]));&quot;&quot;;LOOKUP([.A60];[Sheet2.$G$1:.$G$154];[Sheet2.$B$1:.$B$154]))" office:value-type="string" office:string-value="DZD">
            <text:p>DZD</text:p>
          </table:table-cell>
          <table:table-cell table:formula="oooc:=IF(LEFT([.C60];2)=[.A60];[.C60];&quot;&quot;)" office:value-type="string" office:string-value="DZD">
            <text:p>DZD</text:p>
          </table:table-cell>
          <table:table-cell/>
        </table:table-row>
        <table:table-row table:style-name="ro1">
          <table:table-cell office:value-type="string">
            <text:p>EC</text:p>
          </table:table-cell>
          <table:table-cell office:value-type="string">
            <text:p>Ecuador</text:p>
          </table:table-cell>
          <table:table-cell table:formula="oooc:=IF(ISNA(LOOKUP([.A61];[Sheet2.$G$1:.$G$154];[Sheet2.$B$1:.$B$154]));&quot;&quot;;LOOKUP([.A61];[Sheet2.$G$1:.$G$154];[Sheet2.$B$1:.$B$154]))" office:value-type="string" office:string-value="DZD">
            <text:p>DZD</text:p>
          </table:table-cell>
          <table:table-cell table:formula="oooc:=IF(LEFT([.C61];2)=[.A61];[.C61];&quot;&quot;)">
            <text:p/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table:formula="oooc:=IF(ISNA(LOOKUP([.A62];[Sheet2.$G$1:.$G$154];[Sheet2.$B$1:.$B$154]));&quot;&quot;;LOOKUP([.A62];[Sheet2.$G$1:.$G$154];[Sheet2.$B$1:.$B$154]))" office:value-type="string" office:string-value="EEK">
            <text:p>EEK</text:p>
          </table:table-cell>
          <table:table-cell table:formula="oooc:=IF(LEFT([.C62];2)=[.A62];[.C62];&quot;&quot;)" office:value-type="string" office:string-value="EEK">
            <text:p>EEK</text:p>
          </table:table-cell>
          <table:table-cell/>
        </table:table-row>
        <table:table-row table:style-name="ro1">
          <table:table-cell office:value-type="string">
            <text:p>EG</text:p>
          </table:table-cell>
          <table:table-cell office:value-type="string">
            <text:p>Egypt</text:p>
          </table:table-cell>
          <table:table-cell table:formula="oooc:=IF(ISNA(LOOKUP([.A63];[Sheet2.$G$1:.$G$154];[Sheet2.$B$1:.$B$154]));&quot;&quot;;LOOKUP([.A63];[Sheet2.$G$1:.$G$154];[Sheet2.$B$1:.$B$154]))" office:value-type="string" office:string-value="EGP">
            <text:p>EGP</text:p>
          </table:table-cell>
          <table:table-cell table:formula="oooc:=IF(LEFT([.C63];2)=[.A63];[.C63];&quot;&quot;)" office:value-type="string" office:string-value="EGP">
            <text:p>EGP</text:p>
          </table:table-cell>
          <table:table-cell/>
        </table:table-row>
        <table:table-row table:style-name="ro1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formula="oooc:=IF(ISNA(LOOKUP([.A64];[Sheet2.$G$1:.$G$154];[Sheet2.$B$1:.$B$154]));&quot;&quot;;LOOKUP([.A64];[Sheet2.$G$1:.$G$154];[Sheet2.$B$1:.$B$154]))" office:value-type="string" office:string-value="EGP">
            <text:p>EGP</text:p>
          </table:table-cell>
          <table:table-cell table:formula="oooc:=IF(LEFT([.C64];2)=[.A64];[.C64];&quot;&quot;)">
            <text:p/>
          </table:table-cell>
          <table:table-cell/>
        </table:table-row>
        <table:table-row table:style-name="ro1">
          <table:table-cell office:value-type="string">
            <text:p>ER</text:p>
          </table:table-cell>
          <table:table-cell office:value-type="string">
            <text:p>Eritrea</text:p>
          </table:table-cell>
          <table:table-cell table:formula="oooc:=IF(ISNA(LOOKUP([.A65];[Sheet2.$G$1:.$G$154];[Sheet2.$B$1:.$B$154]));&quot;&quot;;LOOKUP([.A65];[Sheet2.$G$1:.$G$154];[Sheet2.$B$1:.$B$154]))" office:value-type="string" office:string-value="ERN">
            <text:p>ERN</text:p>
          </table:table-cell>
          <table:table-cell table:formula="oooc:=IF(LEFT([.C65];2)=[.A65];[.C65];&quot;&quot;)" office:value-type="string" office:string-value="ERN">
            <text:p>ERN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string">
            <text:p>Spain</text:p>
          </table:table-cell>
          <table:table-cell table:formula="oooc:=IF(ISNA(LOOKUP([.A66];[Sheet2.$G$1:.$G$154];[Sheet2.$B$1:.$B$154]));&quot;&quot;;LOOKUP([.A66];[Sheet2.$G$1:.$G$154];[Sheet2.$B$1:.$B$154]))" office:value-type="string" office:string-value="ERN">
            <text:p>ERN</text:p>
          </table:table-cell>
          <table:table-cell table:formula="oooc:=IF(LEFT([.C66];2)=[.A66];[.C66];&quot;&quot;)">
            <text:p/>
          </table:table-cell>
          <table:table-cell/>
        </table:table-row>
        <table:table-row table:style-name="ro1">
          <table:table-cell office:value-type="string">
            <text:p>ET</text:p>
          </table:table-cell>
          <table:table-cell office:value-type="string">
            <text:p>Ethiopia</text:p>
          </table:table-cell>
          <table:table-cell table:formula="oooc:=IF(ISNA(LOOKUP([.A67];[Sheet2.$G$1:.$G$154];[Sheet2.$B$1:.$B$154]));&quot;&quot;;LOOKUP([.A67];[Sheet2.$G$1:.$G$154];[Sheet2.$B$1:.$B$154]))" office:value-type="string" office:string-value="ETB">
            <text:p>ETB</text:p>
          </table:table-cell>
          <table:table-cell table:formula="oooc:=IF(LEFT([.C67];2)=[.A67];[.C67];&quot;&quot;)" office:value-type="string" office:string-value="ETB">
            <text:p>ETB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table:formula="oooc:=IF(ISNA(LOOKUP([.A68];[Sheet2.$G$1:.$G$154];[Sheet2.$B$1:.$B$154]));&quot;&quot;;LOOKUP([.A68];[Sheet2.$G$1:.$G$154];[Sheet2.$B$1:.$B$154]))" office:value-type="string" office:string-value="EUR">
            <text:p>EUR</text:p>
          </table:table-cell>
          <table:table-cell table:formula="oooc:=IF(LEFT([.C68];2)=[.A68];[.C68];&quot;&quot;)">
            <text:p/>
          </table:table-cell>
          <table:table-cell/>
        </table:table-row>
        <table:table-row table:style-name="ro1">
          <table:table-cell office:value-type="string">
            <text:p>FJ</text:p>
          </table:table-cell>
          <table:table-cell office:value-type="string">
            <text:p>Fiji</text:p>
          </table:table-cell>
          <table:table-cell table:formula="oooc:=IF(ISNA(LOOKUP([.A69];[Sheet2.$G$1:.$G$154];[Sheet2.$B$1:.$B$154]));&quot;&quot;;LOOKUP([.A69];[Sheet2.$G$1:.$G$154];[Sheet2.$B$1:.$B$154]))" office:value-type="string" office:string-value="FJD">
            <text:p>FJD</text:p>
          </table:table-cell>
          <table:table-cell table:formula="oooc:=IF(LEFT([.C69];2)=[.A69];[.C69];&quot;&quot;)" office:value-type="string" office:string-value="FJD">
            <text:p>FJD</text:p>
          </table:table-cell>
          <table:table-cell/>
        </table:table-row>
        <table:table-row table:style-name="ro1">
          <table:table-cell office:value-type="string">
            <text:p>FK</text:p>
          </table:table-cell>
          <table:table-cell office:value-type="string">
            <text:p>Falkland Islands</text:p>
          </table:table-cell>
          <table:table-cell table:formula="oooc:=IF(ISNA(LOOKUP([.A70];[Sheet2.$G$1:.$G$154];[Sheet2.$B$1:.$B$154]));&quot;&quot;;LOOKUP([.A70];[Sheet2.$G$1:.$G$154];[Sheet2.$B$1:.$B$154]))" office:value-type="string" office:string-value="FKP">
            <text:p>FKP</text:p>
          </table:table-cell>
          <table:table-cell table:formula="oooc:=IF(LEFT([.C70];2)=[.A70];[.C70];&quot;&quot;)" office:value-type="string" office:string-value="FKP">
            <text:p>FKP</text:p>
          </table:table-cell>
          <table:table-cell/>
        </table:table-row>
        <table:table-row table:style-name="ro1">
          <table:table-cell office:value-type="string">
            <text:p>FM</text:p>
          </table:table-cell>
          <table:table-cell office:value-type="string">
            <text:p>Micronesia</text:p>
          </table:table-cell>
          <table:table-cell table:formula="oooc:=IF(ISNA(LOOKUP([.A71];[Sheet2.$G$1:.$G$154];[Sheet2.$B$1:.$B$154]));&quot;&quot;;LOOKUP([.A71];[Sheet2.$G$1:.$G$154];[Sheet2.$B$1:.$B$154]))" office:value-type="string" office:string-value="FKP">
            <text:p>FKP</text:p>
          </table:table-cell>
          <table:table-cell table:formula="oooc:=IF(LEFT([.C71];2)=[.A71];[.C71];&quot;&quot;)">
            <text:p/>
          </table:table-cell>
          <table:table-cell/>
        </table:table-row>
        <table:table-row table:style-name="ro1">
          <table:table-cell office:value-type="string">
            <text:p>FO</text:p>
          </table:table-cell>
          <table:table-cell office:value-type="string">
            <text:p>Faeroe Islands</text:p>
          </table:table-cell>
          <table:table-cell table:formula="oooc:=IF(ISNA(LOOKUP([.A72];[Sheet2.$G$1:.$G$154];[Sheet2.$B$1:.$B$154]));&quot;&quot;;LOOKUP([.A72];[Sheet2.$G$1:.$G$154];[Sheet2.$B$1:.$B$154]))" office:value-type="string" office:string-value="FKP">
            <text:p>FKP</text:p>
          </table:table-cell>
          <table:table-cell table:formula="oooc:=IF(LEFT([.C72];2)=[.A72];[.C72];&quot;&quot;)">
            <text:p/>
          </table:table-cell>
          <table:table-cell/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table:formula="oooc:=IF(ISNA(LOOKUP([.A73];[Sheet2.$G$1:.$G$154];[Sheet2.$B$1:.$B$154]));&quot;&quot;;LOOKUP([.A73];[Sheet2.$G$1:.$G$154];[Sheet2.$B$1:.$B$154]))" office:value-type="string" office:string-value="FKP">
            <text:p>FKP</text:p>
          </table:table-cell>
          <table:table-cell table:formula="oooc:=IF(LEFT([.C73];2)=[.A73];[.C73];&quot;&quot;)">
            <text:p/>
          </table:table-cell>
          <table:table-cell/>
        </table:table-row>
        <table:table-row table:style-name="ro1">
          <table:table-cell office:value-type="string">
            <text:p>GA</text:p>
          </table:table-cell>
          <table:table-cell office:value-type="string">
            <text:p>Gabon</text:p>
          </table:table-cell>
          <table:table-cell table:formula="oooc:=IF(ISNA(LOOKUP([.A74];[Sheet2.$G$1:.$G$154];[Sheet2.$B$1:.$B$154]));&quot;&quot;;LOOKUP([.A74];[Sheet2.$G$1:.$G$154];[Sheet2.$B$1:.$B$154]))" office:value-type="string" office:string-value="FKP">
            <text:p>FKP</text:p>
          </table:table-cell>
          <table:table-cell table:formula="oooc:=IF(LEFT([.C74];2)=[.A74];[.C74];&quot;&quot;)">
            <text:p/>
          </table:table-cell>
          <table:table-cell/>
        </table:table-row>
        <table:table-row table:style-name="ro1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formula="oooc:=IF(ISNA(LOOKUP([.A75];[Sheet2.$G$1:.$G$154];[Sheet2.$B$1:.$B$154]));&quot;&quot;;LOOKUP([.A75];[Sheet2.$G$1:.$G$154];[Sheet2.$B$1:.$B$154]))" office:value-type="string" office:string-value="GBP">
            <text:p>GBP</text:p>
          </table:table-cell>
          <table:table-cell table:formula="oooc:=IF(LEFT([.C75];2)=[.A75];[.C75];&quot;&quot;)" office:value-type="string" office:string-value="GBP">
            <text:p>GBP</text:p>
          </table:table-cell>
          <table:table-cell/>
        </table:table-row>
        <table:table-row table:style-name="ro1">
          <table:table-cell office:value-type="string">
            <text:p>GD</text:p>
          </table:table-cell>
          <table:table-cell office:value-type="string">
            <text:p>Grenada</text:p>
          </table:table-cell>
          <table:table-cell table:formula="oooc:=IF(ISNA(LOOKUP([.A76];[Sheet2.$G$1:.$G$154];[Sheet2.$B$1:.$B$154]));&quot;&quot;;LOOKUP([.A76];[Sheet2.$G$1:.$G$154];[Sheet2.$B$1:.$B$154]))" office:value-type="string" office:string-value="GBP">
            <text:p>GBP</text:p>
          </table:table-cell>
          <table:table-cell table:formula="oooc:=IF(LEFT([.C76];2)=[.A76];[.C76];&quot;&quot;)">
            <text:p/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string">
            <text:p>Georgia</text:p>
          </table:table-cell>
          <table:table-cell table:formula="oooc:=IF(ISNA(LOOKUP([.A77];[Sheet2.$G$1:.$G$154];[Sheet2.$B$1:.$B$154]));&quot;&quot;;LOOKUP([.A77];[Sheet2.$G$1:.$G$154];[Sheet2.$B$1:.$B$154]))" office:value-type="string" office:string-value="GEL">
            <text:p>GEL</text:p>
          </table:table-cell>
          <table:table-cell table:formula="oooc:=IF(LEFT([.C77];2)=[.A77];[.C77];&quot;&quot;)" office:value-type="string" office:string-value="GEL">
            <text:p>GEL</text:p>
          </table:table-cell>
          <table:table-cell/>
        </table:table-row>
        <table:table-row table:style-name="ro1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formula="oooc:=IF(ISNA(LOOKUP([.A78];[Sheet2.$G$1:.$G$154];[Sheet2.$B$1:.$B$154]));&quot;&quot;;LOOKUP([.A78];[Sheet2.$G$1:.$G$154];[Sheet2.$B$1:.$B$154]))" office:value-type="string" office:string-value="GEL">
            <text:p>GEL</text:p>
          </table:table-cell>
          <table:table-cell table:formula="oooc:=IF(LEFT([.C78];2)=[.A78];[.C78];&quot;&quot;)">
            <text:p/>
          </table:table-cell>
          <table:table-cell/>
        </table:table-row>
        <table:table-row table:style-name="ro1">
          <table:table-cell office:value-type="string">
            <text:p>GH</text:p>
          </table:table-cell>
          <table:table-cell office:value-type="string">
            <text:p>Ghana</text:p>
          </table:table-cell>
          <table:table-cell table:formula="oooc:=IF(ISNA(LOOKUP([.A79];[Sheet2.$G$1:.$G$154];[Sheet2.$B$1:.$B$154]));&quot;&quot;;LOOKUP([.A79];[Sheet2.$G$1:.$G$154];[Sheet2.$B$1:.$B$154]))" office:value-type="string" office:string-value="GHS">
            <text:p>GHS</text:p>
          </table:table-cell>
          <table:table-cell table:formula="oooc:=IF(LEFT([.C79];2)=[.A79];[.C79];&quot;&quot;)" office:value-type="string" office:string-value="GHS">
            <text:p>GHS</text:p>
          </table:table-cell>
          <table:table-cell/>
        </table:table-row>
        <table:table-row table:style-name="ro1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formula="oooc:=IF(ISNA(LOOKUP([.A80];[Sheet2.$G$1:.$G$154];[Sheet2.$B$1:.$B$154]));&quot;&quot;;LOOKUP([.A80];[Sheet2.$G$1:.$G$154];[Sheet2.$B$1:.$B$154]))" office:value-type="string" office:string-value="GIP">
            <text:p>GIP</text:p>
          </table:table-cell>
          <table:table-cell table:formula="oooc:=IF(LEFT([.C80];2)=[.A80];[.C80];&quot;&quot;)" office:value-type="string" office:string-value="GIP">
            <text:p>GIP</text:p>
          </table:table-cell>
          <table:table-cell/>
        </table:table-row>
        <table:table-row table:style-name="ro1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formula="oooc:=IF(ISNA(LOOKUP([.A81];[Sheet2.$G$1:.$G$154];[Sheet2.$B$1:.$B$154]));&quot;&quot;;LOOKUP([.A81];[Sheet2.$G$1:.$G$154];[Sheet2.$B$1:.$B$154]))" office:value-type="string" office:string-value="GIP">
            <text:p>GIP</text:p>
          </table:table-cell>
          <table:table-cell table:formula="oooc:=IF(LEFT([.C81];2)=[.A81];[.C81];&quot;&quot;)">
            <text:p/>
          </table:table-cell>
          <table:table-cell/>
        </table:table-row>
        <table:table-row table:style-name="ro1">
          <table:table-cell office:value-type="string">
            <text:p>GM</text:p>
          </table:table-cell>
          <table:table-cell office:value-type="string">
            <text:p>The Gambia</text:p>
          </table:table-cell>
          <table:table-cell table:formula="oooc:=IF(ISNA(LOOKUP([.A82];[Sheet2.$G$1:.$G$154];[Sheet2.$B$1:.$B$154]));&quot;&quot;;LOOKUP([.A82];[Sheet2.$G$1:.$G$154];[Sheet2.$B$1:.$B$154]))" office:value-type="string" office:string-value="GMB">
            <text:p>GMB</text:p>
          </table:table-cell>
          <table:table-cell table:formula="oooc:=IF(LEFT([.C82];2)=[.A82];[.C82];&quot;&quot;)" office:value-type="string" office:string-value="GMB">
            <text:p>GMB</text:p>
          </table:table-cell>
          <table:table-cell/>
        </table:table-row>
        <table:table-row table:style-name="ro1">
          <table:table-cell office:value-type="string">
            <text:p>GN</text:p>
          </table:table-cell>
          <table:table-cell office:value-type="string">
            <text:p>Guinea</text:p>
          </table:table-cell>
          <table:table-cell table:formula="oooc:=IF(ISNA(LOOKUP([.A83];[Sheet2.$G$1:.$G$154];[Sheet2.$B$1:.$B$154]));&quot;&quot;;LOOKUP([.A83];[Sheet2.$G$1:.$G$154];[Sheet2.$B$1:.$B$154]))" office:value-type="string" office:string-value="GMB">
            <text:p>GMB</text:p>
          </table:table-cell>
          <table:table-cell table:formula="oooc:=IF(LEFT([.C83];2)=[.A83];[.C83];&quot;&quot;)">
            <text:p/>
          </table:table-cell>
          <table:table-cell/>
        </table:table-row>
        <table:table-row table:style-name="ro1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formula="oooc:=IF(ISNA(LOOKUP([.A84];[Sheet2.$G$1:.$G$154];[Sheet2.$B$1:.$B$154]));&quot;&quot;;LOOKUP([.A84];[Sheet2.$G$1:.$G$154];[Sheet2.$B$1:.$B$154]))" office:value-type="string" office:string-value="GMB">
            <text:p>GMB</text:p>
          </table:table-cell>
          <table:table-cell table:formula="oooc:=IF(LEFT([.C84];2)=[.A84];[.C84];&quot;&quot;)">
            <text:p/>
          </table:table-cell>
          <table:table-cell/>
        </table:table-row>
        <table:table-row table:style-name="ro1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formula="oooc:=IF(ISNA(LOOKUP([.A85];[Sheet2.$G$1:.$G$154];[Sheet2.$B$1:.$B$154]));&quot;&quot;;LOOKUP([.A85];[Sheet2.$G$1:.$G$154];[Sheet2.$B$1:.$B$154]))" office:value-type="string" office:string-value="GMB">
            <text:p>GMB</text:p>
          </table:table-cell>
          <table:table-cell table:formula="oooc:=IF(LEFT([.C85];2)=[.A85];[.C85];&quot;&quot;)">
            <text:p/>
          </table:table-cell>
          <table:table-cell/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table:formula="oooc:=IF(ISNA(LOOKUP([.A86];[Sheet2.$G$1:.$G$154];[Sheet2.$B$1:.$B$154]));&quot;&quot;;LOOKUP([.A86];[Sheet2.$G$1:.$G$154];[Sheet2.$B$1:.$B$154]))" office:value-type="string" office:string-value="GMB">
            <text:p>GMB</text:p>
          </table:table-cell>
          <table:table-cell table:formula="oooc:=IF(LEFT([.C86];2)=[.A86];[.C86];&quot;&quot;)">
            <text:p/>
          </table:table-cell>
          <table:table-cell/>
        </table:table-row>
        <table:table-row table:style-name="ro1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formula="oooc:=IF(ISNA(LOOKUP([.A87];[Sheet2.$G$1:.$G$154];[Sheet2.$B$1:.$B$154]));&quot;&quot;;LOOKUP([.A87];[Sheet2.$G$1:.$G$154];[Sheet2.$B$1:.$B$154]))" office:value-type="string" office:string-value="GMB">
            <text:p>GMB</text:p>
          </table:table-cell>
          <table:table-cell table:formula="oooc:=IF(LEFT([.C87];2)=[.A87];[.C87];&quot;&quot;)">
            <text:p/>
          </table:table-cell>
          <table:table-cell/>
        </table:table-row>
        <table:table-row table:style-name="ro1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formula="oooc:=IF(ISNA(LOOKUP([.A88];[Sheet2.$G$1:.$G$154];[Sheet2.$B$1:.$B$154]));&quot;&quot;;LOOKUP([.A88];[Sheet2.$G$1:.$G$154];[Sheet2.$B$1:.$B$154]))" office:value-type="string" office:string-value="GTQ">
            <text:p>GTQ</text:p>
          </table:table-cell>
          <table:table-cell table:formula="oooc:=IF(LEFT([.C88];2)=[.A88];[.C88];&quot;&quot;)" office:value-type="string" office:string-value="GTQ">
            <text:p>GTQ</text:p>
          </table:table-cell>
          <table:table-cell/>
        </table:table-row>
        <table:table-row table:style-name="ro1">
          <table:table-cell office:value-type="string">
            <text:p>GU</text:p>
          </table:table-cell>
          <table:table-cell office:value-type="string">
            <text:p>Guam</text:p>
          </table:table-cell>
          <table:table-cell table:formula="oooc:=IF(ISNA(LOOKUP([.A89];[Sheet2.$G$1:.$G$154];[Sheet2.$B$1:.$B$154]));&quot;&quot;;LOOKUP([.A89];[Sheet2.$G$1:.$G$154];[Sheet2.$B$1:.$B$154]))" office:value-type="string" office:string-value="GTQ">
            <text:p>GTQ</text:p>
          </table:table-cell>
          <table:table-cell table:formula="oooc:=IF(LEFT([.C89];2)=[.A89];[.C89];&quot;&quot;)">
            <text:p/>
          </table:table-cell>
          <table:table-cell/>
        </table:table-row>
        <table:table-row table:style-name="ro1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formula="oooc:=IF(ISNA(LOOKUP([.A90];[Sheet2.$G$1:.$G$154];[Sheet2.$B$1:.$B$154]));&quot;&quot;;LOOKUP([.A90];[Sheet2.$G$1:.$G$154];[Sheet2.$B$1:.$B$154]))" office:value-type="string" office:string-value="GTQ">
            <text:p>GTQ</text:p>
          </table:table-cell>
          <table:table-cell table:formula="oooc:=IF(LEFT([.C90];2)=[.A90];[.C90];&quot;&quot;)">
            <text:p/>
          </table:table-cell>
          <table:table-cell/>
        </table:table-row>
        <table:table-row table:style-name="ro1">
          <table:table-cell office:value-type="string">
            <text:p>GY</text:p>
          </table:table-cell>
          <table:table-cell office:value-type="string">
            <text:p>Guyana</text:p>
          </table:table-cell>
          <table:table-cell table:formula="oooc:=IF(ISNA(LOOKUP([.A91];[Sheet2.$G$1:.$G$154];[Sheet2.$B$1:.$B$154]));&quot;&quot;;LOOKUP([.A91];[Sheet2.$G$1:.$G$154];[Sheet2.$B$1:.$B$154]))" office:value-type="string" office:string-value="GYD">
            <text:p>GYD</text:p>
          </table:table-cell>
          <table:table-cell table:formula="oooc:=IF(LEFT([.C91];2)=[.A91];[.C91];&quot;&quot;)" office:value-type="string" office:string-value="GYD">
            <text:p>GYD</text:p>
          </table:table-cell>
          <table:table-cell/>
        </table:table-row>
        <table:table-row table:style-name="ro1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formula="oooc:=IF(ISNA(LOOKUP([.A92];[Sheet2.$G$1:.$G$154];[Sheet2.$B$1:.$B$154]));&quot;&quot;;LOOKUP([.A92];[Sheet2.$G$1:.$G$154];[Sheet2.$B$1:.$B$154]))" office:value-type="string" office:string-value="HKD">
            <text:p>HKD</text:p>
          </table:table-cell>
          <table:table-cell table:formula="oooc:=IF(LEFT([.C92];2)=[.A92];[.C92];&quot;&quot;)" office:value-type="string" office:string-value="HKD">
            <text:p>HKD</text:p>
          </table:table-cell>
          <table:table-cell/>
        </table:table-row>
        <table:table-row table:style-name="ro1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formula="oooc:=IF(ISNA(LOOKUP([.A93];[Sheet2.$G$1:.$G$154];[Sheet2.$B$1:.$B$154]));&quot;&quot;;LOOKUP([.A93];[Sheet2.$G$1:.$G$154];[Sheet2.$B$1:.$B$154]))" office:value-type="string" office:string-value="HKD">
            <text:p>HKD</text:p>
          </table:table-cell>
          <table:table-cell table:formula="oooc:=IF(LEFT([.C93];2)=[.A93];[.C93];&quot;&quot;)">
            <text:p/>
          </table:table-cell>
          <table:table-cell/>
        </table:table-row>
        <table:table-row table:style-name="ro1">
          <table:table-cell office:value-type="string">
            <text:p>HN</text:p>
          </table:table-cell>
          <table:table-cell office:value-type="string">
            <text:p>Honduras</text:p>
          </table:table-cell>
          <table:table-cell table:formula="oooc:=IF(ISNA(LOOKUP([.A94];[Sheet2.$G$1:.$G$154];[Sheet2.$B$1:.$B$154]));&quot;&quot;;LOOKUP([.A94];[Sheet2.$G$1:.$G$154];[Sheet2.$B$1:.$B$154]))" office:value-type="string" office:string-value="HNL">
            <text:p>HNL</text:p>
          </table:table-cell>
          <table:table-cell table:formula="oooc:=IF(LEFT([.C94];2)=[.A94];[.C94];&quot;&quot;)" office:value-type="string" office:string-value="HNL">
            <text:p>HNL</text:p>
          </table:table-cell>
          <table:table-cell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</text:p>
          </table:table-cell>
          <table:table-cell table:formula="oooc:=IF(ISNA(LOOKUP([.A95];[Sheet2.$G$1:.$G$154];[Sheet2.$B$1:.$B$154]));&quot;&quot;;LOOKUP([.A95];[Sheet2.$G$1:.$G$154];[Sheet2.$B$1:.$B$154]))" office:value-type="string" office:string-value="HRK">
            <text:p>HRK</text:p>
          </table:table-cell>
          <table:table-cell table:formula="oooc:=IF(LEFT([.C95];2)=[.A95];[.C95];&quot;&quot;)" office:value-type="string" office:string-value="HRK">
            <text:p>HRK</text:p>
          </table:table-cell>
          <table:table-cell/>
        </table:table-row>
        <table:table-row table:style-name="ro1">
          <table:table-cell office:value-type="string">
            <text:p>HT</text:p>
          </table:table-cell>
          <table:table-cell office:value-type="string">
            <text:p>Haiti</text:p>
          </table:table-cell>
          <table:table-cell table:formula="oooc:=IF(ISNA(LOOKUP([.A96];[Sheet2.$G$1:.$G$154];[Sheet2.$B$1:.$B$154]));&quot;&quot;;LOOKUP([.A96];[Sheet2.$G$1:.$G$154];[Sheet2.$B$1:.$B$154]))" office:value-type="string" office:string-value="HTG">
            <text:p>HTG</text:p>
          </table:table-cell>
          <table:table-cell table:formula="oooc:=IF(LEFT([.C96];2)=[.A96];[.C96];&quot;&quot;)" office:value-type="string" office:string-value="HTG">
            <text:p>HTG</text:p>
          </table:table-cell>
          <table:table-cell/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table:formula="oooc:=IF(ISNA(LOOKUP([.A97];[Sheet2.$G$1:.$G$154];[Sheet2.$B$1:.$B$154]));&quot;&quot;;LOOKUP([.A97];[Sheet2.$G$1:.$G$154];[Sheet2.$B$1:.$B$154]))" office:value-type="string" office:string-value="HTG">
            <text:p>HTG</text:p>
          </table:table-cell>
          <table:table-cell table:formula="oooc:=IF(LEFT([.C97];2)=[.A97];[.C97];&quot;&quot;)">
            <text:p/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formula="oooc:=IF(ISNA(LOOKUP([.A98];[Sheet2.$G$1:.$G$154];[Sheet2.$B$1:.$B$154]));&quot;&quot;;LOOKUP([.A98];[Sheet2.$G$1:.$G$154];[Sheet2.$B$1:.$B$154]))" office:value-type="string" office:string-value="IDR">
            <text:p>IDR</text:p>
          </table:table-cell>
          <table:table-cell table:formula="oooc:=IF(LEFT([.C98];2)=[.A98];[.C98];&quot;&quot;)" office:value-type="string" office:string-value="IDR">
            <text:p>IDR</text:p>
          </table:table-cell>
          <table:table-cell/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table:formula="oooc:=IF(ISNA(LOOKUP([.A99];[Sheet2.$G$1:.$G$154];[Sheet2.$B$1:.$B$154]));&quot;&quot;;LOOKUP([.A99];[Sheet2.$G$1:.$G$154];[Sheet2.$B$1:.$B$154]))" office:value-type="string" office:string-value="IDR">
            <text:p>IDR</text:p>
          </table:table-cell>
          <table:table-cell table:formula="oooc:=IF(LEFT([.C99];2)=[.A99];[.C99];&quot;&quot;)">
            <text:p/>
          </table:table-cell>
          <table:table-cell/>
        </table:table-row>
        <table:table-row table:style-name="ro1">
          <table:table-cell office:value-type="string">
            <text:p>IL</text:p>
          </table:table-cell>
          <table:table-cell office:value-type="string">
            <text:p>Israel</text:p>
          </table:table-cell>
          <table:table-cell table:formula="oooc:=IF(ISNA(LOOKUP([.A100];[Sheet2.$G$1:.$G$154];[Sheet2.$B$1:.$B$154]));&quot;&quot;;LOOKUP([.A100];[Sheet2.$G$1:.$G$154];[Sheet2.$B$1:.$B$154]))" office:value-type="string" office:string-value="ILS">
            <text:p>ILS</text:p>
          </table:table-cell>
          <table:table-cell table:formula="oooc:=IF(LEFT([.C100];2)=[.A100];[.C100];&quot;&quot;)" office:value-type="string" office:string-value="ILS">
            <text:p>ILS</text:p>
          </table:table-cell>
          <table:table-cell/>
        </table:table-row>
        <table:table-row table:style-name="ro1">
          <table:table-cell office:value-type="string">
            <text:p>IN</text:p>
          </table:table-cell>
          <table:table-cell office:value-type="string">
            <text:p>India</text:p>
          </table:table-cell>
          <table:table-cell table:formula="oooc:=IF(ISNA(LOOKUP([.A101];[Sheet2.$G$1:.$G$154];[Sheet2.$B$1:.$B$154]));&quot;&quot;;LOOKUP([.A101];[Sheet2.$G$1:.$G$154];[Sheet2.$B$1:.$B$154]))" office:value-type="string" office:string-value="INR">
            <text:p>INR</text:p>
          </table:table-cell>
          <table:table-cell table:formula="oooc:=IF(LEFT([.C101];2)=[.A101];[.C101];&quot;&quot;)" office:value-type="string" office:string-value="INR">
            <text:p>INR</text:p>
          </table:table-cell>
          <table:table-cell/>
        </table:table-row>
        <table:table-row table:style-name="ro1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formula="oooc:=IF(ISNA(LOOKUP([.A102];[Sheet2.$G$1:.$G$154];[Sheet2.$B$1:.$B$154]));&quot;&quot;;LOOKUP([.A102];[Sheet2.$G$1:.$G$154];[Sheet2.$B$1:.$B$154]))" office:value-type="string" office:string-value="INR">
            <text:p>INR</text:p>
          </table:table-cell>
          <table:table-cell table:formula="oooc:=IF(LEFT([.C102];2)=[.A102];[.C102];&quot;&quot;)">
            <text:p/>
          </table:table-cell>
          <table:table-cell/>
        </table:table-row>
        <table:table-row table:style-name="ro1">
          <table:table-cell office:value-type="string">
            <text:p>IQ</text:p>
          </table:table-cell>
          <table:table-cell office:value-type="string">
            <text:p>Iraq</text:p>
          </table:table-cell>
          <table:table-cell table:formula="oooc:=IF(ISNA(LOOKUP([.A103];[Sheet2.$G$1:.$G$154];[Sheet2.$B$1:.$B$154]));&quot;&quot;;LOOKUP([.A103];[Sheet2.$G$1:.$G$154];[Sheet2.$B$1:.$B$154]))" office:value-type="string" office:string-value="IQD">
            <text:p>IQD</text:p>
          </table:table-cell>
          <table:table-cell table:formula="oooc:=IF(LEFT([.C103];2)=[.A103];[.C103];&quot;&quot;)" office:value-type="string" office:string-value="IQD">
            <text:p>IQD</text:p>
          </table:table-cell>
          <table:table-cell/>
        </table:table-row>
        <table:table-row table:style-name="ro1">
          <table:table-cell office:value-type="string">
            <text:p>IR</text:p>
          </table:table-cell>
          <table:table-cell office:value-type="string">
            <text:p>Iran</text:p>
          </table:table-cell>
          <table:table-cell table:formula="oooc:=IF(ISNA(LOOKUP([.A104];[Sheet2.$G$1:.$G$154];[Sheet2.$B$1:.$B$154]));&quot;&quot;;LOOKUP([.A104];[Sheet2.$G$1:.$G$154];[Sheet2.$B$1:.$B$154]))" office:value-type="string" office:string-value="IRR">
            <text:p>IRR</text:p>
          </table:table-cell>
          <table:table-cell table:formula="oooc:=IF(LEFT([.C104];2)=[.A104];[.C104];&quot;&quot;)" office:value-type="string" office:string-value="IRR">
            <text:p>IRR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</text:p>
          </table:table-cell>
          <table:table-cell table:formula="oooc:=IF(ISNA(LOOKUP([.A105];[Sheet2.$G$1:.$G$154];[Sheet2.$B$1:.$B$154]));&quot;&quot;;LOOKUP([.A105];[Sheet2.$G$1:.$G$154];[Sheet2.$B$1:.$B$154]))" office:value-type="string" office:string-value="ISK">
            <text:p>ISK</text:p>
          </table:table-cell>
          <table:table-cell table:formula="oooc:=IF(LEFT([.C105];2)=[.A105];[.C105];&quot;&quot;)" office:value-type="string" office:string-value="ISK">
            <text:p>ISK</text:p>
          </table:table-cell>
          <table:table-cell/>
        </table:table-row>
        <table:table-row table:style-name="ro1">
          <table:table-cell office:value-type="string">
            <text:p>IT</text:p>
          </table:table-cell>
          <table:table-cell office:value-type="string">
            <text:p>Italy</text:p>
          </table:table-cell>
          <table:table-cell table:formula="oooc:=IF(ISNA(LOOKUP([.A106];[Sheet2.$G$1:.$G$154];[Sheet2.$B$1:.$B$154]));&quot;&quot;;LOOKUP([.A106];[Sheet2.$G$1:.$G$154];[Sheet2.$B$1:.$B$154]))" office:value-type="string" office:string-value="ISK">
            <text:p>ISK</text:p>
          </table:table-cell>
          <table:table-cell table:formula="oooc:=IF(LEFT([.C106];2)=[.A106];[.C106];&quot;&quot;)">
            <text:p/>
          </table:table-cell>
          <table:table-cell/>
        </table:table-row>
        <table:table-row table:style-name="ro1">
          <table:table-cell office:value-type="string">
            <text:p>JM</text:p>
          </table:table-cell>
          <table:table-cell office:value-type="string">
            <text:p>Jamaica</text:p>
          </table:table-cell>
          <table:table-cell table:formula="oooc:=IF(ISNA(LOOKUP([.A107];[Sheet2.$G$1:.$G$154];[Sheet2.$B$1:.$B$154]));&quot;&quot;;LOOKUP([.A107];[Sheet2.$G$1:.$G$154];[Sheet2.$B$1:.$B$154]))" office:value-type="string" office:string-value="JMD">
            <text:p>JMD</text:p>
          </table:table-cell>
          <table:table-cell table:formula="oooc:=IF(LEFT([.C107];2)=[.A107];[.C107];&quot;&quot;)" office:value-type="string" office:string-value="JMD">
            <text:p>JMD</text:p>
          </table:table-cell>
          <table:table-cell/>
        </table:table-row>
        <table:table-row table:style-name="ro1">
          <table:table-cell office:value-type="string">
            <text:p>JO</text:p>
          </table:table-cell>
          <table:table-cell office:value-type="string">
            <text:p>Jordan</text:p>
          </table:table-cell>
          <table:table-cell table:formula="oooc:=IF(ISNA(LOOKUP([.A108];[Sheet2.$G$1:.$G$154];[Sheet2.$B$1:.$B$154]));&quot;&quot;;LOOKUP([.A108];[Sheet2.$G$1:.$G$154];[Sheet2.$B$1:.$B$154]))" office:value-type="string" office:string-value="JOD">
            <text:p>JOD</text:p>
          </table:table-cell>
          <table:table-cell table:formula="oooc:=IF(LEFT([.C108];2)=[.A108];[.C108];&quot;&quot;)" office:value-type="string" office:string-value="JOD">
            <text:p>JOD</text:p>
          </table:table-cell>
          <table:table-cell/>
        </table:table-row>
        <table:table-row table:style-name="ro1">
          <table:table-cell office:value-type="string">
            <text:p>JP</text:p>
          </table:table-cell>
          <table:table-cell office:value-type="string">
            <text:p>Japan</text:p>
          </table:table-cell>
          <table:table-cell table:formula="oooc:=IF(ISNA(LOOKUP([.A109];[Sheet2.$G$1:.$G$154];[Sheet2.$B$1:.$B$154]));&quot;&quot;;LOOKUP([.A109];[Sheet2.$G$1:.$G$154];[Sheet2.$B$1:.$B$154]))" office:value-type="string" office:string-value="JPY">
            <text:p>JPY</text:p>
          </table:table-cell>
          <table:table-cell table:formula="oooc:=IF(LEFT([.C109];2)=[.A109];[.C109];&quot;&quot;)" office:value-type="string" office:string-value="JPY">
            <text:p>JPY</text:p>
          </table:table-cell>
          <table:table-cell/>
        </table:table-row>
        <table:table-row table:style-name="ro1">
          <table:table-cell office:value-type="string">
            <text:p>KE</text:p>
          </table:table-cell>
          <table:table-cell office:value-type="string">
            <text:p>Kenya</text:p>
          </table:table-cell>
          <table:table-cell table:formula="oooc:=IF(ISNA(LOOKUP([.A110];[Sheet2.$G$1:.$G$154];[Sheet2.$B$1:.$B$154]));&quot;&quot;;LOOKUP([.A110];[Sheet2.$G$1:.$G$154];[Sheet2.$B$1:.$B$154]))" office:value-type="string" office:string-value="KES">
            <text:p>KES</text:p>
          </table:table-cell>
          <table:table-cell table:formula="oooc:=IF(LEFT([.C110];2)=[.A110];[.C110];&quot;&quot;)" office:value-type="string" office:string-value="KES">
            <text:p>KES</text:p>
          </table:table-cell>
          <table:table-cell/>
        </table:table-row>
        <table:table-row table:style-name="ro1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formula="oooc:=IF(ISNA(LOOKUP([.A111];[Sheet2.$G$1:.$G$154];[Sheet2.$B$1:.$B$154]));&quot;&quot;;LOOKUP([.A111];[Sheet2.$G$1:.$G$154];[Sheet2.$B$1:.$B$154]))" office:value-type="string" office:string-value="KGS">
            <text:p>KGS</text:p>
          </table:table-cell>
          <table:table-cell table:formula="oooc:=IF(LEFT([.C111];2)=[.A111];[.C111];&quot;&quot;)" office:value-type="string" office:string-value="KGS">
            <text:p>KGS</text:p>
          </table:table-cell>
          <table:table-cell/>
        </table:table-row>
        <table:table-row table:style-name="ro1">
          <table:table-cell office:value-type="string">
            <text:p>KH</text:p>
          </table:table-cell>
          <table:table-cell office:value-type="string">
            <text:p>Cambodia</text:p>
          </table:table-cell>
          <table:table-cell table:formula="oooc:=IF(ISNA(LOOKUP([.A112];[Sheet2.$G$1:.$G$154];[Sheet2.$B$1:.$B$154]));&quot;&quot;;LOOKUP([.A112];[Sheet2.$G$1:.$G$154];[Sheet2.$B$1:.$B$154]))" office:value-type="string" office:string-value="KHR">
            <text:p>KHR</text:p>
          </table:table-cell>
          <table:table-cell table:formula="oooc:=IF(LEFT([.C112];2)=[.A112];[.C112];&quot;&quot;)" office:value-type="string" office:string-value="KHR">
            <text:p>KHR</text:p>
          </table:table-cell>
          <table:table-cell/>
        </table:table-row>
        <table:table-row table:style-name="ro1">
          <table:table-cell office:value-type="string">
            <text:p>KI</text:p>
          </table:table-cell>
          <table:table-cell office:value-type="string">
            <text:p>Kiribati</text:p>
          </table:table-cell>
          <table:table-cell table:formula="oooc:=IF(ISNA(LOOKUP([.A113];[Sheet2.$G$1:.$G$154];[Sheet2.$B$1:.$B$154]));&quot;&quot;;LOOKUP([.A113];[Sheet2.$G$1:.$G$154];[Sheet2.$B$1:.$B$154]))" office:value-type="string" office:string-value="KHR">
            <text:p>KHR</text:p>
          </table:table-cell>
          <table:table-cell table:formula="oooc:=IF(LEFT([.C113];2)=[.A113];[.C113];&quot;&quot;)">
            <text:p/>
          </table:table-cell>
          <table:table-cell/>
        </table:table-row>
        <table:table-row table:style-name="ro1">
          <table:table-cell office:value-type="string">
            <text:p>KM</text:p>
          </table:table-cell>
          <table:table-cell office:value-type="string">
            <text:p>Comoros</text:p>
          </table:table-cell>
          <table:table-cell table:formula="oooc:=IF(ISNA(LOOKUP([.A114];[Sheet2.$G$1:.$G$154];[Sheet2.$B$1:.$B$154]));&quot;&quot;;LOOKUP([.A114];[Sheet2.$G$1:.$G$154];[Sheet2.$B$1:.$B$154]))" office:value-type="string" office:string-value="KMF">
            <text:p>KMF</text:p>
          </table:table-cell>
          <table:table-cell table:formula="oooc:=IF(LEFT([.C114];2)=[.A114];[.C114];&quot;&quot;)" office:value-type="string" office:string-value="KMF">
            <text:p>KMF</text:p>
          </table:table-cell>
          <table:table-cell/>
        </table:table-row>
        <table:table-row table:style-name="ro1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formula="oooc:=IF(ISNA(LOOKUP([.A115];[Sheet2.$G$1:.$G$154];[Sheet2.$B$1:.$B$154]));&quot;&quot;;LOOKUP([.A115];[Sheet2.$G$1:.$G$154];[Sheet2.$B$1:.$B$154]))" office:value-type="string" office:string-value="KMF">
            <text:p>KMF</text:p>
          </table:table-cell>
          <table:table-cell table:formula="oooc:=IF(LEFT([.C115];2)=[.A115];[.C115];&quot;&quot;)">
            <text:p/>
          </table:table-cell>
          <table:table-cell/>
        </table:table-row>
        <table:table-row table:style-name="ro1">
          <table:table-cell office:value-type="string">
            <text:p>KP</text:p>
          </table:table-cell>
          <table:table-cell office:value-type="string">
            <text:p>North Korea</text:p>
          </table:table-cell>
          <table:table-cell table:formula="oooc:=IF(ISNA(LOOKUP([.A116];[Sheet2.$G$1:.$G$154];[Sheet2.$B$1:.$B$154]));&quot;&quot;;LOOKUP([.A116];[Sheet2.$G$1:.$G$154];[Sheet2.$B$1:.$B$154]))" office:value-type="string" office:string-value="KPW">
            <text:p>KPW</text:p>
          </table:table-cell>
          <table:table-cell table:formula="oooc:=IF(LEFT([.C116];2)=[.A116];[.C116];&quot;&quot;)" office:value-type="string" office:string-value="KPW">
            <text:p>KPW</text:p>
          </table:table-cell>
          <table:table-cell/>
        </table:table-row>
        <table:table-row table:style-name="ro1">
          <table:table-cell office:value-type="string">
            <text:p>KR</text:p>
          </table:table-cell>
          <table:table-cell office:value-type="string">
            <text:p>South Korea</text:p>
          </table:table-cell>
          <table:table-cell table:formula="oooc:=IF(ISNA(LOOKUP([.A117];[Sheet2.$G$1:.$G$154];[Sheet2.$B$1:.$B$154]));&quot;&quot;;LOOKUP([.A117];[Sheet2.$G$1:.$G$154];[Sheet2.$B$1:.$B$154]))" office:value-type="string" office:string-value="KRW">
            <text:p>KRW</text:p>
          </table:table-cell>
          <table:table-cell table:formula="oooc:=IF(LEFT([.C117];2)=[.A117];[.C117];&quot;&quot;)" office:value-type="string" office:string-value="KRW">
            <text:p>KRW</text:p>
          </table:table-cell>
          <table:table-cell/>
        </table:table-row>
        <table:table-row table:style-name="ro1">
          <table:table-cell office:value-type="string">
            <text:p>KW</text:p>
          </table:table-cell>
          <table:table-cell office:value-type="string">
            <text:p>Kuwait</text:p>
          </table:table-cell>
          <table:table-cell table:formula="oooc:=IF(ISNA(LOOKUP([.A118];[Sheet2.$G$1:.$G$154];[Sheet2.$B$1:.$B$154]));&quot;&quot;;LOOKUP([.A118];[Sheet2.$G$1:.$G$154];[Sheet2.$B$1:.$B$154]))" office:value-type="string" office:string-value="KWD">
            <text:p>KWD</text:p>
          </table:table-cell>
          <table:table-cell table:formula="oooc:=IF(LEFT([.C118];2)=[.A118];[.C118];&quot;&quot;)" office:value-type="string" office:string-value="KWD">
            <text:p>KWD</text:p>
          </table:table-cell>
          <table:table-cell/>
        </table:table-row>
        <table:table-row table:style-name="ro1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formula="oooc:=IF(ISNA(LOOKUP([.A119];[Sheet2.$G$1:.$G$154];[Sheet2.$B$1:.$B$154]));&quot;&quot;;LOOKUP([.A119];[Sheet2.$G$1:.$G$154];[Sheet2.$B$1:.$B$154]))" office:value-type="string" office:string-value="KYD">
            <text:p>KYD</text:p>
          </table:table-cell>
          <table:table-cell table:formula="oooc:=IF(LEFT([.C119];2)=[.A119];[.C119];&quot;&quot;)" office:value-type="string" office:string-value="KYD">
            <text:p>KYD</text:p>
          </table:table-cell>
          <table:table-cell/>
        </table:table-row>
        <table:table-row table:style-name="ro1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formula="oooc:=IF(ISNA(LOOKUP([.A120];[Sheet2.$G$1:.$G$154];[Sheet2.$B$1:.$B$154]));&quot;&quot;;LOOKUP([.A120];[Sheet2.$G$1:.$G$154];[Sheet2.$B$1:.$B$154]))" office:value-type="string" office:string-value="KZT">
            <text:p>KZT</text:p>
          </table:table-cell>
          <table:table-cell table:formula="oooc:=IF(LEFT([.C120];2)=[.A120];[.C120];&quot;&quot;)" office:value-type="string" office:string-value="KZT">
            <text:p>KZT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string">
            <text:p>Laos</text:p>
          </table:table-cell>
          <table:table-cell table:formula="oooc:=IF(ISNA(LOOKUP([.A121];[Sheet2.$G$1:.$G$154];[Sheet2.$B$1:.$B$154]));&quot;&quot;;LOOKUP([.A121];[Sheet2.$G$1:.$G$154];[Sheet2.$B$1:.$B$154]))" office:value-type="string" office:string-value="LAK">
            <text:p>LAK</text:p>
          </table:table-cell>
          <table:table-cell table:formula="oooc:=IF(LEFT([.C121];2)=[.A121];[.C121];&quot;&quot;)" office:value-type="string" office:string-value="LAK">
            <text:p>LAK</text:p>
          </table:table-cell>
          <table:table-cell/>
        </table:table-row>
        <table:table-row table:style-name="ro1">
          <table:table-cell office:value-type="string">
            <text:p>LB</text:p>
          </table:table-cell>
          <table:table-cell office:value-type="string">
            <text:p>Lebanon</text:p>
          </table:table-cell>
          <table:table-cell table:formula="oooc:=IF(ISNA(LOOKUP([.A122];[Sheet2.$G$1:.$G$154];[Sheet2.$B$1:.$B$154]));&quot;&quot;;LOOKUP([.A122];[Sheet2.$G$1:.$G$154];[Sheet2.$B$1:.$B$154]))" office:value-type="string" office:string-value="LBP">
            <text:p>LBP</text:p>
          </table:table-cell>
          <table:table-cell table:formula="oooc:=IF(LEFT([.C122];2)=[.A122];[.C122];&quot;&quot;)" office:value-type="string" office:string-value="LBP">
            <text:p>LBP</text:p>
          </table:table-cell>
          <table:table-cell/>
        </table:table-row>
        <table:table-row table:style-name="ro1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formula="oooc:=IF(ISNA(LOOKUP([.A123];[Sheet2.$G$1:.$G$154];[Sheet2.$B$1:.$B$154]));&quot;&quot;;LOOKUP([.A123];[Sheet2.$G$1:.$G$154];[Sheet2.$B$1:.$B$154]))" office:value-type="string" office:string-value="LBP">
            <text:p>LBP</text:p>
          </table:table-cell>
          <table:table-cell table:formula="oooc:=IF(LEFT([.C123];2)=[.A123];[.C123];&quot;&quot;)">
            <text:p/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formula="oooc:=IF(ISNA(LOOKUP([.A124];[Sheet2.$G$1:.$G$154];[Sheet2.$B$1:.$B$154]));&quot;&quot;;LOOKUP([.A124];[Sheet2.$G$1:.$G$154];[Sheet2.$B$1:.$B$154]))" office:value-type="string" office:string-value="LBP">
            <text:p>LBP</text:p>
          </table:table-cell>
          <table:table-cell table:formula="oooc:=IF(LEFT([.C124];2)=[.A124];[.C124];&quot;&quot;)">
            <text:p/>
          </table:table-cell>
          <table:table-cell/>
        </table:table-row>
        <table:table-row table:style-name="ro1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formula="oooc:=IF(ISNA(LOOKUP([.A125];[Sheet2.$G$1:.$G$154];[Sheet2.$B$1:.$B$154]));&quot;&quot;;LOOKUP([.A125];[Sheet2.$G$1:.$G$154];[Sheet2.$B$1:.$B$154]))" office:value-type="string" office:string-value="LKR">
            <text:p>LKR</text:p>
          </table:table-cell>
          <table:table-cell table:formula="oooc:=IF(LEFT([.C125];2)=[.A125];[.C125];&quot;&quot;)" office:value-type="string" office:string-value="LKR">
            <text:p>LKR</text:p>
          </table:table-cell>
          <table:table-cell/>
        </table:table-row>
        <table:table-row table:style-name="ro1">
          <table:table-cell office:value-type="string">
            <text:p>LR</text:p>
          </table:table-cell>
          <table:table-cell office:value-type="string">
            <text:p>Liberia</text:p>
          </table:table-cell>
          <table:table-cell table:formula="oooc:=IF(ISNA(LOOKUP([.A126];[Sheet2.$G$1:.$G$154];[Sheet2.$B$1:.$B$154]));&quot;&quot;;LOOKUP([.A126];[Sheet2.$G$1:.$G$154];[Sheet2.$B$1:.$B$154]))" office:value-type="string" office:string-value="LRD">
            <text:p>LRD</text:p>
          </table:table-cell>
          <table:table-cell table:formula="oooc:=IF(LEFT([.C126];2)=[.A126];[.C126];&quot;&quot;)" office:value-type="string" office:string-value="LRD">
            <text:p>LRD</text:p>
          </table:table-cell>
          <table:table-cell/>
        </table:table-row>
        <table:table-row table:style-name="ro1">
          <table:table-cell office:value-type="string">
            <text:p>LS</text:p>
          </table:table-cell>
          <table:table-cell office:value-type="string">
            <text:p>Lesotho</text:p>
          </table:table-cell>
          <table:table-cell table:formula="oooc:=IF(ISNA(LOOKUP([.A127];[Sheet2.$G$1:.$G$154];[Sheet2.$B$1:.$B$154]));&quot;&quot;;LOOKUP([.A127];[Sheet2.$G$1:.$G$154];[Sheet2.$B$1:.$B$154]))" office:value-type="string" office:string-value="LSL">
            <text:p>LSL</text:p>
          </table:table-cell>
          <table:table-cell table:formula="oooc:=IF(LEFT([.C127];2)=[.A127];[.C127];&quot;&quot;)" office:value-type="string" office:string-value="LSL">
            <text:p>LSL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formula="oooc:=IF(ISNA(LOOKUP([.A128];[Sheet2.$G$1:.$G$154];[Sheet2.$B$1:.$B$154]));&quot;&quot;;LOOKUP([.A128];[Sheet2.$G$1:.$G$154];[Sheet2.$B$1:.$B$154]))" office:value-type="string" office:string-value="LTL">
            <text:p>LTL</text:p>
          </table:table-cell>
          <table:table-cell table:formula="oooc:=IF(LEFT([.C128];2)=[.A128];[.C128];&quot;&quot;)" office:value-type="string" office:string-value="LTL">
            <text:p>LTL</text:p>
          </table:table-cell>
          <table:table-cell/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formula="oooc:=IF(ISNA(LOOKUP([.A129];[Sheet2.$G$1:.$G$154];[Sheet2.$B$1:.$B$154]));&quot;&quot;;LOOKUP([.A129];[Sheet2.$G$1:.$G$154];[Sheet2.$B$1:.$B$154]))" office:value-type="string" office:string-value="LTL">
            <text:p>LTL</text:p>
          </table:table-cell>
          <table:table-cell table:formula="oooc:=IF(LEFT([.C129];2)=[.A129];[.C129];&quot;&quot;)">
            <text:p/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table:formula="oooc:=IF(ISNA(LOOKUP([.A130];[Sheet2.$G$1:.$G$154];[Sheet2.$B$1:.$B$154]));&quot;&quot;;LOOKUP([.A130];[Sheet2.$G$1:.$G$154];[Sheet2.$B$1:.$B$154]))" office:value-type="string" office:string-value="LVL">
            <text:p>LVL</text:p>
          </table:table-cell>
          <table:table-cell table:formula="oooc:=IF(LEFT([.C130];2)=[.A130];[.C130];&quot;&quot;)" office:value-type="string" office:string-value="LVL">
            <text:p>LVL</text:p>
          </table:table-cell>
          <table:table-cell/>
        </table:table-row>
        <table:table-row table:style-name="ro1">
          <table:table-cell office:value-type="string">
            <text:p>LY</text:p>
          </table:table-cell>
          <table:table-cell office:value-type="string">
            <text:p>Libya</text:p>
          </table:table-cell>
          <table:table-cell table:formula="oooc:=IF(ISNA(LOOKUP([.A131];[Sheet2.$G$1:.$G$154];[Sheet2.$B$1:.$B$154]));&quot;&quot;;LOOKUP([.A131];[Sheet2.$G$1:.$G$154];[Sheet2.$B$1:.$B$154]))" office:value-type="string" office:string-value="LYD">
            <text:p>LYD</text:p>
          </table:table-cell>
          <table:table-cell table:formula="oooc:=IF(LEFT([.C131];2)=[.A131];[.C131];&quot;&quot;)" office:value-type="string" office:string-value="LYD">
            <text:p>LYD</text:p>
          </table:table-cell>
          <table:table-cell/>
        </table:table-row>
        <table:table-row table:style-name="ro1">
          <table:table-cell office:value-type="string">
            <text:p>MA</text:p>
          </table:table-cell>
          <table:table-cell office:value-type="string">
            <text:p>Morocco</text:p>
          </table:table-cell>
          <table:table-cell table:formula="oooc:=IF(ISNA(LOOKUP([.A132];[Sheet2.$G$1:.$G$154];[Sheet2.$B$1:.$B$154]));&quot;&quot;;LOOKUP([.A132];[Sheet2.$G$1:.$G$154];[Sheet2.$B$1:.$B$154]))" office:value-type="string" office:string-value="MAD">
            <text:p>MAD</text:p>
          </table:table-cell>
          <table:table-cell table:formula="oooc:=IF(LEFT([.C132];2)=[.A132];[.C132];&quot;&quot;)" office:value-type="string" office:string-value="MAD">
            <text:p>MAD</text:p>
          </table:table-cell>
          <table:table-cell/>
        </table:table-row>
        <table:table-row table:style-name="ro1">
          <table:table-cell office:value-type="string">
            <text:p>MC</text:p>
          </table:table-cell>
          <table:table-cell office:value-type="string">
            <text:p>Monaco</text:p>
          </table:table-cell>
          <table:table-cell table:formula="oooc:=IF(ISNA(LOOKUP([.A133];[Sheet2.$G$1:.$G$154];[Sheet2.$B$1:.$B$154]));&quot;&quot;;LOOKUP([.A133];[Sheet2.$G$1:.$G$154];[Sheet2.$B$1:.$B$154]))" office:value-type="string" office:string-value="MAD">
            <text:p>MAD</text:p>
          </table:table-cell>
          <table:table-cell table:formula="oooc:=IF(LEFT([.C133];2)=[.A133];[.C133];&quot;&quot;)">
            <text:p/>
          </table:table-cell>
          <table:table-cell/>
        </table:table-row>
        <table:table-row table:style-name="ro1">
          <table:table-cell office:value-type="string">
            <text:p>MD</text:p>
          </table:table-cell>
          <table:table-cell office:value-type="string">
            <text:p>Moldova</text:p>
          </table:table-cell>
          <table:table-cell table:formula="oooc:=IF(ISNA(LOOKUP([.A134];[Sheet2.$G$1:.$G$154];[Sheet2.$B$1:.$B$154]));&quot;&quot;;LOOKUP([.A134];[Sheet2.$G$1:.$G$154];[Sheet2.$B$1:.$B$154]))" office:value-type="string" office:string-value="MDL">
            <text:p>MDL</text:p>
          </table:table-cell>
          <table:table-cell table:formula="oooc:=IF(LEFT([.C134];2)=[.A134];[.C134];&quot;&quot;)" office:value-type="string" office:string-value="MDL">
            <text:p>MDL</text:p>
          </table:table-cell>
          <table:table-cell/>
        </table:table-row>
        <table:table-row table:style-name="ro1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formula="oooc:=IF(ISNA(LOOKUP([.A135];[Sheet2.$G$1:.$G$154];[Sheet2.$B$1:.$B$154]));&quot;&quot;;LOOKUP([.A135];[Sheet2.$G$1:.$G$154];[Sheet2.$B$1:.$B$154]))" office:value-type="string" office:string-value="MGA">
            <text:p>MGA</text:p>
          </table:table-cell>
          <table:table-cell table:formula="oooc:=IF(LEFT([.C135];2)=[.A135];[.C135];&quot;&quot;)" office:value-type="string" office:string-value="MGA">
            <text:p>MGA</text:p>
          </table:table-cell>
          <table:table-cell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formula="oooc:=IF(ISNA(LOOKUP([.A136];[Sheet2.$G$1:.$G$154];[Sheet2.$B$1:.$B$154]));&quot;&quot;;LOOKUP([.A136];[Sheet2.$G$1:.$G$154];[Sheet2.$B$1:.$B$154]))" office:value-type="string" office:string-value="MGA">
            <text:p>MGA</text:p>
          </table:table-cell>
          <table:table-cell table:formula="oooc:=IF(LEFT([.C136];2)=[.A136];[.C136];&quot;&quot;)">
            <text:p/>
          </table:table-cell>
          <table:table-cell/>
        </table:table-row>
        <table:table-row table:style-name="ro1">
          <table:table-cell office:value-type="string">
            <text:p>MK</text:p>
          </table:table-cell>
          <table:table-cell office:value-type="string">
            <text:p>Former Yugoslav Republic of Macedonia</text:p>
          </table:table-cell>
          <table:table-cell table:formula="oooc:=IF(ISNA(LOOKUP([.A137];[Sheet2.$G$1:.$G$154];[Sheet2.$B$1:.$B$154]));&quot;&quot;;LOOKUP([.A137];[Sheet2.$G$1:.$G$154];[Sheet2.$B$1:.$B$154]))" office:value-type="string" office:string-value="MKD">
            <text:p>MKD</text:p>
          </table:table-cell>
          <table:table-cell table:formula="oooc:=IF(LEFT([.C137];2)=[.A137];[.C137];&quot;&quot;)" office:value-type="string" office:string-value="MKD">
            <text:p>MKD</text:p>
          </table:table-cell>
          <table:table-cell/>
        </table:table-row>
        <table:table-row table:style-name="ro1">
          <table:table-cell office:value-type="string">
            <text:p>ML</text:p>
          </table:table-cell>
          <table:table-cell office:value-type="string">
            <text:p>Mali</text:p>
          </table:table-cell>
          <table:table-cell table:formula="oooc:=IF(ISNA(LOOKUP([.A138];[Sheet2.$G$1:.$G$154];[Sheet2.$B$1:.$B$154]));&quot;&quot;;LOOKUP([.A138];[Sheet2.$G$1:.$G$154];[Sheet2.$B$1:.$B$154]))" office:value-type="string" office:string-value="MKD">
            <text:p>MKD</text:p>
          </table:table-cell>
          <table:table-cell table:formula="oooc:=IF(LEFT([.C138];2)=[.A138];[.C138];&quot;&quot;)">
            <text:p/>
          </table:table-cell>
          <table:table-cell/>
        </table:table-row>
        <table:table-row table:style-name="ro1">
          <table:table-cell office:value-type="string">
            <text:p>MM</text:p>
          </table:table-cell>
          <table:table-cell office:value-type="string">
            <text:p>Myanmar</text:p>
          </table:table-cell>
          <table:table-cell table:formula="oooc:=IF(ISNA(LOOKUP([.A139];[Sheet2.$G$1:.$G$154];[Sheet2.$B$1:.$B$154]));&quot;&quot;;LOOKUP([.A139];[Sheet2.$G$1:.$G$154];[Sheet2.$B$1:.$B$154]))" office:value-type="string" office:string-value="MMK">
            <text:p>MMK</text:p>
          </table:table-cell>
          <table:table-cell table:formula="oooc:=IF(LEFT([.C139];2)=[.A139];[.C139];&quot;&quot;)" office:value-type="string" office:string-value="MMK">
            <text:p>MMK</text:p>
          </table:table-cell>
          <table:table-cell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</text:p>
          </table:table-cell>
          <table:table-cell table:formula="oooc:=IF(ISNA(LOOKUP([.A140];[Sheet2.$G$1:.$G$154];[Sheet2.$B$1:.$B$154]));&quot;&quot;;LOOKUP([.A140];[Sheet2.$G$1:.$G$154];[Sheet2.$B$1:.$B$154]))" office:value-type="string" office:string-value="MNT">
            <text:p>MNT</text:p>
          </table:table-cell>
          <table:table-cell table:formula="oooc:=IF(LEFT([.C140];2)=[.A140];[.C140];&quot;&quot;)" office:value-type="string" office:string-value="MNT">
            <text:p>MNT</text:p>
          </table:table-cell>
          <table:table-cell/>
        </table:table-row>
        <table:table-row table:style-name="ro1">
          <table:table-cell office:value-type="string">
            <text:p>MO</text:p>
          </table:table-cell>
          <table:table-cell office:value-type="string">
            <text:p>Macau</text:p>
          </table:table-cell>
          <table:table-cell table:formula="oooc:=IF(ISNA(LOOKUP([.A141];[Sheet2.$G$1:.$G$154];[Sheet2.$B$1:.$B$154]));&quot;&quot;;LOOKUP([.A141];[Sheet2.$G$1:.$G$154];[Sheet2.$B$1:.$B$154]))" office:value-type="string" office:string-value="MOP">
            <text:p>MOP</text:p>
          </table:table-cell>
          <table:table-cell table:formula="oooc:=IF(LEFT([.C141];2)=[.A141];[.C141];&quot;&quot;)" office:value-type="string" office:string-value="MOP">
            <text:p>MOP</text:p>
          </table:table-cell>
          <table:table-cell/>
        </table:table-row>
        <table:table-row table:style-name="ro1">
          <table:table-cell office:value-type="string">
            <text:p>MP</text:p>
          </table:table-cell>
          <table:table-cell office:value-type="string">
            <text:p>Northern Marianas</text:p>
          </table:table-cell>
          <table:table-cell table:formula="oooc:=IF(ISNA(LOOKUP([.A142];[Sheet2.$G$1:.$G$154];[Sheet2.$B$1:.$B$154]));&quot;&quot;;LOOKUP([.A142];[Sheet2.$G$1:.$G$154];[Sheet2.$B$1:.$B$154]))" office:value-type="string" office:string-value="MOP">
            <text:p>MOP</text:p>
          </table:table-cell>
          <table:table-cell table:formula="oooc:=IF(LEFT([.C142];2)=[.A142];[.C142];&quot;&quot;)">
            <text:p/>
          </table:table-cell>
          <table:table-cell/>
        </table:table-row>
        <table:table-row table:style-name="ro1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formula="oooc:=IF(ISNA(LOOKUP([.A143];[Sheet2.$G$1:.$G$154];[Sheet2.$B$1:.$B$154]));&quot;&quot;;LOOKUP([.A143];[Sheet2.$G$1:.$G$154];[Sheet2.$B$1:.$B$154]))" office:value-type="string" office:string-value="MOP">
            <text:p>MOP</text:p>
          </table:table-cell>
          <table:table-cell table:formula="oooc:=IF(LEFT([.C143];2)=[.A143];[.C143];&quot;&quot;)">
            <text:p/>
          </table:table-cell>
          <table:table-cell/>
        </table:table-row>
        <table:table-row table:style-name="ro1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formula="oooc:=IF(ISNA(LOOKUP([.A144];[Sheet2.$G$1:.$G$154];[Sheet2.$B$1:.$B$154]));&quot;&quot;;LOOKUP([.A144];[Sheet2.$G$1:.$G$154];[Sheet2.$B$1:.$B$154]))" office:value-type="string" office:string-value="MRO">
            <text:p>MRO</text:p>
          </table:table-cell>
          <table:table-cell table:formula="oooc:=IF(LEFT([.C144];2)=[.A144];[.C144];&quot;&quot;)" office:value-type="string" office:string-value="MRO">
            <text:p>MRO</text:p>
          </table:table-cell>
          <table:table-cell/>
        </table:table-row>
        <table:table-row table:style-name="ro1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formula="oooc:=IF(ISNA(LOOKUP([.A145];[Sheet2.$G$1:.$G$154];[Sheet2.$B$1:.$B$154]));&quot;&quot;;LOOKUP([.A145];[Sheet2.$G$1:.$G$154];[Sheet2.$B$1:.$B$154]))" office:value-type="string" office:string-value="MRO">
            <text:p>MRO</text:p>
          </table:table-cell>
          <table:table-cell table:formula="oooc:=IF(LEFT([.C145];2)=[.A145];[.C145];&quot;&quot;)">
            <text:p/>
          </table:table-cell>
          <table:table-cell/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table:formula="oooc:=IF(ISNA(LOOKUP([.A146];[Sheet2.$G$1:.$G$154];[Sheet2.$B$1:.$B$154]));&quot;&quot;;LOOKUP([.A146];[Sheet2.$G$1:.$G$154];[Sheet2.$B$1:.$B$154]))" office:value-type="string" office:string-value="MRO">
            <text:p>MRO</text:p>
          </table:table-cell>
          <table:table-cell table:formula="oooc:=IF(LEFT([.C146];2)=[.A146];[.C146];&quot;&quot;)">
            <text:p/>
          </table:table-cell>
          <table:table-cell/>
        </table:table-row>
        <table:table-row table:style-name="ro1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formula="oooc:=IF(ISNA(LOOKUP([.A147];[Sheet2.$G$1:.$G$154];[Sheet2.$B$1:.$B$154]));&quot;&quot;;LOOKUP([.A147];[Sheet2.$G$1:.$G$154];[Sheet2.$B$1:.$B$154]))" office:value-type="string" office:string-value="MUR">
            <text:p>MUR</text:p>
          </table:table-cell>
          <table:table-cell table:formula="oooc:=IF(LEFT([.C147];2)=[.A147];[.C147];&quot;&quot;)" office:value-type="string" office:string-value="MUR">
            <text:p>MUR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Maldives</text:p>
          </table:table-cell>
          <table:table-cell table:formula="oooc:=IF(ISNA(LOOKUP([.A148];[Sheet2.$G$1:.$G$154];[Sheet2.$B$1:.$B$154]));&quot;&quot;;LOOKUP([.A148];[Sheet2.$G$1:.$G$154];[Sheet2.$B$1:.$B$154]))" office:value-type="string" office:string-value="MVR">
            <text:p>MVR</text:p>
          </table:table-cell>
          <table:table-cell table:formula="oooc:=IF(LEFT([.C148];2)=[.A148];[.C148];&quot;&quot;)" office:value-type="string" office:string-value="MVR">
            <text:p>MVR</text:p>
          </table:table-cell>
          <table:table-cell/>
        </table:table-row>
        <table:table-row table:style-name="ro1">
          <table:table-cell office:value-type="string">
            <text:p>MW</text:p>
          </table:table-cell>
          <table:table-cell office:value-type="string">
            <text:p>Malawi</text:p>
          </table:table-cell>
          <table:table-cell table:formula="oooc:=IF(ISNA(LOOKUP([.A149];[Sheet2.$G$1:.$G$154];[Sheet2.$B$1:.$B$154]));&quot;&quot;;LOOKUP([.A149];[Sheet2.$G$1:.$G$154];[Sheet2.$B$1:.$B$154]))" office:value-type="string" office:string-value="MWK">
            <text:p>MWK</text:p>
          </table:table-cell>
          <table:table-cell table:formula="oooc:=IF(LEFT([.C149];2)=[.A149];[.C149];&quot;&quot;)" office:value-type="string" office:string-value="MWK">
            <text:p>MWK</text:p>
          </table:table-cell>
          <table:table-cell/>
        </table:table-row>
        <table:table-row table:style-name="ro1">
          <table:table-cell office:value-type="string">
            <text:p>MX</text:p>
          </table:table-cell>
          <table:table-cell office:value-type="string">
            <text:p>Mexico</text:p>
          </table:table-cell>
          <table:table-cell table:formula="oooc:=IF(ISNA(LOOKUP([.A150];[Sheet2.$G$1:.$G$154];[Sheet2.$B$1:.$B$154]));&quot;&quot;;LOOKUP([.A150];[Sheet2.$G$1:.$G$154];[Sheet2.$B$1:.$B$154]))" office:value-type="string" office:string-value="MXN">
            <text:p>MXN</text:p>
          </table:table-cell>
          <table:table-cell table:formula="oooc:=IF(LEFT([.C150];2)=[.A150];[.C150];&quot;&quot;)" office:value-type="string" office:string-value="MXN">
            <text:p>MXN</text:p>
          </table:table-cell>
          <table:table-cell/>
        </table:table-row>
        <table:table-row table:style-name="ro1">
          <table:table-cell office:value-type="string">
            <text:p>MY</text:p>
          </table:table-cell>
          <table:table-cell office:value-type="string">
            <text:p>Malaysia</text:p>
          </table:table-cell>
          <table:table-cell table:formula="oooc:=IF(ISNA(LOOKUP([.A151];[Sheet2.$G$1:.$G$154];[Sheet2.$B$1:.$B$154]));&quot;&quot;;LOOKUP([.A151];[Sheet2.$G$1:.$G$154];[Sheet2.$B$1:.$B$154]))" office:value-type="string" office:string-value="MYR">
            <text:p>MYR</text:p>
          </table:table-cell>
          <table:table-cell table:formula="oooc:=IF(LEFT([.C151];2)=[.A151];[.C151];&quot;&quot;)" office:value-type="string" office:string-value="MYR">
            <text:p>MYR</text:p>
          </table:table-cell>
          <table:table-cell/>
        </table:table-row>
        <table:table-row table:style-name="ro1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formula="oooc:=IF(ISNA(LOOKUP([.A152];[Sheet2.$G$1:.$G$154];[Sheet2.$B$1:.$B$154]));&quot;&quot;;LOOKUP([.A152];[Sheet2.$G$1:.$G$154];[Sheet2.$B$1:.$B$154]))" office:value-type="string" office:string-value="MZN">
            <text:p>MZN</text:p>
          </table:table-cell>
          <table:table-cell table:formula="oooc:=IF(LEFT([.C152];2)=[.A152];[.C152];&quot;&quot;)" office:value-type="string" office:string-value="MZN">
            <text:p>MZN</text:p>
          </table:table-cell>
          <table:table-cell/>
        </table:table-row>
        <table:table-row table:style-name="ro1">
          <table:table-cell office:value-type="string">
            <text:p>NA</text:p>
          </table:table-cell>
          <table:table-cell office:value-type="string">
            <text:p>Namibia</text:p>
          </table:table-cell>
          <table:table-cell table:formula="oooc:=IF(ISNA(LOOKUP([.A153];[Sheet2.$G$1:.$G$154];[Sheet2.$B$1:.$B$154]));&quot;&quot;;LOOKUP([.A153];[Sheet2.$G$1:.$G$154];[Sheet2.$B$1:.$B$154]))" office:value-type="string" office:string-value="NAD">
            <text:p>NAD</text:p>
          </table:table-cell>
          <table:table-cell table:formula="oooc:=IF(LEFT([.C153];2)=[.A153];[.C153];&quot;&quot;)" office:value-type="string" office:string-value="NAD">
            <text:p>NAD</text:p>
          </table:table-cell>
          <table:table-cell/>
        </table:table-row>
        <table:table-row table:style-name="ro1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formula="oooc:=IF(ISNA(LOOKUP([.A154];[Sheet2.$G$1:.$G$154];[Sheet2.$B$1:.$B$154]));&quot;&quot;;LOOKUP([.A154];[Sheet2.$G$1:.$G$154];[Sheet2.$B$1:.$B$154]))" office:value-type="string" office:string-value="NAD">
            <text:p>NAD</text:p>
          </table:table-cell>
          <table:table-cell table:formula="oooc:=IF(LEFT([.C154];2)=[.A154];[.C154];&quot;&quot;)">
            <text:p/>
          </table:table-cell>
          <table:table-cell/>
        </table:table-row>
        <table:table-row table:style-name="ro1">
          <table:table-cell office:value-type="string">
            <text:p>NE</text:p>
          </table:table-cell>
          <table:table-cell office:value-type="string">
            <text:p>Niger</text:p>
          </table:table-cell>
          <table:table-cell table:formula="oooc:=IF(ISNA(LOOKUP([.A155];[Sheet2.$G$1:.$G$154];[Sheet2.$B$1:.$B$154]));&quot;&quot;;LOOKUP([.A155];[Sheet2.$G$1:.$G$154];[Sheet2.$B$1:.$B$154]))" office:value-type="string" office:string-value="NAD">
            <text:p>NAD</text:p>
          </table:table-cell>
          <table:table-cell table:formula="oooc:=IF(LEFT([.C155];2)=[.A155];[.C155];&quot;&quot;)">
            <text:p/>
          </table:table-cell>
          <table:table-cell/>
        </table:table-row>
        <table:table-row table:style-name="ro1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formula="oooc:=IF(ISNA(LOOKUP([.A156];[Sheet2.$G$1:.$G$154];[Sheet2.$B$1:.$B$154]));&quot;&quot;;LOOKUP([.A156];[Sheet2.$G$1:.$G$154];[Sheet2.$B$1:.$B$154]))" office:value-type="string" office:string-value="NAD">
            <text:p>NAD</text:p>
          </table:table-cell>
          <table:table-cell table:formula="oooc:=IF(LEFT([.C156];2)=[.A156];[.C156];&quot;&quot;)">
            <text:p/>
          </table:table-cell>
          <table:table-cell/>
        </table:table-row>
        <table:table-row table:style-name="ro1">
          <table:table-cell office:value-type="string">
            <text:p>NG</text:p>
          </table:table-cell>
          <table:table-cell office:value-type="string">
            <text:p>Nigeria</text:p>
          </table:table-cell>
          <table:table-cell table:formula="oooc:=IF(ISNA(LOOKUP([.A157];[Sheet2.$G$1:.$G$154];[Sheet2.$B$1:.$B$154]));&quot;&quot;;LOOKUP([.A157];[Sheet2.$G$1:.$G$154];[Sheet2.$B$1:.$B$154]))" office:value-type="string" office:string-value="NGN">
            <text:p>NGN</text:p>
          </table:table-cell>
          <table:table-cell table:formula="oooc:=IF(LEFT([.C157];2)=[.A157];[.C157];&quot;&quot;)" office:value-type="string" office:string-value="NGN">
            <text:p>NGN</text:p>
          </table:table-cell>
          <table:table-cell/>
        </table:table-row>
        <table:table-row table:style-name="ro1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formula="oooc:=IF(ISNA(LOOKUP([.A158];[Sheet2.$G$1:.$G$154];[Sheet2.$B$1:.$B$154]));&quot;&quot;;LOOKUP([.A158];[Sheet2.$G$1:.$G$154];[Sheet2.$B$1:.$B$154]))" office:value-type="string" office:string-value="NIO">
            <text:p>NIO</text:p>
          </table:table-cell>
          <table:table-cell table:formula="oooc:=IF(LEFT([.C158];2)=[.A158];[.C158];&quot;&quot;)" office:value-type="string" office:string-value="NIO">
            <text:p>NIO</text:p>
          </table:table-cell>
          <table:table-cell/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formula="oooc:=IF(ISNA(LOOKUP([.A159];[Sheet2.$G$1:.$G$154];[Sheet2.$B$1:.$B$154]));&quot;&quot;;LOOKUP([.A159];[Sheet2.$G$1:.$G$154];[Sheet2.$B$1:.$B$154]))" office:value-type="string" office:string-value="NIO">
            <text:p>NIO</text:p>
          </table:table-cell>
          <table:table-cell table:formula="oooc:=IF(LEFT([.C159];2)=[.A159];[.C159];&quot;&quot;)">
            <text:p/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string">
            <text:p>Norway</text:p>
          </table:table-cell>
          <table:table-cell table:formula="oooc:=IF(ISNA(LOOKUP([.A160];[Sheet2.$G$1:.$G$154];[Sheet2.$B$1:.$B$154]));&quot;&quot;;LOOKUP([.A160];[Sheet2.$G$1:.$G$154];[Sheet2.$B$1:.$B$154]))" office:value-type="string" office:string-value="NOK">
            <text:p>NOK</text:p>
          </table:table-cell>
          <table:table-cell table:formula="oooc:=IF(LEFT([.C160];2)=[.A160];[.C160];&quot;&quot;)" office:value-type="string" office:string-value="NOK">
            <text:p>NOK</text:p>
          </table:table-cell>
          <table:table-cell/>
        </table:table-row>
        <table:table-row table:style-name="ro1">
          <table:table-cell office:value-type="string">
            <text:p>NP</text:p>
          </table:table-cell>
          <table:table-cell office:value-type="string">
            <text:p>Nepal</text:p>
          </table:table-cell>
          <table:table-cell table:formula="oooc:=IF(ISNA(LOOKUP([.A161];[Sheet2.$G$1:.$G$154];[Sheet2.$B$1:.$B$154]));&quot;&quot;;LOOKUP([.A161];[Sheet2.$G$1:.$G$154];[Sheet2.$B$1:.$B$154]))" office:value-type="string" office:string-value="NPR">
            <text:p>NPR</text:p>
          </table:table-cell>
          <table:table-cell table:formula="oooc:=IF(LEFT([.C161];2)=[.A161];[.C161];&quot;&quot;)" office:value-type="string" office:string-value="NPR">
            <text:p>NPR</text:p>
          </table:table-cell>
          <table:table-cell/>
        </table:table-row>
        <table:table-row table:style-name="ro1">
          <table:table-cell office:value-type="string">
            <text:p>NR</text:p>
          </table:table-cell>
          <table:table-cell office:value-type="string">
            <text:p>Nauru</text:p>
          </table:table-cell>
          <table:table-cell table:formula="oooc:=IF(ISNA(LOOKUP([.A162];[Sheet2.$G$1:.$G$154];[Sheet2.$B$1:.$B$154]));&quot;&quot;;LOOKUP([.A162];[Sheet2.$G$1:.$G$154];[Sheet2.$B$1:.$B$154]))" office:value-type="string" office:string-value="NPR">
            <text:p>NPR</text:p>
          </table:table-cell>
          <table:table-cell table:formula="oooc:=IF(LEFT([.C162];2)=[.A162];[.C162];&quot;&quot;)">
            <text:p/>
          </table:table-cell>
          <table:table-cell/>
        </table:table-row>
        <table:table-row table:style-name="ro1">
          <table:table-cell office:value-type="string">
            <text:p>NU</text:p>
          </table:table-cell>
          <table:table-cell office:value-type="string">
            <text:p>Niue</text:p>
          </table:table-cell>
          <table:table-cell table:formula="oooc:=IF(ISNA(LOOKUP([.A163];[Sheet2.$G$1:.$G$154];[Sheet2.$B$1:.$B$154]));&quot;&quot;;LOOKUP([.A163];[Sheet2.$G$1:.$G$154];[Sheet2.$B$1:.$B$154]))" office:value-type="string" office:string-value="NPR">
            <text:p>NPR</text:p>
          </table:table-cell>
          <table:table-cell table:formula="oooc:=IF(LEFT([.C163];2)=[.A163];[.C163];&quot;&quot;)">
            <text:p/>
          </table:table-cell>
          <table:table-cell/>
        </table:table-row>
        <table:table-row table:style-name="ro1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formula="oooc:=IF(ISNA(LOOKUP([.A164];[Sheet2.$G$1:.$G$154];[Sheet2.$B$1:.$B$154]));&quot;&quot;;LOOKUP([.A164];[Sheet2.$G$1:.$G$154];[Sheet2.$B$1:.$B$154]))" office:value-type="string" office:string-value="NZD">
            <text:p>NZD</text:p>
          </table:table-cell>
          <table:table-cell table:formula="oooc:=IF(LEFT([.C164];2)=[.A164];[.C164];&quot;&quot;)" office:value-type="string" office:string-value="NZD">
            <text:p>NZD</text:p>
          </table:table-cell>
          <table:table-cell/>
        </table:table-row>
        <table:table-row table:style-name="ro1">
          <table:table-cell office:value-type="string">
            <text:p>OM</text:p>
          </table:table-cell>
          <table:table-cell office:value-type="string">
            <text:p>Oman</text:p>
          </table:table-cell>
          <table:table-cell table:formula="oooc:=IF(ISNA(LOOKUP([.A165];[Sheet2.$G$1:.$G$154];[Sheet2.$B$1:.$B$154]));&quot;&quot;;LOOKUP([.A165];[Sheet2.$G$1:.$G$154];[Sheet2.$B$1:.$B$154]))" office:value-type="string" office:string-value="OMR">
            <text:p>OMR</text:p>
          </table:table-cell>
          <table:table-cell table:formula="oooc:=IF(LEFT([.C165];2)=[.A165];[.C165];&quot;&quot;)" office:value-type="string" office:string-value="OMR">
            <text:p>OMR</text:p>
          </table:table-cell>
          <table:table-cell/>
        </table:table-row>
        <table:table-row table:style-name="ro1">
          <table:table-cell office:value-type="string">
            <text:p>PA</text:p>
          </table:table-cell>
          <table:table-cell office:value-type="string">
            <text:p>Panama</text:p>
          </table:table-cell>
          <table:table-cell table:formula="oooc:=IF(ISNA(LOOKUP([.A166];[Sheet2.$G$1:.$G$154];[Sheet2.$B$1:.$B$154]));&quot;&quot;;LOOKUP([.A166];[Sheet2.$G$1:.$G$154];[Sheet2.$B$1:.$B$154]))" office:value-type="string" office:string-value="PAB">
            <text:p>PAB</text:p>
          </table:table-cell>
          <table:table-cell table:formula="oooc:=IF(LEFT([.C166];2)=[.A166];[.C166];&quot;&quot;)" office:value-type="string" office:string-value="PAB">
            <text:p>PAB</text:p>
          </table:table-cell>
          <table:table-cell/>
        </table:table-row>
        <table:table-row table:style-name="ro1">
          <table:table-cell office:value-type="string">
            <text:p>PE</text:p>
          </table:table-cell>
          <table:table-cell office:value-type="string">
            <text:p>Peru</text:p>
          </table:table-cell>
          <table:table-cell table:formula="oooc:=IF(ISNA(LOOKUP([.A167];[Sheet2.$G$1:.$G$154];[Sheet2.$B$1:.$B$154]));&quot;&quot;;LOOKUP([.A167];[Sheet2.$G$1:.$G$154];[Sheet2.$B$1:.$B$154]))" office:value-type="string" office:string-value="PEN">
            <text:p>PEN</text:p>
          </table:table-cell>
          <table:table-cell table:formula="oooc:=IF(LEFT([.C167];2)=[.A167];[.C167];&quot;&quot;)" office:value-type="string" office:string-value="PEN">
            <text:p>PEN</text:p>
          </table:table-cell>
          <table:table-cell/>
        </table:table-row>
        <table:table-row table:style-name="ro1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formula="oooc:=IF(ISNA(LOOKUP([.A168];[Sheet2.$G$1:.$G$154];[Sheet2.$B$1:.$B$154]));&quot;&quot;;LOOKUP([.A168];[Sheet2.$G$1:.$G$154];[Sheet2.$B$1:.$B$154]))" office:value-type="string" office:string-value="PEN">
            <text:p>PEN</text:p>
          </table:table-cell>
          <table:table-cell table:formula="oooc:=IF(LEFT([.C168];2)=[.A168];[.C168];&quot;&quot;)">
            <text:p/>
          </table:table-cell>
          <table:table-cell/>
        </table:table-row>
        <table:table-row table:style-name="ro1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formula="oooc:=IF(ISNA(LOOKUP([.A169];[Sheet2.$G$1:.$G$154];[Sheet2.$B$1:.$B$154]));&quot;&quot;;LOOKUP([.A169];[Sheet2.$G$1:.$G$154];[Sheet2.$B$1:.$B$154]))" office:value-type="string" office:string-value="PGK">
            <text:p>PGK</text:p>
          </table:table-cell>
          <table:table-cell table:formula="oooc:=IF(LEFT([.C169];2)=[.A169];[.C169];&quot;&quot;)" office:value-type="string" office:string-value="PGK">
            <text:p>PGK</text:p>
          </table:table-cell>
          <table:table-cell/>
        </table:table-row>
        <table:table-row table:style-name="ro1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formula="oooc:=IF(ISNA(LOOKUP([.A170];[Sheet2.$G$1:.$G$154];[Sheet2.$B$1:.$B$154]));&quot;&quot;;LOOKUP([.A170];[Sheet2.$G$1:.$G$154];[Sheet2.$B$1:.$B$154]))" office:value-type="string" office:string-value="PHP">
            <text:p>PHP</text:p>
          </table:table-cell>
          <table:table-cell table:formula="oooc:=IF(LEFT([.C170];2)=[.A170];[.C170];&quot;&quot;)" office:value-type="string" office:string-value="PHP">
            <text:p>PHP</text:p>
          </table:table-cell>
          <table:table-cell/>
        </table:table-row>
        <table:table-row table:style-name="ro1">
          <table:table-cell office:value-type="string">
            <text:p>PK</text:p>
          </table:table-cell>
          <table:table-cell office:value-type="string">
            <text:p>Pakistan</text:p>
          </table:table-cell>
          <table:table-cell table:formula="oooc:=IF(ISNA(LOOKUP([.A171];[Sheet2.$G$1:.$G$154];[Sheet2.$B$1:.$B$154]));&quot;&quot;;LOOKUP([.A171];[Sheet2.$G$1:.$G$154];[Sheet2.$B$1:.$B$154]))" office:value-type="string" office:string-value="PKR">
            <text:p>PKR</text:p>
          </table:table-cell>
          <table:table-cell table:formula="oooc:=IF(LEFT([.C171];2)=[.A171];[.C171];&quot;&quot;)" office:value-type="string" office:string-value="PKR">
            <text:p>PKR</text:p>
          </table:table-cell>
          <table:table-cell/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table:formula="oooc:=IF(ISNA(LOOKUP([.A172];[Sheet2.$G$1:.$G$154];[Sheet2.$B$1:.$B$154]));&quot;&quot;;LOOKUP([.A172];[Sheet2.$G$1:.$G$154];[Sheet2.$B$1:.$B$154]))" office:value-type="string" office:string-value="PKR">
            <text:p>PKR</text:p>
          </table:table-cell>
          <table:table-cell table:formula="oooc:=IF(LEFT([.C172];2)=[.A172];[.C172];&quot;&quot;)">
            <text:p/>
          </table:table-cell>
          <table:table-cell/>
        </table:table-row>
        <table:table-row table:style-name="ro1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formula="oooc:=IF(ISNA(LOOKUP([.A173];[Sheet2.$G$1:.$G$154];[Sheet2.$B$1:.$B$154]));&quot;&quot;;LOOKUP([.A173];[Sheet2.$G$1:.$G$154];[Sheet2.$B$1:.$B$154]))" office:value-type="string" office:string-value="PKR">
            <text:p>PKR</text:p>
          </table:table-cell>
          <table:table-cell table:formula="oooc:=IF(LEFT([.C173];2)=[.A173];[.C173];&quot;&quot;)">
            <text:p/>
          </table:table-cell>
          <table:table-cell/>
        </table:table-row>
        <table:table-row table:style-name="ro1">
          <table:table-cell office:value-type="string">
            <text:p>PN</text:p>
          </table:table-cell>
          <table:table-cell office:value-type="string">
            <text:p>Pitcairn Islands</text:p>
          </table:table-cell>
          <table:table-cell table:formula="oooc:=IF(ISNA(LOOKUP([.A174];[Sheet2.$G$1:.$G$154];[Sheet2.$B$1:.$B$154]));&quot;&quot;;LOOKUP([.A174];[Sheet2.$G$1:.$G$154];[Sheet2.$B$1:.$B$154]))" office:value-type="string" office:string-value="PKR">
            <text:p>PKR</text:p>
          </table:table-cell>
          <table:table-cell table:formula="oooc:=IF(LEFT([.C174];2)=[.A174];[.C174];&quot;&quot;)">
            <text:p/>
          </table:table-cell>
          <table:table-cell/>
        </table:table-row>
        <table:table-row table:style-name="ro1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formula="oooc:=IF(ISNA(LOOKUP([.A175];[Sheet2.$G$1:.$G$154];[Sheet2.$B$1:.$B$154]));&quot;&quot;;LOOKUP([.A175];[Sheet2.$G$1:.$G$154];[Sheet2.$B$1:.$B$154]))" office:value-type="string" office:string-value="PLN">
            <text:p>PLN</text:p>
          </table:table-cell>
          <table:table-cell table:formula="oooc:=IF(LEFT([.C175];2)=[.A175];[.C175];&quot;&quot;)">
            <text:p/>
          </table:table-cell>
          <table:table-cell/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table:formula="oooc:=IF(ISNA(LOOKUP([.A176];[Sheet2.$G$1:.$G$154];[Sheet2.$B$1:.$B$154]));&quot;&quot;;LOOKUP([.A176];[Sheet2.$G$1:.$G$154];[Sheet2.$B$1:.$B$154]))" office:value-type="string" office:string-value="PLN">
            <text:p>PLN</text:p>
          </table:table-cell>
          <table:table-cell table:formula="oooc:=IF(LEFT([.C176];2)=[.A176];[.C176];&quot;&quot;)">
            <text:p/>
          </table:table-cell>
          <table:table-cell/>
        </table:table-row>
        <table:table-row table:style-name="ro1">
          <table:table-cell office:value-type="string">
            <text:p>PW</text:p>
          </table:table-cell>
          <table:table-cell office:value-type="string">
            <text:p>Palau</text:p>
          </table:table-cell>
          <table:table-cell table:formula="oooc:=IF(ISNA(LOOKUP([.A177];[Sheet2.$G$1:.$G$154];[Sheet2.$B$1:.$B$154]));&quot;&quot;;LOOKUP([.A177];[Sheet2.$G$1:.$G$154];[Sheet2.$B$1:.$B$154]))" office:value-type="string" office:string-value="PLN">
            <text:p>PLN</text:p>
          </table:table-cell>
          <table:table-cell table:formula="oooc:=IF(LEFT([.C177];2)=[.A177];[.C177];&quot;&quot;)">
            <text:p/>
          </table:table-cell>
          <table:table-cell/>
        </table:table-row>
        <table:table-row table:style-name="ro1">
          <table:table-cell office:value-type="string">
            <text:p>PY</text:p>
          </table:table-cell>
          <table:table-cell office:value-type="string">
            <text:p>Paraguay</text:p>
          </table:table-cell>
          <table:table-cell table:formula="oooc:=IF(ISNA(LOOKUP([.A178];[Sheet2.$G$1:.$G$154];[Sheet2.$B$1:.$B$154]));&quot;&quot;;LOOKUP([.A178];[Sheet2.$G$1:.$G$154];[Sheet2.$B$1:.$B$154]))" office:value-type="string" office:string-value="PYG">
            <text:p>PYG</text:p>
          </table:table-cell>
          <table:table-cell table:formula="oooc:=IF(LEFT([.C178];2)=[.A178];[.C178];&quot;&quot;)" office:value-type="string" office:string-value="PYG">
            <text:p>PYG</text:p>
          </table:table-cell>
          <table:table-cell/>
        </table:table-row>
        <table:table-row table:style-name="ro1">
          <table:table-cell office:value-type="string">
            <text:p>QA</text:p>
          </table:table-cell>
          <table:table-cell office:value-type="string">
            <text:p>Qatar</text:p>
          </table:table-cell>
          <table:table-cell table:formula="oooc:=IF(ISNA(LOOKUP([.A179];[Sheet2.$G$1:.$G$154];[Sheet2.$B$1:.$B$154]));&quot;&quot;;LOOKUP([.A179];[Sheet2.$G$1:.$G$154];[Sheet2.$B$1:.$B$154]))" office:value-type="string" office:string-value="QAR">
            <text:p>QAR</text:p>
          </table:table-cell>
          <table:table-cell table:formula="oooc:=IF(LEFT([.C179];2)=[.A179];[.C179];&quot;&quot;)" office:value-type="string" office:string-value="QAR">
            <text:p>QAR</text:p>
          </table:table-cell>
          <table:table-cell/>
        </table:table-row>
        <table:table-row table:style-name="ro1">
          <table:table-cell office:value-type="string">
            <text:p>RE</text:p>
          </table:table-cell>
          <table:table-cell office:value-type="string">
            <text:p>Réunion</text:p>
          </table:table-cell>
          <table:table-cell table:formula="oooc:=IF(ISNA(LOOKUP([.A180];[Sheet2.$G$1:.$G$154];[Sheet2.$B$1:.$B$154]));&quot;&quot;;LOOKUP([.A180];[Sheet2.$G$1:.$G$154];[Sheet2.$B$1:.$B$154]))" office:value-type="string" office:string-value="QAR">
            <text:p>QAR</text:p>
          </table:table-cell>
          <table:table-cell table:formula="oooc:=IF(LEFT([.C180];2)=[.A180];[.C180];&quot;&quot;)">
            <text:p/>
          </table:table-cell>
          <table:table-cell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</text:p>
          </table:table-cell>
          <table:table-cell table:formula="oooc:=IF(ISNA(LOOKUP([.A181];[Sheet2.$G$1:.$G$154];[Sheet2.$B$1:.$B$154]));&quot;&quot;;LOOKUP([.A181];[Sheet2.$G$1:.$G$154];[Sheet2.$B$1:.$B$154]))" office:value-type="string" office:string-value="RON">
            <text:p>RON</text:p>
          </table:table-cell>
          <table:table-cell table:formula="oooc:=IF(LEFT([.C181];2)=[.A181];[.C181];&quot;&quot;)" office:value-type="string" office:string-value="RON">
            <text:p>RON</text:p>
          </table:table-cell>
          <table:table-cell/>
        </table:table-row>
        <table:table-row table:style-name="ro1">
          <table:table-cell office:value-type="string">
            <text:p>RU</text:p>
          </table:table-cell>
          <table:table-cell office:value-type="string">
            <text:p>Russia</text:p>
          </table:table-cell>
          <table:table-cell table:formula="oooc:=IF(ISNA(LOOKUP([.A182];[Sheet2.$G$1:.$G$154];[Sheet2.$B$1:.$B$154]));&quot;&quot;;LOOKUP([.A182];[Sheet2.$G$1:.$G$154];[Sheet2.$B$1:.$B$154]))" office:value-type="string" office:string-value="RUB">
            <text:p>RUB</text:p>
          </table:table-cell>
          <table:table-cell table:formula="oooc:=IF(LEFT([.C182];2)=[.A182];[.C182];&quot;&quot;)" office:value-type="string" office:string-value="RUB">
            <text:p>RUB</text:p>
          </table:table-cell>
          <table:table-cell/>
        </table:table-row>
        <table:table-row table:style-name="ro1">
          <table:table-cell office:value-type="string">
            <text:p>RW</text:p>
          </table:table-cell>
          <table:table-cell office:value-type="string">
            <text:p>Rwanda</text:p>
          </table:table-cell>
          <table:table-cell table:formula="oooc:=IF(ISNA(LOOKUP([.A183];[Sheet2.$G$1:.$G$154];[Sheet2.$B$1:.$B$154]));&quot;&quot;;LOOKUP([.A183];[Sheet2.$G$1:.$G$154];[Sheet2.$B$1:.$B$154]))" office:value-type="string" office:string-value="RWF">
            <text:p>RWF</text:p>
          </table:table-cell>
          <table:table-cell table:formula="oooc:=IF(LEFT([.C183];2)=[.A183];[.C183];&quot;&quot;)" office:value-type="string" office:string-value="RWF">
            <text:p>RWF</text:p>
          </table:table-cell>
          <table:table-cell/>
        </table:table-row>
        <table:table-row table:style-name="ro1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formula="oooc:=IF(ISNA(LOOKUP([.A184];[Sheet2.$G$1:.$G$154];[Sheet2.$B$1:.$B$154]));&quot;&quot;;LOOKUP([.A184];[Sheet2.$G$1:.$G$154];[Sheet2.$B$1:.$B$154]))" office:value-type="string" office:string-value="SAR">
            <text:p>SAR</text:p>
          </table:table-cell>
          <table:table-cell table:formula="oooc:=IF(LEFT([.C184];2)=[.A184];[.C184];&quot;&quot;)" office:value-type="string" office:string-value="SAR">
            <text:p>SAR</text:p>
          </table:table-cell>
          <table:table-cell/>
        </table:table-row>
        <table:table-row table:style-name="ro1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formula="oooc:=IF(ISNA(LOOKUP([.A185];[Sheet2.$G$1:.$G$154];[Sheet2.$B$1:.$B$154]));&quot;&quot;;LOOKUP([.A185];[Sheet2.$G$1:.$G$154];[Sheet2.$B$1:.$B$154]))" office:value-type="string" office:string-value="SBD">
            <text:p>SBD</text:p>
          </table:table-cell>
          <table:table-cell table:formula="oooc:=IF(LEFT([.C185];2)=[.A185];[.C185];&quot;&quot;)" office:value-type="string" office:string-value="SBD">
            <text:p>SBD</text:p>
          </table:table-cell>
          <table:table-cell/>
        </table:table-row>
        <table:table-row table:style-name="ro1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formula="oooc:=IF(ISNA(LOOKUP([.A186];[Sheet2.$G$1:.$G$154];[Sheet2.$B$1:.$B$154]));&quot;&quot;;LOOKUP([.A186];[Sheet2.$G$1:.$G$154];[Sheet2.$B$1:.$B$154]))" office:value-type="string" office:string-value="SCR">
            <text:p>SCR</text:p>
          </table:table-cell>
          <table:table-cell table:formula="oooc:=IF(LEFT([.C186];2)=[.A186];[.C186];&quot;&quot;)" office:value-type="string" office:string-value="SCR">
            <text:p>SCR</text:p>
          </table:table-cell>
          <table:table-cell/>
        </table:table-row>
        <table:table-row table:style-name="ro1">
          <table:table-cell office:value-type="string">
            <text:p>SD</text:p>
          </table:table-cell>
          <table:table-cell office:value-type="string">
            <text:p>Sudan</text:p>
          </table:table-cell>
          <table:table-cell table:formula="oooc:=IF(ISNA(LOOKUP([.A187];[Sheet2.$G$1:.$G$154];[Sheet2.$B$1:.$B$154]));&quot;&quot;;LOOKUP([.A187];[Sheet2.$G$1:.$G$154];[Sheet2.$B$1:.$B$154]))" office:value-type="string" office:string-value="SDG">
            <text:p>SDG</text:p>
          </table:table-cell>
          <table:table-cell table:formula="oooc:=IF(LEFT([.C187];2)=[.A187];[.C187];&quot;&quot;)" office:value-type="string" office:string-value="SDG">
            <text:p>SDG</text:p>
          </table:table-cell>
          <table:table-cell/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table:formula="oooc:=IF(ISNA(LOOKUP([.A188];[Sheet2.$G$1:.$G$154];[Sheet2.$B$1:.$B$154]));&quot;&quot;;LOOKUP([.A188];[Sheet2.$G$1:.$G$154];[Sheet2.$B$1:.$B$154]))" office:value-type="string" office:string-value="SEK">
            <text:p>SEK</text:p>
          </table:table-cell>
          <table:table-cell table:formula="oooc:=IF(LEFT([.C188];2)=[.A188];[.C188];&quot;&quot;)" office:value-type="string" office:string-value="SEK">
            <text:p>SEK</text:p>
          </table:table-cell>
          <table:table-cell/>
        </table:table-row>
        <table:table-row table:style-name="ro1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formula="oooc:=IF(ISNA(LOOKUP([.A189];[Sheet2.$G$1:.$G$154];[Sheet2.$B$1:.$B$154]));&quot;&quot;;LOOKUP([.A189];[Sheet2.$G$1:.$G$154];[Sheet2.$B$1:.$B$154]))" office:value-type="string" office:string-value="SGD">
            <text:p>SGD</text:p>
          </table:table-cell>
          <table:table-cell table:formula="oooc:=IF(LEFT([.C189];2)=[.A189];[.C189];&quot;&quot;)" office:value-type="string" office:string-value="SGD">
            <text:p>SGD</text:p>
          </table:table-cell>
          <table:table-cell/>
        </table:table-row>
        <table:table-row table:style-name="ro1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formula="oooc:=IF(ISNA(LOOKUP([.A190];[Sheet2.$G$1:.$G$154];[Sheet2.$B$1:.$B$154]));&quot;&quot;;LOOKUP([.A190];[Sheet2.$G$1:.$G$154];[Sheet2.$B$1:.$B$154]))" office:value-type="string" office:string-value="SHP">
            <text:p>SHP</text:p>
          </table:table-cell>
          <table:table-cell table:formula="oooc:=IF(LEFT([.C190];2)=[.A190];[.C190];&quot;&quot;)" office:value-type="string" office:string-value="SHP">
            <text:p>SHP</text:p>
          </table:table-cell>
          <table:table-cell/>
        </table:table-row>
        <table:table-row table:style-name="ro1">
          <table:table-cell office:value-type="string">
            <text:p>SI</text:p>
          </table:table-cell>
          <table:table-cell office:value-type="string">
            <text:p>Slovenia</text:p>
          </table:table-cell>
          <table:table-cell table:formula="oooc:=IF(ISNA(LOOKUP([.A191];[Sheet2.$G$1:.$G$154];[Sheet2.$B$1:.$B$154]));&quot;&quot;;LOOKUP([.A191];[Sheet2.$G$1:.$G$154];[Sheet2.$B$1:.$B$154]))" office:value-type="string" office:string-value="SHP">
            <text:p>SHP</text:p>
          </table:table-cell>
          <table:table-cell table:formula="oooc:=IF(LEFT([.C191];2)=[.A191];[.C191];&quot;&quot;)">
            <text:p/>
          </table:table-cell>
          <table:table-cell/>
        </table:table-row>
        <table:table-row table:style-name="ro1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formula="oooc:=IF(ISNA(LOOKUP([.A192];[Sheet2.$G$1:.$G$154];[Sheet2.$B$1:.$B$154]));&quot;&quot;;LOOKUP([.A192];[Sheet2.$G$1:.$G$154];[Sheet2.$B$1:.$B$154]))" office:value-type="string" office:string-value="SHP">
            <text:p>SHP</text:p>
          </table:table-cell>
          <table:table-cell table:formula="oooc:=IF(LEFT([.C192];2)=[.A192];[.C192];&quot;&quot;)">
            <text:p/>
          </table:table-cell>
          <table:table-cell/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table:formula="oooc:=IF(ISNA(LOOKUP([.A193];[Sheet2.$G$1:.$G$154];[Sheet2.$B$1:.$B$154]));&quot;&quot;;LOOKUP([.A193];[Sheet2.$G$1:.$G$154];[Sheet2.$B$1:.$B$154]))" office:value-type="string" office:string-value="SKK">
            <text:p>SKK</text:p>
          </table:table-cell>
          <table:table-cell table:formula="oooc:=IF(LEFT([.C193];2)=[.A193];[.C193];&quot;&quot;)" office:value-type="string" office:string-value="SKK">
            <text:p>SKK</text:p>
          </table:table-cell>
          <table:table-cell/>
        </table:table-row>
        <table:table-row table:style-name="ro1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formula="oooc:=IF(ISNA(LOOKUP([.A194];[Sheet2.$G$1:.$G$154];[Sheet2.$B$1:.$B$154]));&quot;&quot;;LOOKUP([.A194];[Sheet2.$G$1:.$G$154];[Sheet2.$B$1:.$B$154]))" office:value-type="string" office:string-value="SLL">
            <text:p>SLL</text:p>
          </table:table-cell>
          <table:table-cell table:formula="oooc:=IF(LEFT([.C194];2)=[.A194];[.C194];&quot;&quot;)" office:value-type="string" office:string-value="SLL">
            <text:p>SLL</text:p>
          </table:table-cell>
          <table:table-cell/>
        </table:table-row>
        <table:table-row table:style-name="ro1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formula="oooc:=IF(ISNA(LOOKUP([.A195];[Sheet2.$G$1:.$G$154];[Sheet2.$B$1:.$B$154]));&quot;&quot;;LOOKUP([.A195];[Sheet2.$G$1:.$G$154];[Sheet2.$B$1:.$B$154]))" office:value-type="string" office:string-value="SLL">
            <text:p>SLL</text:p>
          </table:table-cell>
          <table:table-cell table:formula="oooc:=IF(LEFT([.C195];2)=[.A195];[.C195];&quot;&quot;)">
            <text:p/>
          </table:table-cell>
          <table:table-cell/>
        </table:table-row>
        <table:table-row table:style-name="ro1">
          <table:table-cell office:value-type="string">
            <text:p>SN</text:p>
          </table:table-cell>
          <table:table-cell office:value-type="string">
            <text:p>Senegal</text:p>
          </table:table-cell>
          <table:table-cell table:formula="oooc:=IF(ISNA(LOOKUP([.A196];[Sheet2.$G$1:.$G$154];[Sheet2.$B$1:.$B$154]));&quot;&quot;;LOOKUP([.A196];[Sheet2.$G$1:.$G$154];[Sheet2.$B$1:.$B$154]))" office:value-type="string" office:string-value="SLL">
            <text:p>SLL</text:p>
          </table:table-cell>
          <table:table-cell table:formula="oooc:=IF(LEFT([.C196];2)=[.A196];[.C196];&quot;&quot;)">
            <text:p/>
          </table:table-cell>
          <table:table-cell/>
        </table:table-row>
        <table:table-row table:style-name="ro1">
          <table:table-cell office:value-type="string">
            <text:p>SO</text:p>
          </table:table-cell>
          <table:table-cell office:value-type="string">
            <text:p>Somalia</text:p>
          </table:table-cell>
          <table:table-cell table:formula="oooc:=IF(ISNA(LOOKUP([.A197];[Sheet2.$G$1:.$G$154];[Sheet2.$B$1:.$B$154]));&quot;&quot;;LOOKUP([.A197];[Sheet2.$G$1:.$G$154];[Sheet2.$B$1:.$B$154]))" office:value-type="string" office:string-value="SOS">
            <text:p>SOS</text:p>
          </table:table-cell>
          <table:table-cell table:formula="oooc:=IF(LEFT([.C197];2)=[.A197];[.C197];&quot;&quot;)" office:value-type="string" office:string-value="SOS">
            <text:p>SOS</text:p>
          </table:table-cell>
          <table:table-cell/>
        </table:table-row>
        <table:table-row table:style-name="ro1">
          <table:table-cell office:value-type="string">
            <text:p>SR</text:p>
          </table:table-cell>
          <table:table-cell office:value-type="string">
            <text:p>Suriname</text:p>
          </table:table-cell>
          <table:table-cell table:formula="oooc:=IF(ISNA(LOOKUP([.A198];[Sheet2.$G$1:.$G$154];[Sheet2.$B$1:.$B$154]));&quot;&quot;;LOOKUP([.A198];[Sheet2.$G$1:.$G$154];[Sheet2.$B$1:.$B$154]))" office:value-type="string" office:string-value="SRD">
            <text:p>SRD</text:p>
          </table:table-cell>
          <table:table-cell table:formula="oooc:=IF(LEFT([.C198];2)=[.A198];[.C198];&quot;&quot;)" office:value-type="string" office:string-value="SRD">
            <text:p>SRD</text:p>
          </table:table-cell>
          <table:table-cell/>
        </table:table-row>
        <table:table-row table:style-name="ro1">
          <table:table-cell office:value-type="string">
            <text:p>ST</text:p>
          </table:table-cell>
          <table:table-cell office:value-type="string">
            <text:p>São Tomé and Príncipe</text:p>
          </table:table-cell>
          <table:table-cell table:formula="oooc:=IF(ISNA(LOOKUP([.A199];[Sheet2.$G$1:.$G$154];[Sheet2.$B$1:.$B$154]));&quot;&quot;;LOOKUP([.A199];[Sheet2.$G$1:.$G$154];[Sheet2.$B$1:.$B$154]))" office:value-type="string" office:string-value="STD">
            <text:p>STD</text:p>
          </table:table-cell>
          <table:table-cell table:formula="oooc:=IF(LEFT([.C199];2)=[.A199];[.C199];&quot;&quot;)" office:value-type="string" office:string-value="STD">
            <text:p>STD</text:p>
          </table:table-cell>
          <table:table-cell/>
        </table:table-row>
        <table:table-row table:style-name="ro1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formula="oooc:=IF(ISNA(LOOKUP([.A200];[Sheet2.$G$1:.$G$154];[Sheet2.$B$1:.$B$154]));&quot;&quot;;LOOKUP([.A200];[Sheet2.$G$1:.$G$154];[Sheet2.$B$1:.$B$154]))" office:value-type="string" office:string-value="STD">
            <text:p>STD</text:p>
          </table:table-cell>
          <table:table-cell table:formula="oooc:=IF(LEFT([.C200];2)=[.A200];[.C200];&quot;&quot;)">
            <text:p/>
          </table:table-cell>
          <table:table-cell/>
        </table:table-row>
        <table:table-row table:style-name="ro1">
          <table:table-cell office:value-type="string">
            <text:p>SY</text:p>
          </table:table-cell>
          <table:table-cell office:value-type="string">
            <text:p>Syria</text:p>
          </table:table-cell>
          <table:table-cell table:formula="oooc:=IF(ISNA(LOOKUP([.A201];[Sheet2.$G$1:.$G$154];[Sheet2.$B$1:.$B$154]));&quot;&quot;;LOOKUP([.A201];[Sheet2.$G$1:.$G$154];[Sheet2.$B$1:.$B$154]))" office:value-type="string" office:string-value="SYP">
            <text:p>SYP</text:p>
          </table:table-cell>
          <table:table-cell table:formula="oooc:=IF(LEFT([.C201];2)=[.A201];[.C201];&quot;&quot;)" office:value-type="string" office:string-value="SYP">
            <text:p>SYP</text:p>
          </table:table-cell>
          <table:table-cell/>
        </table:table-row>
        <table:table-row table:style-name="ro1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formula="oooc:=IF(ISNA(LOOKUP([.A202];[Sheet2.$G$1:.$G$154];[Sheet2.$B$1:.$B$154]));&quot;&quot;;LOOKUP([.A202];[Sheet2.$G$1:.$G$154];[Sheet2.$B$1:.$B$154]))" office:value-type="string" office:string-value="SZL">
            <text:p>SZL</text:p>
          </table:table-cell>
          <table:table-cell table:formula="oooc:=IF(LEFT([.C202];2)=[.A202];[.C202];&quot;&quot;)" office:value-type="string" office:string-value="SZL">
            <text:p>SZL</text:p>
          </table:table-cell>
          <table:table-cell/>
        </table:table-row>
        <table:table-row table:style-name="ro1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formula="oooc:=IF(ISNA(LOOKUP([.A203];[Sheet2.$G$1:.$G$154];[Sheet2.$B$1:.$B$154]));&quot;&quot;;LOOKUP([.A203];[Sheet2.$G$1:.$G$154];[Sheet2.$B$1:.$B$154]))" office:value-type="string" office:string-value="SZL">
            <text:p>SZL</text:p>
          </table:table-cell>
          <table:table-cell table:formula="oooc:=IF(LEFT([.C203];2)=[.A203];[.C203];&quot;&quot;)">
            <text:p/>
          </table:table-cell>
          <table:table-cell/>
        </table:table-row>
        <table:table-row table:style-name="ro1">
          <table:table-cell office:value-type="string">
            <text:p>TD</text:p>
          </table:table-cell>
          <table:table-cell office:value-type="string">
            <text:p>Chad</text:p>
          </table:table-cell>
          <table:table-cell table:formula="oooc:=IF(ISNA(LOOKUP([.A204];[Sheet2.$G$1:.$G$154];[Sheet2.$B$1:.$B$154]));&quot;&quot;;LOOKUP([.A204];[Sheet2.$G$1:.$G$154];[Sheet2.$B$1:.$B$154]))" office:value-type="string" office:string-value="SZL">
            <text:p>SZL</text:p>
          </table:table-cell>
          <table:table-cell table:formula="oooc:=IF(LEFT([.C204];2)=[.A204];[.C204];&quot;&quot;)">
            <text:p/>
          </table:table-cell>
          <table:table-cell/>
        </table:table-row>
        <table:table-row table:style-name="ro1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formula="oooc:=IF(ISNA(LOOKUP([.A205];[Sheet2.$G$1:.$G$154];[Sheet2.$B$1:.$B$154]));&quot;&quot;;LOOKUP([.A205];[Sheet2.$G$1:.$G$154];[Sheet2.$B$1:.$B$154]))" office:value-type="string" office:string-value="SZL">
            <text:p>SZL</text:p>
          </table:table-cell>
          <table:table-cell table:formula="oooc:=IF(LEFT([.C205];2)=[.A205];[.C205];&quot;&quot;)">
            <text:p/>
          </table:table-cell>
          <table:table-cell/>
        </table:table-row>
        <table:table-row table:style-name="ro1">
          <table:table-cell office:value-type="string">
            <text:p>TG</text:p>
          </table:table-cell>
          <table:table-cell office:value-type="string">
            <text:p>Togo</text:p>
          </table:table-cell>
          <table:table-cell table:formula="oooc:=IF(ISNA(LOOKUP([.A206];[Sheet2.$G$1:.$G$154];[Sheet2.$B$1:.$B$154]));&quot;&quot;;LOOKUP([.A206];[Sheet2.$G$1:.$G$154];[Sheet2.$B$1:.$B$154]))" office:value-type="string" office:string-value="SZL">
            <text:p>SZL</text:p>
          </table:table-cell>
          <table:table-cell table:formula="oooc:=IF(LEFT([.C206];2)=[.A206];[.C206];&quot;&quot;)">
            <text:p/>
          </table:table-cell>
          <table:table-cell/>
        </table:table-row>
        <table:table-row table:style-name="ro1">
          <table:table-cell office:value-type="string">
            <text:p>TH</text:p>
          </table:table-cell>
          <table:table-cell office:value-type="string">
            <text:p>Thailand</text:p>
          </table:table-cell>
          <table:table-cell table:formula="oooc:=IF(ISNA(LOOKUP([.A207];[Sheet2.$G$1:.$G$154];[Sheet2.$B$1:.$B$154]));&quot;&quot;;LOOKUP([.A207];[Sheet2.$G$1:.$G$154];[Sheet2.$B$1:.$B$154]))" office:value-type="string" office:string-value="THB">
            <text:p>THB</text:p>
          </table:table-cell>
          <table:table-cell table:formula="oooc:=IF(LEFT([.C207];2)=[.A207];[.C207];&quot;&quot;)" office:value-type="string" office:string-value="THB">
            <text:p>THB</text:p>
          </table:table-cell>
          <table:table-cell/>
        </table:table-row>
        <table:table-row table:style-name="ro1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formula="oooc:=IF(ISNA(LOOKUP([.A208];[Sheet2.$G$1:.$G$154];[Sheet2.$B$1:.$B$154]));&quot;&quot;;LOOKUP([.A208];[Sheet2.$G$1:.$G$154];[Sheet2.$B$1:.$B$154]))" office:value-type="string" office:string-value="TJS">
            <text:p>TJS</text:p>
          </table:table-cell>
          <table:table-cell table:formula="oooc:=IF(LEFT([.C208];2)=[.A208];[.C208];&quot;&quot;)" office:value-type="string" office:string-value="TJS">
            <text:p>TJS</text:p>
          </table:table-cell>
          <table:table-cell/>
        </table:table-row>
        <table:table-row table:style-name="ro1">
          <table:table-cell office:value-type="string">
            <text:p>TK</text:p>
          </table:table-cell>
          <table:table-cell office:value-type="string">
            <text:p>Tokelau</text:p>
          </table:table-cell>
          <table:table-cell table:formula="oooc:=IF(ISNA(LOOKUP([.A209];[Sheet2.$G$1:.$G$154];[Sheet2.$B$1:.$B$154]));&quot;&quot;;LOOKUP([.A209];[Sheet2.$G$1:.$G$154];[Sheet2.$B$1:.$B$154]))" office:value-type="string" office:string-value="TJS">
            <text:p>TJS</text:p>
          </table:table-cell>
          <table:table-cell table:formula="oooc:=IF(LEFT([.C209];2)=[.A209];[.C209];&quot;&quot;)">
            <text:p/>
          </table:table-cell>
          <table:table-cell/>
        </table:table-row>
        <table:table-row table:style-name="ro1">
          <table:table-cell office:value-type="string">
            <text:p>TL</text:p>
          </table:table-cell>
          <table:table-cell office:value-type="string">
            <text:p>East Timor</text:p>
          </table:table-cell>
          <table:table-cell table:formula="oooc:=IF(ISNA(LOOKUP([.A210];[Sheet2.$G$1:.$G$154];[Sheet2.$B$1:.$B$154]));&quot;&quot;;LOOKUP([.A210];[Sheet2.$G$1:.$G$154];[Sheet2.$B$1:.$B$154]))" office:value-type="string" office:string-value="TJS">
            <text:p>TJS</text:p>
          </table:table-cell>
          <table:table-cell table:formula="oooc:=IF(LEFT([.C210];2)=[.A210];[.C210];&quot;&quot;)">
            <text:p/>
          </table:table-cell>
          <table:table-cell/>
        </table:table-row>
        <table:table-row table:style-name="ro1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formula="oooc:=IF(ISNA(LOOKUP([.A211];[Sheet2.$G$1:.$G$154];[Sheet2.$B$1:.$B$154]));&quot;&quot;;LOOKUP([.A211];[Sheet2.$G$1:.$G$154];[Sheet2.$B$1:.$B$154]))" office:value-type="string" office:string-value="TMM">
            <text:p>TMM</text:p>
          </table:table-cell>
          <table:table-cell table:formula="oooc:=IF(LEFT([.C211];2)=[.A211];[.C211];&quot;&quot;)" office:value-type="string" office:string-value="TMM">
            <text:p>TMM</text:p>
          </table:table-cell>
          <table:table-cell/>
        </table:table-row>
        <table:table-row table:style-name="ro1">
          <table:table-cell office:value-type="string">
            <text:p>TN</text:p>
          </table:table-cell>
          <table:table-cell office:value-type="string">
            <text:p>Tunisia</text:p>
          </table:table-cell>
          <table:table-cell table:formula="oooc:=IF(ISNA(LOOKUP([.A212];[Sheet2.$G$1:.$G$154];[Sheet2.$B$1:.$B$154]));&quot;&quot;;LOOKUP([.A212];[Sheet2.$G$1:.$G$154];[Sheet2.$B$1:.$B$154]))" office:value-type="string" office:string-value="TND">
            <text:p>TND</text:p>
          </table:table-cell>
          <table:table-cell table:formula="oooc:=IF(LEFT([.C212];2)=[.A212];[.C212];&quot;&quot;)" office:value-type="string" office:string-value="TND">
            <text:p>TND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string">
            <text:p>Tonga</text:p>
          </table:table-cell>
          <table:table-cell table:formula="oooc:=IF(ISNA(LOOKUP([.A213];[Sheet2.$G$1:.$G$154];[Sheet2.$B$1:.$B$154]));&quot;&quot;;LOOKUP([.A213];[Sheet2.$G$1:.$G$154];[Sheet2.$B$1:.$B$154]))" office:value-type="string" office:string-value="TOP">
            <text:p>TOP</text:p>
          </table:table-cell>
          <table:table-cell table:formula="oooc:=IF(LEFT([.C213];2)=[.A213];[.C213];&quot;&quot;)" office:value-type="string" office:string-value="TOP">
            <text:p>TOP</text:p>
          </table:table-cell>
          <table:table-cell/>
        </table:table-row>
        <table:table-row table:style-name="ro1">
          <table:table-cell office:value-type="string">
            <text:p>TR</text:p>
          </table:table-cell>
          <table:table-cell office:value-type="string">
            <text:p>Turkey</text:p>
          </table:table-cell>
          <table:table-cell table:formula="oooc:=IF(ISNA(LOOKUP([.A214];[Sheet2.$G$1:.$G$154];[Sheet2.$B$1:.$B$154]));&quot;&quot;;LOOKUP([.A214];[Sheet2.$G$1:.$G$154];[Sheet2.$B$1:.$B$154]))" office:value-type="string" office:string-value="TRY">
            <text:p>TRY</text:p>
          </table:table-cell>
          <table:table-cell table:formula="oooc:=IF(LEFT([.C214];2)=[.A214];[.C214];&quot;&quot;)" office:value-type="string" office:string-value="TRY">
            <text:p>TRY</text:p>
          </table:table-cell>
          <table:table-cell/>
        </table:table-row>
        <table:table-row table:style-name="ro1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formula="oooc:=IF(ISNA(LOOKUP([.A215];[Sheet2.$G$1:.$G$154];[Sheet2.$B$1:.$B$154]));&quot;&quot;;LOOKUP([.A215];[Sheet2.$G$1:.$G$154];[Sheet2.$B$1:.$B$154]))" office:value-type="string" office:string-value="TTD">
            <text:p>TTD</text:p>
          </table:table-cell>
          <table:table-cell table:formula="oooc:=IF(LEFT([.C215];2)=[.A215];[.C215];&quot;&quot;)" office:value-type="string" office:string-value="TTD">
            <text:p>TTD</text:p>
          </table:table-cell>
          <table:table-cell/>
        </table:table-row>
        <table:table-row table:style-name="ro1">
          <table:table-cell office:value-type="string">
            <text:p>TV</text:p>
          </table:table-cell>
          <table:table-cell office:value-type="string">
            <text:p>Tuvalu</text:p>
          </table:table-cell>
          <table:table-cell table:formula="oooc:=IF(ISNA(LOOKUP([.A216];[Sheet2.$G$1:.$G$154];[Sheet2.$B$1:.$B$154]));&quot;&quot;;LOOKUP([.A216];[Sheet2.$G$1:.$G$154];[Sheet2.$B$1:.$B$154]))" office:value-type="string" office:string-value="TTD">
            <text:p>TTD</text:p>
          </table:table-cell>
          <table:table-cell table:formula="oooc:=IF(LEFT([.C216];2)=[.A216];[.C216];&quot;&quot;)">
            <text:p/>
          </table:table-cell>
          <table:table-cell/>
        </table:table-row>
        <table:table-row table:style-name="ro1">
          <table:table-cell office:value-type="string">
            <text:p>TW</text:p>
          </table:table-cell>
          <table:table-cell office:value-type="string">
            <text:p>Taiwan</text:p>
          </table:table-cell>
          <table:table-cell table:formula="oooc:=IF(ISNA(LOOKUP([.A217];[Sheet2.$G$1:.$G$154];[Sheet2.$B$1:.$B$154]));&quot;&quot;;LOOKUP([.A217];[Sheet2.$G$1:.$G$154];[Sheet2.$B$1:.$B$154]))" office:value-type="string" office:string-value="TWD">
            <text:p>TWD</text:p>
          </table:table-cell>
          <table:table-cell table:formula="oooc:=IF(LEFT([.C217];2)=[.A217];[.C217];&quot;&quot;)" office:value-type="string" office:string-value="TWD">
            <text:p>TWD</text:p>
          </table:table-cell>
          <table:table-cell/>
        </table:table-row>
        <table:table-row table:style-name="ro1">
          <table:table-cell office:value-type="string">
            <text:p>TZ</text:p>
          </table:table-cell>
          <table:table-cell office:value-type="string">
            <text:p>Tanzania</text:p>
          </table:table-cell>
          <table:table-cell table:formula="oooc:=IF(ISNA(LOOKUP([.A218];[Sheet2.$G$1:.$G$154];[Sheet2.$B$1:.$B$154]));&quot;&quot;;LOOKUP([.A218];[Sheet2.$G$1:.$G$154];[Sheet2.$B$1:.$B$154]))" office:value-type="string" office:string-value="TZS">
            <text:p>TZS</text:p>
          </table:table-cell>
          <table:table-cell table:formula="oooc:=IF(LEFT([.C218];2)=[.A218];[.C218];&quot;&quot;)" office:value-type="string" office:string-value="TZS">
            <text:p>TZS</text:p>
          </table:table-cell>
          <table:table-cell/>
        </table:table-row>
        <table:table-row table:style-name="ro1">
          <table:table-cell office:value-type="string">
            <text:p>UA</text:p>
          </table:table-cell>
          <table:table-cell office:value-type="string">
            <text:p>Ukraine</text:p>
          </table:table-cell>
          <table:table-cell table:formula="oooc:=IF(ISNA(LOOKUP([.A219];[Sheet2.$G$1:.$G$154];[Sheet2.$B$1:.$B$154]));&quot;&quot;;LOOKUP([.A219];[Sheet2.$G$1:.$G$154];[Sheet2.$B$1:.$B$154]))" office:value-type="string" office:string-value="UAH">
            <text:p>UAH</text:p>
          </table:table-cell>
          <table:table-cell table:formula="oooc:=IF(LEFT([.C219];2)=[.A219];[.C219];&quot;&quot;)" office:value-type="string" office:string-value="UAH">
            <text:p>UAH</text:p>
          </table:table-cell>
          <table:table-cell/>
        </table:table-row>
        <table:table-row table:style-name="ro1">
          <table:table-cell office:value-type="string">
            <text:p>UG</text:p>
          </table:table-cell>
          <table:table-cell office:value-type="string">
            <text:p>Uganda</text:p>
          </table:table-cell>
          <table:table-cell table:formula="oooc:=IF(ISNA(LOOKUP([.A220];[Sheet2.$G$1:.$G$154];[Sheet2.$B$1:.$B$154]));&quot;&quot;;LOOKUP([.A220];[Sheet2.$G$1:.$G$154];[Sheet2.$B$1:.$B$154]))" office:value-type="string" office:string-value="UGX">
            <text:p>UGX</text:p>
          </table:table-cell>
          <table:table-cell table:formula="oooc:=IF(LEFT([.C220];2)=[.A220];[.C220];&quot;&quot;)" office:value-type="string" office:string-value="UGX">
            <text:p>UGX</text:p>
          </table:table-cell>
          <table:table-cell/>
        </table:table-row>
        <table:table-row table:style-name="ro1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formula="oooc:=IF(ISNA(LOOKUP([.A221];[Sheet2.$G$1:.$G$154];[Sheet2.$B$1:.$B$154]));&quot;&quot;;LOOKUP([.A221];[Sheet2.$G$1:.$G$154];[Sheet2.$B$1:.$B$154]))" office:value-type="string" office:string-value="UGX">
            <text:p>UGX</text:p>
          </table:table-cell>
          <table:table-cell table:formula="oooc:=IF(LEFT([.C221];2)=[.A221];[.C221];&quot;&quot;)">
            <text:p/>
          </table:table-cell>
          <table:table-cell/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ooc:=IF(ISNA(LOOKUP([.A222];[Sheet2.$G$1:.$G$154];[Sheet2.$B$1:.$B$154]));&quot;&quot;;LOOKUP([.A222];[Sheet2.$G$1:.$G$154];[Sheet2.$B$1:.$B$154]))" office:value-type="string" office:string-value="USD">
            <text:p>USD</text:p>
          </table:table-cell>
          <table:table-cell table:formula="oooc:=IF(LEFT([.C222];2)=[.A222];[.C222];&quot;&quot;)" office:value-type="string" office:string-value="USD">
            <text:p>USD</text:p>
          </table:table-cell>
          <table:table-cell/>
        </table:table-row>
        <table:table-row table:style-name="ro1">
          <table:table-cell office:value-type="string">
            <text:p>UY</text:p>
          </table:table-cell>
          <table:table-cell office:value-type="string">
            <text:p>Uruguay</text:p>
          </table:table-cell>
          <table:table-cell table:formula="oooc:=IF(ISNA(LOOKUP([.A223];[Sheet2.$G$1:.$G$154];[Sheet2.$B$1:.$B$154]));&quot;&quot;;LOOKUP([.A223];[Sheet2.$G$1:.$G$154];[Sheet2.$B$1:.$B$154]))" office:value-type="string" office:string-value="UYU">
            <text:p>UYU</text:p>
          </table:table-cell>
          <table:table-cell table:formula="oooc:=IF(LEFT([.C223];2)=[.A223];[.C223];&quot;&quot;)" office:value-type="string" office:string-value="UYU">
            <text:p>UYU</text:p>
          </table:table-cell>
          <table:table-cell/>
        </table:table-row>
        <table:table-row table:style-name="ro1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formula="oooc:=IF(ISNA(LOOKUP([.A224];[Sheet2.$G$1:.$G$154];[Sheet2.$B$1:.$B$154]));&quot;&quot;;LOOKUP([.A224];[Sheet2.$G$1:.$G$154];[Sheet2.$B$1:.$B$154]))" office:value-type="string" office:string-value="UZS">
            <text:p>UZS</text:p>
          </table:table-cell>
          <table:table-cell table:formula="oooc:=IF(LEFT([.C224];2)=[.A224];[.C224];&quot;&quot;)" office:value-type="string" office:string-value="UZS">
            <text:p>UZS</text:p>
          </table:table-cell>
          <table:table-cell/>
        </table:table-row>
        <table:table-row table:style-name="ro1">
          <table:table-cell office:value-type="string">
            <text:p>VA</text:p>
          </table:table-cell>
          <table:table-cell office:value-type="string">
            <text:p>Vatican City</text:p>
          </table:table-cell>
          <table:table-cell table:formula="oooc:=IF(ISNA(LOOKUP([.A225];[Sheet2.$G$1:.$G$154];[Sheet2.$B$1:.$B$154]));&quot;&quot;;LOOKUP([.A225];[Sheet2.$G$1:.$G$154];[Sheet2.$B$1:.$B$154]))" office:value-type="string" office:string-value="UZS">
            <text:p>UZS</text:p>
          </table:table-cell>
          <table:table-cell table:formula="oooc:=IF(LEFT([.C225];2)=[.A225];[.C225];&quot;&quot;)">
            <text:p/>
          </table:table-cell>
          <table:table-cell/>
        </table:table-row>
        <table:table-row table:style-name="ro1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formula="oooc:=IF(ISNA(LOOKUP([.A226];[Sheet2.$G$1:.$G$154];[Sheet2.$B$1:.$B$154]));&quot;&quot;;LOOKUP([.A226];[Sheet2.$G$1:.$G$154];[Sheet2.$B$1:.$B$154]))" office:value-type="string" office:string-value="UZS">
            <text:p>UZS</text:p>
          </table:table-cell>
          <table:table-cell table:formula="oooc:=IF(LEFT([.C226];2)=[.A226];[.C226];&quot;&quot;)">
            <text:p/>
          </table:table-cell>
          <table:table-cell/>
        </table:table-row>
        <table:table-row table:style-name="ro1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formula="oooc:=IF(ISNA(LOOKUP([.A227];[Sheet2.$G$1:.$G$154];[Sheet2.$B$1:.$B$154]));&quot;&quot;;LOOKUP([.A227];[Sheet2.$G$1:.$G$154];[Sheet2.$B$1:.$B$154]))" office:value-type="string" office:string-value="VEF">
            <text:p>VEF</text:p>
          </table:table-cell>
          <table:table-cell table:formula="oooc:=IF(LEFT([.C227];2)=[.A227];[.C227];&quot;&quot;)" office:value-type="string" office:string-value="VEF">
            <text:p>VEF</text:p>
          </table:table-cell>
          <table:table-cell/>
        </table:table-row>
        <table:table-row table:style-name="ro1">
          <table:table-cell office:value-type="string">
            <text:p>VG</text:p>
          </table:table-cell>
          <table:table-cell office:value-type="string">
            <text:p>British Virgin Islands</text:p>
          </table:table-cell>
          <table:table-cell table:formula="oooc:=IF(ISNA(LOOKUP([.A228];[Sheet2.$G$1:.$G$154];[Sheet2.$B$1:.$B$154]));&quot;&quot;;LOOKUP([.A228];[Sheet2.$G$1:.$G$154];[Sheet2.$B$1:.$B$154]))" office:value-type="string" office:string-value="VEF">
            <text:p>VEF</text:p>
          </table:table-cell>
          <table:table-cell table:formula="oooc:=IF(LEFT([.C228];2)=[.A228];[.C228];&quot;&quot;)">
            <text:p/>
          </table:table-cell>
          <table:table-cell/>
        </table:table-row>
        <table:table-row table:style-name="ro1">
          <table:table-cell office:value-type="string">
            <text:p>VI</text:p>
          </table:table-cell>
          <table:table-cell office:value-type="string">
            <text:p>US Virgin Islands</text:p>
          </table:table-cell>
          <table:table-cell table:formula="oooc:=IF(ISNA(LOOKUP([.A229];[Sheet2.$G$1:.$G$154];[Sheet2.$B$1:.$B$154]));&quot;&quot;;LOOKUP([.A229];[Sheet2.$G$1:.$G$154];[Sheet2.$B$1:.$B$154]))" office:value-type="string" office:string-value="VEF">
            <text:p>VEF</text:p>
          </table:table-cell>
          <table:table-cell table:formula="oooc:=IF(LEFT([.C229];2)=[.A229];[.C229];&quot;&quot;)">
            <text:p/>
          </table:table-cell>
          <table:table-cell/>
        </table:table-row>
        <table:table-row table:style-name="ro1">
          <table:table-cell office:value-type="string">
            <text:p>VN</text:p>
          </table:table-cell>
          <table:table-cell office:value-type="string">
            <text:p>Vietnam</text:p>
          </table:table-cell>
          <table:table-cell table:formula="oooc:=IF(ISNA(LOOKUP([.A230];[Sheet2.$G$1:.$G$154];[Sheet2.$B$1:.$B$154]));&quot;&quot;;LOOKUP([.A230];[Sheet2.$G$1:.$G$154];[Sheet2.$B$1:.$B$154]))" office:value-type="string" office:string-value="VND">
            <text:p>VND</text:p>
          </table:table-cell>
          <table:table-cell table:formula="oooc:=IF(LEFT([.C230];2)=[.A230];[.C230];&quot;&quot;)" office:value-type="string" office:string-value="VND">
            <text:p>VND</text:p>
          </table:table-cell>
          <table:table-cell/>
        </table:table-row>
        <table:table-row table:style-name="ro1">
          <table:table-cell office:value-type="string">
            <text:p>VU</text:p>
          </table:table-cell>
          <table:table-cell office:value-type="string">
            <text:p>Vanuatu</text:p>
          </table:table-cell>
          <table:table-cell table:formula="oooc:=IF(ISNA(LOOKUP([.A231];[Sheet2.$G$1:.$G$154];[Sheet2.$B$1:.$B$154]));&quot;&quot;;LOOKUP([.A231];[Sheet2.$G$1:.$G$154];[Sheet2.$B$1:.$B$154]))" office:value-type="string" office:string-value="VUV">
            <text:p>VUV</text:p>
          </table:table-cell>
          <table:table-cell table:formula="oooc:=IF(LEFT([.C231];2)=[.A231];[.C231];&quot;&quot;)" office:value-type="string" office:string-value="VUV">
            <text:p>VUV</text:p>
          </table:table-cell>
          <table:table-cell/>
        </table:table-row>
        <table:table-row table:style-name="ro1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formula="oooc:=IF(ISNA(LOOKUP([.A232];[Sheet2.$G$1:.$G$154];[Sheet2.$B$1:.$B$154]));&quot;&quot;;LOOKUP([.A232];[Sheet2.$G$1:.$G$154];[Sheet2.$B$1:.$B$154]))" office:value-type="string" office:string-value="VUV">
            <text:p>VUV</text:p>
          </table:table-cell>
          <table:table-cell table:formula="oooc:=IF(LEFT([.C232];2)=[.A232];[.C232];&quot;&quot;)">
            <text:p/>
          </table:table-cell>
          <table:table-cell/>
        </table:table-row>
        <table:table-row table:style-name="ro1">
          <table:table-cell office:value-type="string">
            <text:p>WS</text:p>
          </table:table-cell>
          <table:table-cell office:value-type="string">
            <text:p>Samoa</text:p>
          </table:table-cell>
          <table:table-cell table:formula="oooc:=IF(ISNA(LOOKUP([.A233];[Sheet2.$G$1:.$G$154];[Sheet2.$B$1:.$B$154]));&quot;&quot;;LOOKUP([.A233];[Sheet2.$G$1:.$G$154];[Sheet2.$B$1:.$B$154]))" office:value-type="string" office:string-value="WST">
            <text:p>WST</text:p>
          </table:table-cell>
          <table:table-cell table:formula="oooc:=IF(LEFT([.C233];2)=[.A233];[.C233];&quot;&quot;)" office:value-type="string" office:string-value="WST">
            <text:p>WST</text:p>
          </table:table-cell>
          <table:table-cell/>
        </table:table-row>
        <table:table-row table:style-name="ro1">
          <table:table-cell office:value-type="string">
            <text:p>YE</text:p>
          </table:table-cell>
          <table:table-cell office:value-type="string">
            <text:p>Yemen</text:p>
          </table:table-cell>
          <table:table-cell table:formula="oooc:=IF(ISNA(LOOKUP([.A234];[Sheet2.$G$1:.$G$154];[Sheet2.$B$1:.$B$154]));&quot;&quot;;LOOKUP([.A234];[Sheet2.$G$1:.$G$154];[Sheet2.$B$1:.$B$154]))" office:value-type="string" office:string-value="YER">
            <text:p>YER</text:p>
          </table:table-cell>
          <table:table-cell table:formula="oooc:=IF(LEFT([.C234];2)=[.A234];[.C234];&quot;&quot;)" office:value-type="string" office:string-value="YER">
            <text:p>YER</text:p>
          </table:table-cell>
          <table:table-cell/>
        </table:table-row>
        <table:table-row table:style-name="ro1">
          <table:table-cell office:value-type="string">
            <text:p>YT</text:p>
          </table:table-cell>
          <table:table-cell office:value-type="string">
            <text:p>Mayotte</text:p>
          </table:table-cell>
          <table:table-cell table:formula="oooc:=IF(ISNA(LOOKUP([.A235];[Sheet2.$G$1:.$G$154];[Sheet2.$B$1:.$B$154]));&quot;&quot;;LOOKUP([.A235];[Sheet2.$G$1:.$G$154];[Sheet2.$B$1:.$B$154]))" office:value-type="string" office:string-value="YER">
            <text:p>YER</text:p>
          </table:table-cell>
          <table:table-cell table:formula="oooc:=IF(LEFT([.C235];2)=[.A235];[.C235];&quot;&quot;)">
            <text:p/>
          </table:table-cell>
          <table:table-cell/>
        </table:table-row>
        <table:table-row table:style-name="ro1">
          <table:table-cell office:value-type="string">
            <text:p>YU</text:p>
          </table:table-cell>
          <table:table-cell office:value-type="string">
            <text:p>Yugoslavia</text:p>
          </table:table-cell>
          <table:table-cell table:formula="oooc:=IF(ISNA(LOOKUP([.A236];[Sheet2.$G$1:.$G$154];[Sheet2.$B$1:.$B$154]));&quot;&quot;;LOOKUP([.A236];[Sheet2.$G$1:.$G$154];[Sheet2.$B$1:.$B$154]))" office:value-type="string" office:string-value="YER">
            <text:p>YER</text:p>
          </table:table-cell>
          <table:table-cell table:formula="oooc:=IF(LEFT([.C236];2)=[.A236];[.C236];&quot;&quot;)">
            <text:p/>
          </table:table-cell>
          <table:table-cell/>
        </table:table-row>
        <table:table-row table:style-name="ro1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formula="oooc:=IF(ISNA(LOOKUP([.A237];[Sheet2.$G$1:.$G$154];[Sheet2.$B$1:.$B$154]));&quot;&quot;;LOOKUP([.A237];[Sheet2.$G$1:.$G$154];[Sheet2.$B$1:.$B$154]))" office:value-type="string" office:string-value="ZAR">
            <text:p>ZAR</text:p>
          </table:table-cell>
          <table:table-cell table:formula="oooc:=IF(LEFT([.C237];2)=[.A237];[.C237];&quot;&quot;)" office:value-type="string" office:string-value="ZAR">
            <text:p>ZAR</text:p>
          </table:table-cell>
          <table:table-cell/>
        </table:table-row>
        <table:table-row table:style-name="ro1">
          <table:table-cell office:value-type="string">
            <text:p>ZM</text:p>
          </table:table-cell>
          <table:table-cell office:value-type="string">
            <text:p>Zambia</text:p>
          </table:table-cell>
          <table:table-cell table:formula="oooc:=IF(ISNA(LOOKUP([.A238];[Sheet2.$G$1:.$G$154];[Sheet2.$B$1:.$B$154]));&quot;&quot;;LOOKUP([.A238];[Sheet2.$G$1:.$G$154];[Sheet2.$B$1:.$B$154]))" office:value-type="string" office:string-value="ZMK">
            <text:p>ZMK</text:p>
          </table:table-cell>
          <table:table-cell table:formula="oooc:=IF(LEFT([.C238];2)=[.A238];[.C238];&quot;&quot;)" office:value-type="string" office:string-value="ZMK">
            <text:p>ZMK</text:p>
          </table:table-cell>
          <table:table-cell/>
        </table:table-row>
        <table:table-row table:style-name="ro1">
          <table:table-cell office:value-type="string">
            <text:p>ZW</text:p>
          </table:table-cell>
          <table:table-cell office:value-type="string">
            <text:p>Zimbabwe</text:p>
          </table:table-cell>
          <table:table-cell table:formula="oooc:=IF(ISNA(LOOKUP([.A239];[Sheet2.$G$1:.$G$154];[Sheet2.$B$1:.$B$154]));&quot;&quot;;LOOKUP([.A239];[Sheet2.$G$1:.$G$154];[Sheet2.$B$1:.$B$154]))" office:value-type="string" office:string-value="ZWD">
            <text:p>ZWD</text:p>
          </table:table-cell>
          <table:table-cell table:formula="oooc:=IF(LEFT([.C239];2)=[.A239];[.C239];&quot;&quot;)" office:value-type="string" office:string-value="ZWD">
            <text:p>ZWD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4" table:number-columns-repeated="19" table:default-cell-style-name="Default"/>
        <table:table-row table:style-name="ro3">
          <table:table-cell office:value-type="string">
            <text:p><text:s text:c="2"/>{ </text:p>
          </table:table-cell>
          <table:table-cell office:value-type="string">
            <text:p>AED</text:p>
          </table:table-cell>
          <table:table-cell office:value-type="string">
            <text:p><text:s/>=&gt; { :currency =&gt; </text:p>
          </table:table-cell>
          <table:table-cell office:value-type="string">
            <text:p>AE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د.إ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nited Arab Emirates dirha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nited_Arab_Emirates_dirham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FN</text:p>
          </table:table-cell>
          <table:table-cell office:value-type="string">
            <text:p><text:s/>=&gt; { :currency =&gt; </text:p>
          </table:table-cell>
          <table:table-cell office:value-type="string">
            <text:p>AF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F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؋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fghan afghan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fghan_afghan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LL</text:p>
          </table:table-cell>
          <table:table-cell office:value-type="string">
            <text:p><text:s/>=&gt; { :currency =&gt; </text:p>
          </table:table-cell>
          <table:table-cell office:value-type="string">
            <text:p>AL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L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lbanian lek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lbanian_lek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MD</text:p>
          </table:table-cell>
          <table:table-cell office:value-type="string">
            <text:p><text:s/>=&gt; { :currency =&gt; </text:p>
          </table:table-cell>
          <table:table-cell office:value-type="string">
            <text:p>AM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դր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rmenian dra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rmenian_dram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ANG</text:p>
          </table:table-cell>
          <table:table-cell office:value-type="string">
            <text:p><text:s/>=&gt; { :currency =&gt; </text:p>
          </table:table-cell>
          <table:table-cell office:value-type="string">
            <text:p>ANG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ƒ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therlands Antillean guilde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therlands_Antillean_guilde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OA</text:p>
          </table:table-cell>
          <table:table-cell office:value-type="string">
            <text:p><text:s/>=&gt; { :currency =&gt; </text:p>
          </table:table-cell>
          <table:table-cell office:value-type="string">
            <text:p>AOA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z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ngolan kwanz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ngolan_kwanz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RS</text:p>
          </table:table-cell>
          <table:table-cell office:value-type="string">
            <text:p><text:s/>=&gt; { :currency =&gt; </text:p>
          </table:table-cell>
          <table:table-cell office:value-type="string">
            <text:p>AR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rgentine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rgentine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UD</text:p>
          </table:table-cell>
          <table:table-cell office:value-type="string">
            <text:p><text:s/>=&gt; { :currency =&gt; </text:p>
          </table:table-cell>
          <table:table-cell office:value-type="string">
            <text:p>AU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A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ustral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ustral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WG</text:p>
          </table:table-cell>
          <table:table-cell office:value-type="string">
            <text:p><text:s/>=&gt; { :currency =&gt; </text:p>
          </table:table-cell>
          <table:table-cell office:value-type="string">
            <text:p>AWG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Afl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ruban flori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ruban_florin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AZN</text:p>
          </table:table-cell>
          <table:table-cell office:value-type="string">
            <text:p><text:s/>=&gt; { :currency =&gt; </text:p>
          </table:table-cell>
          <table:table-cell office:value-type="string">
            <text:p>AZ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A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m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zerbaijani mana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zerbaijani_manat</text:p>
          </table:table-cell>
          <table:table-cell office:value-type="string">
            <text:p><text:s/>}</text:p>
          </table:table-cell>
          <table:table-cell/>
        </table:table-row>
        <table:table-row table:style-name="ro5">
          <table:table-cell office:value-type="string">
            <text:p><text:s text:c="4"/></text:p>
          </table:table-cell>
          <table:table-cell office:value-type="string">
            <text:p>BAM</text:p>
          </table:table-cell>
          <table:table-cell office:value-type="string">
            <text:p><text:s/>=&gt; { :currency =&gt; </text:p>
          </table:table-cell>
          <table:table-cell office:value-type="string">
            <text:p>BAM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M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osnia and Herzegovina convertible mark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osnia_and_Herzegovina_convertible_mark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BD</text:p>
          </table:table-cell>
          <table:table-cell office:value-type="string">
            <text:p><text:s/>=&gt; { :currency =&gt; </text:p>
          </table:table-cell>
          <table:table-cell office:value-type="string">
            <text:p>BB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B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arbad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arbad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DT</text:p>
          </table:table-cell>
          <table:table-cell office:value-type="string">
            <text:p><text:s/>=&gt; { :currency =&gt; </text:p>
          </table:table-cell>
          <table:table-cell office:value-type="string">
            <text:p>BDT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D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৳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angladeshi tak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angladeshi_tak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GN</text:p>
          </table:table-cell>
          <table:table-cell office:value-type="string">
            <text:p><text:s/>=&gt; { :currency =&gt; </text:p>
          </table:table-cell>
          <table:table-cell office:value-type="string">
            <text:p>BG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лв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ulgarian lev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ulgarian_lev</text:p>
          </table:table-cell>
          <table:table-cell office:value-type="string">
            <text:p><text:s/>}</text:p>
          </table:table-cell>
          <table:table-cell office:value-type="string">
            <text:p><text:s/># Euro 2015 (?)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HD</text:p>
          </table:table-cell>
          <table:table-cell office:value-type="string">
            <text:p><text:s/>=&gt; { :currency =&gt; </text:p>
          </table:table-cell>
          <table:table-cell office:value-type="string">
            <text:p>BH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H</text:p>
          </table:table-cell>
          <table:table-cell/>
          <table:table-cell office:value-type="string">
            <text:p><text:s/>:decimals =&gt; 3</text:p>
          </table:table-cell>
          <table:table-cell office:value-type="string">
            <text:p><text:s/>:symbol =&gt; </text:p>
          </table:table-cell>
          <table:table-cell office:value-type="string">
            <text:p>ب.د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ahraini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ahraini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IF</text:p>
          </table:table-cell>
          <table:table-cell office:value-type="string">
            <text:p><text:s/>=&gt; { :currency =&gt; </text:p>
          </table:table-cell>
          <table:table-cell office:value-type="string">
            <text:p>BI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I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urundian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urundian_franc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MD</text:p>
          </table:table-cell>
          <table:table-cell office:value-type="string">
            <text:p><text:s/>=&gt; { :currency =&gt; </text:p>
          </table:table-cell>
          <table:table-cell office:value-type="string">
            <text:p>BM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D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ermud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ermud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ND</text:p>
          </table:table-cell>
          <table:table-cell office:value-type="string">
            <text:p><text:s/>=&gt; { :currency =&gt; </text:p>
          </table:table-cell>
          <table:table-cell office:value-type="string">
            <text:p>BN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runei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runei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OB</text:p>
          </table:table-cell>
          <table:table-cell office:value-type="string">
            <text:p><text:s/>=&gt; { :currency =&gt; </text:p>
          </table:table-cell>
          <table:table-cell office:value-type="string">
            <text:p>BO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s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olivian bolivian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olivian_bolivian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RL</text:p>
          </table:table-cell>
          <table:table-cell office:value-type="string">
            <text:p><text:s/>=&gt; { :currency =&gt; </text:p>
          </table:table-cell>
          <table:table-cell office:value-type="string">
            <text:p>BR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razilian re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razilian_re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SD</text:p>
          </table:table-cell>
          <table:table-cell office:value-type="string">
            <text:p><text:s/>=&gt; { :currency =&gt; </text:p>
          </table:table-cell>
          <table:table-cell office:value-type="string">
            <text:p>BS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aham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aham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TN</text:p>
          </table:table-cell>
          <table:table-cell office:value-type="string">
            <text:p><text:s/>=&gt; { :currency =&gt; </text:p>
          </table:table-cell>
          <table:table-cell office:value-type="string">
            <text:p>BT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Nu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hutanese ngultru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hutanese_ngultrum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WP</text:p>
          </table:table-cell>
          <table:table-cell office:value-type="string">
            <text:p><text:s/>=&gt; { :currency =&gt; </text:p>
          </table:table-cell>
          <table:table-cell office:value-type="string">
            <text:p>BW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P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otswana pul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otswana_pul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YR</text:p>
          </table:table-cell>
          <table:table-cell office:value-type="string">
            <text:p><text:s/>=&gt; { :currency =&gt; </text:p>
          </table:table-cell>
          <table:table-cell office:value-type="string">
            <text:p>BY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elarusian rubl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elarusian_rubl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BZD</text:p>
          </table:table-cell>
          <table:table-cell office:value-type="string">
            <text:p><text:s/>=&gt; { :currency =&gt; </text:p>
          </table:table-cell>
          <table:table-cell office:value-type="string">
            <text:p>BZ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B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Z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Belize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Belize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AD</text:p>
          </table:table-cell>
          <table:table-cell office:value-type="string">
            <text:p><text:s/>=&gt; { :currency =&gt; </text:p>
          </table:table-cell>
          <table:table-cell office:value-type="string">
            <text:p>CA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Can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anad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anad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DF</text:p>
          </table:table-cell>
          <table:table-cell office:value-type="string">
            <text:p><text:s/>=&gt; { :currency =&gt; </text:p>
          </table:table-cell>
          <table:table-cell office:value-type="string">
            <text:p>CD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D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ongolese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ongolese_franc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CHF</text:p>
          </table:table-cell>
          <table:table-cell office:value-type="string">
            <text:p><text:s/>=&gt; { :currency =&gt; </text:p>
          </table:table-cell>
          <table:table-cell office:value-type="string">
            <text:p>CH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wF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wiss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wiss_franc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LP</text:p>
          </table:table-cell>
          <table:table-cell office:value-type="string">
            <text:p><text:s/>=&gt; { :currency =&gt; </text:p>
          </table:table-cell>
          <table:table-cell office:value-type="string">
            <text:p>CL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L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hile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hilean_peso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CNY</text:p>
          </table:table-cell>
          <table:table-cell office:value-type="string">
            <text:p><text:s/>=&gt; { :currency =&gt; </text:p>
          </table:table-cell>
          <table:table-cell office:value-type="string">
            <text:p>CNY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元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hinese renminb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Renminb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OP</text:p>
          </table:table-cell>
          <table:table-cell office:value-type="string">
            <text:p><text:s/>=&gt; { :currency =&gt; </text:p>
          </table:table-cell>
          <table:table-cell office:value-type="string">
            <text:p>CO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olombi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olombian_peso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CRC</text:p>
          </table:table-cell>
          <table:table-cell office:value-type="string">
            <text:p><text:s/>=&gt; { :currency =&gt; </text:p>
          </table:table-cell>
          <table:table-cell office:value-type="string">
            <text:p>CRC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&amp;#8353;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osta Rican coló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osta_Rican_col%C3%B3n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UC</text:p>
          </table:table-cell>
          <table:table-cell office:value-type="string">
            <text:p><text:s/>=&gt; { :currency =&gt; </text:p>
          </table:table-cell>
          <table:table-cell office:value-type="string">
            <text:p>CUC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CUC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uban convertible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uban_convertible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UP</text:p>
          </table:table-cell>
          <table:table-cell office:value-type="string">
            <text:p><text:s/>=&gt; { :currency =&gt; </text:p>
          </table:table-cell>
          <table:table-cell office:value-type="string">
            <text:p>CU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MN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ub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uban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VE</text:p>
          </table:table-cell>
          <table:table-cell office:value-type="string">
            <text:p><text:s/>=&gt; { :currency =&gt; </text:p>
          </table:table-cell>
          <table:table-cell office:value-type="string">
            <text:p>CVE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V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Esc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ape Verdean escud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ape_Verdean_escud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CZK</text:p>
          </table:table-cell>
          <table:table-cell office:value-type="string">
            <text:p><text:s/>=&gt; { :currency =&gt; </text:p>
          </table:table-cell>
          <table:table-cell office:value-type="string">
            <text:p>CZ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C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č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zech koru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zech_koruna</text:p>
          </table:table-cell>
          <table:table-cell office:value-type="string">
            <text:p><text:s/>}</text:p>
          </table:table-cell>
          <table:table-cell office:value-type="string">
            <text:p><text:s/># Euro 2019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DJF</text:p>
          </table:table-cell>
          <table:table-cell office:value-type="string">
            <text:p><text:s/>=&gt; { :currency =&gt; </text:p>
          </table:table-cell>
          <table:table-cell office:value-type="string">
            <text:p>DJ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DJ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dj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Djiboutian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Djiboutian_franc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DKK</text:p>
          </table:table-cell>
          <table:table-cell office:value-type="string">
            <text:p><text:s/>=&gt; { :currency =&gt; </text:p>
          </table:table-cell>
          <table:table-cell office:value-type="string">
            <text:p>DK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D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Dk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Danish kron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Danish_krone</text:p>
          </table:table-cell>
          <table:table-cell office:value-type="string">
            <text:p><text:s/>}</text:p>
          </table:table-cell>
          <table:table-cell office:value-type="string">
            <text:p><text:s/># Euro vote forthcoming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DOP</text:p>
          </table:table-cell>
          <table:table-cell office:value-type="string">
            <text:p><text:s/>=&gt; { :currency =&gt; </text:p>
          </table:table-cell>
          <table:table-cell office:value-type="string">
            <text:p>DO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D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D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Dominic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Dominican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DZD</text:p>
          </table:table-cell>
          <table:table-cell office:value-type="string">
            <text:p><text:s/>=&gt; { :currency =&gt; </text:p>
          </table:table-cell>
          <table:table-cell office:value-type="string">
            <text:p>DZ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D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د.ج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Algerian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Algerian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EEK</text:p>
          </table:table-cell>
          <table:table-cell office:value-type="string">
            <text:p><text:s/>=&gt; { :currency =&gt; </text:p>
          </table:table-cell>
          <table:table-cell office:value-type="string">
            <text:p>EE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E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stonian kroo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stonian_kroon</text:p>
          </table:table-cell>
          <table:table-cell office:value-type="string">
            <text:p><text:s/>}</text:p>
          </table:table-cell>
          <table:table-cell office:value-type="string">
            <text:p><text:s/># Euro 2011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EGP</text:p>
          </table:table-cell>
          <table:table-cell office:value-type="string">
            <text:p><text:s/>=&gt; { :currency =&gt; </text:p>
          </table:table-cell>
          <table:table-cell office:value-type="string">
            <text:p>EG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E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ج.م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gyptian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gyptian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ERN</text:p>
          </table:table-cell>
          <table:table-cell office:value-type="string">
            <text:p><text:s/>=&gt; { :currency =&gt; </text:p>
          </table:table-cell>
          <table:table-cell office:value-type="string">
            <text:p>ER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E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Nf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ritrean nakf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ritrean_nakf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ETB</text:p>
          </table:table-cell>
          <table:table-cell office:value-type="string">
            <text:p><text:s/>=&gt; { :currency =&gt; </text:p>
          </table:table-cell>
          <table:table-cell office:value-type="string">
            <text:p>ET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E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thiopian bir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thiopian_birr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EUR</text:p>
          </table:table-cell>
          <table:table-cell office:value-type="string">
            <text:p><text:s/>=&gt; { :currency =&gt; </text:p>
          </table:table-cell>
          <table:table-cell office:value-type="string">
            <text:p>EU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E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&amp;#8364;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ur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uro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FJD</text:p>
          </table:table-cell>
          <table:table-cell office:value-type="string">
            <text:p><text:s/>=&gt; { :currency =&gt; </text:p>
          </table:table-cell>
          <table:table-cell office:value-type="string">
            <text:p>FJ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FJ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Fij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Fij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FKP</text:p>
          </table:table-cell>
          <table:table-cell office:value-type="string">
            <text:p><text:s/>=&gt; { :currency =&gt; </text:p>
          </table:table-cell>
          <table:table-cell office:value-type="string">
            <text:p>FK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F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£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Falkland Islands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Falkland_Islands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BP</text:p>
          </table:table-cell>
          <table:table-cell office:value-type="string">
            <text:p><text:s/>=&gt; { :currency =&gt; </text:p>
          </table:table-cell>
          <table:table-cell office:value-type="string">
            <text:p>GB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B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&amp;#163;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K pound sterli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ound_sterli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EL</text:p>
          </table:table-cell>
          <table:table-cell office:value-type="string">
            <text:p><text:s/>=&gt; { :currency =&gt; </text:p>
          </table:table-cell>
          <table:table-cell office:value-type="string">
            <text:p>GE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ლ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eorgian lar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eorgian_lar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HS</text:p>
          </table:table-cell>
          <table:table-cell office:value-type="string">
            <text:p><text:s/>=&gt; { :currency =&gt; </text:p>
          </table:table-cell>
          <table:table-cell office:value-type="string">
            <text:p>GH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₵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hanaian ced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hanaian_ced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IP</text:p>
          </table:table-cell>
          <table:table-cell office:value-type="string">
            <text:p><text:s/>=&gt; { :currency =&gt; </text:p>
          </table:table-cell>
          <table:table-cell office:value-type="string">
            <text:p>GI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I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£G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ibraltar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ibraltar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MB</text:p>
          </table:table-cell>
          <table:table-cell office:value-type="string">
            <text:p><text:s/>=&gt; { :currency =&gt; </text:p>
          </table:table-cell>
          <table:table-cell office:value-type="string">
            <text:p>GM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D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ambian dalas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ambian_dalas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TQ</text:p>
          </table:table-cell>
          <table:table-cell office:value-type="string">
            <text:p><text:s/>=&gt; { :currency =&gt; </text:p>
          </table:table-cell>
          <table:table-cell office:value-type="string">
            <text:p>GTQ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Q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uatemalan quetz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uatemalan_quetz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GYD</text:p>
          </table:table-cell>
          <table:table-cell office:value-type="string">
            <text:p><text:s/>=&gt; { :currency =&gt; </text:p>
          </table:table-cell>
          <table:table-cell office:value-type="string">
            <text:p>GY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G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Guyanese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Guyanese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HKD</text:p>
          </table:table-cell>
          <table:table-cell office:value-type="string">
            <text:p><text:s/>=&gt; { :currency =&gt; </text:p>
          </table:table-cell>
          <table:table-cell office:value-type="string">
            <text:p>HK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H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HK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Hong Kong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Hong_Kong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HNL</text:p>
          </table:table-cell>
          <table:table-cell office:value-type="string">
            <text:p><text:s/>=&gt; { :currency =&gt; </text:p>
          </table:table-cell>
          <table:table-cell office:value-type="string">
            <text:p>HN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H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Honduran lempir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Honduran_lempir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HRK</text:p>
          </table:table-cell>
          <table:table-cell office:value-type="string">
            <text:p><text:s/>=&gt; { :currency =&gt; </text:p>
          </table:table-cell>
          <table:table-cell office:value-type="string">
            <text:p>HR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H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n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roatian ku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roatian_kun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HUF</text:p>
          </table:table-cell>
          <table:table-cell office:value-type="string">
            <text:p><text:s/>=&gt; { :currency =&gt; </text:p>
          </table:table-cell>
          <table:table-cell office:value-type="string">
            <text:p>HU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H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t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Hungarian forin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Hungarian_forint</text:p>
          </table:table-cell>
          <table:table-cell office:value-type="string">
            <text:p><text:s/>}</text:p>
          </table:table-cell>
          <table:table-cell office:value-type="string">
            <text:p><text:s/># Euro 2013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HTG</text:p>
          </table:table-cell>
          <table:table-cell office:value-type="string">
            <text:p><text:s/>=&gt; { :currency =&gt; </text:p>
          </table:table-cell>
          <table:table-cell office:value-type="string">
            <text:p>HTG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H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G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Haitian gourd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Haitian_gourd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IDR</text:p>
          </table:table-cell>
          <table:table-cell office:value-type="string">
            <text:p><text:s/>=&gt; { :currency =&gt; </text:p>
          </table:table-cell>
          <table:table-cell office:value-type="string">
            <text:p>ID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D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p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Indonesian rupiah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Indonesian_rupiah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ILS</text:p>
          </table:table-cell>
          <table:table-cell office:value-type="string">
            <text:p><text:s/>=&gt; { :currency =&gt; </text:p>
          </table:table-cell>
          <table:table-cell office:value-type="string">
            <text:p>IL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L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₪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w Israeli Sheqe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w_Israeli_Sheqe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INR</text:p>
          </table:table-cell>
          <table:table-cell office:value-type="string">
            <text:p><text:s/>=&gt; { :currency =&gt; </text:p>
          </table:table-cell>
          <table:table-cell office:value-type="string">
            <text:p>IN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s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Indian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Indian_rupee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IQD</text:p>
          </table:table-cell>
          <table:table-cell office:value-type="string">
            <text:p><text:s/>=&gt; { :currency =&gt; </text:p>
          </table:table-cell>
          <table:table-cell office:value-type="string">
            <text:p>IQ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Q</text:p>
          </table:table-cell>
          <table:table-cell/>
          <table:table-cell office:value-type="string">
            <text:p><text:s/>:decimals =&gt; 3</text:p>
          </table:table-cell>
          <table:table-cell office:value-type="string">
            <text:p><text:s/>:symbol =&gt; </text:p>
          </table:table-cell>
          <table:table-cell office:value-type="string">
            <text:p>ع.د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Iraqi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Iraqi_dinar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IRR</text:p>
          </table:table-cell>
          <table:table-cell office:value-type="string">
            <text:p><text:s/>=&gt; { :currency =&gt; </text:p>
          </table:table-cell>
          <table:table-cell office:value-type="string">
            <text:p>IR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﷼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Iranian ri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Iranian_ri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ISK</text:p>
          </table:table-cell>
          <table:table-cell office:value-type="string">
            <text:p><text:s/>=&gt; { :currency =&gt; </text:p>
          </table:table-cell>
          <table:table-cell office:value-type="string">
            <text:p>IS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I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IK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Icelandic kró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Icelandic_kr%C3%B3n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JMD</text:p>
          </table:table-cell>
          <table:table-cell office:value-type="string">
            <text:p><text:s/>=&gt; { :currency =&gt; </text:p>
          </table:table-cell>
          <table:table-cell office:value-type="string">
            <text:p>JM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J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Jamaic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Jamaic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JOD</text:p>
          </table:table-cell>
          <table:table-cell office:value-type="string">
            <text:p><text:s/>=&gt; { :currency =&gt; </text:p>
          </table:table-cell>
          <table:table-cell office:value-type="string">
            <text:p>JO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J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د.ا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Jordanian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Jordanian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JPY</text:p>
          </table:table-cell>
          <table:table-cell office:value-type="string">
            <text:p><text:s/>=&gt; { :currency =&gt; </text:p>
          </table:table-cell>
          <table:table-cell office:value-type="string">
            <text:p>JPY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JP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¥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Japanese ye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Japanese_yen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ES</text:p>
          </table:table-cell>
          <table:table-cell office:value-type="string">
            <text:p><text:s/>=&gt; { :currency =&gt; </text:p>
          </table:table-cell>
          <table:table-cell office:value-type="string">
            <text:p>KE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h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Kenyan shilli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Kenyan_shilli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GS</text:p>
          </table:table-cell>
          <table:table-cell office:value-type="string">
            <text:p><text:s/>=&gt; { :currency =&gt; </text:p>
          </table:table-cell>
          <table:table-cell office:value-type="string">
            <text:p>KG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table:number-columns-repeated="2"/>
          <table:table-cell office:value-type="string">
            <text:p><text:s/>:name =&gt; _(</text:p>
          </table:table-cell>
          <table:table-cell office:value-type="string">
            <text:p>Kyrgyzstani so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Kyrgyzstani_som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HR</text:p>
          </table:table-cell>
          <table:table-cell office:value-type="string">
            <text:p><text:s/>=&gt; { :currency =&gt; </text:p>
          </table:table-cell>
          <table:table-cell office:value-type="string">
            <text:p>KH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៛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ambodian rie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ambodian_rie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MF</text:p>
          </table:table-cell>
          <table:table-cell office:value-type="string">
            <text:p><text:s/>=&gt; { :currency =&gt; </text:p>
          </table:table-cell>
          <table:table-cell office:value-type="string">
            <text:p>KM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CF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omorian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omorian_franc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PW</text:p>
          </table:table-cell>
          <table:table-cell office:value-type="string">
            <text:p><text:s/>=&gt; { :currency =&gt; </text:p>
          </table:table-cell>
          <table:table-cell office:value-type="string">
            <text:p>KPW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P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₩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orth Korean wo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orth_Korean_won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RW</text:p>
          </table:table-cell>
          <table:table-cell office:value-type="string">
            <text:p><text:s/>=&gt; { :currency =&gt; </text:p>
          </table:table-cell>
          <table:table-cell office:value-type="string">
            <text:p>KRW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₩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outh Korean won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outh_Korean_won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WD</text:p>
          </table:table-cell>
          <table:table-cell office:value-type="string">
            <text:p><text:s/>=&gt; { :currency =&gt; </text:p>
          </table:table-cell>
          <table:table-cell office:value-type="string">
            <text:p>KW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W</text:p>
          </table:table-cell>
          <table:table-cell/>
          <table:table-cell office:value-type="string">
            <text:p><text:s/>:decimals =&gt; 3</text:p>
          </table:table-cell>
          <table:table-cell office:value-type="string">
            <text:p><text:s/>:symbol =&gt; </text:p>
          </table:table-cell>
          <table:table-cell office:value-type="string">
            <text:p>د.ك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Kuwaiti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Kuwaiti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YD</text:p>
          </table:table-cell>
          <table:table-cell office:value-type="string">
            <text:p><text:s/>=&gt; { :currency =&gt; </text:p>
          </table:table-cell>
          <table:table-cell office:value-type="string">
            <text:p>KY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ayman Islands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ayman_Islands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KZT</text:p>
          </table:table-cell>
          <table:table-cell office:value-type="string">
            <text:p><text:s/>=&gt; { :currency =&gt; </text:p>
          </table:table-cell>
          <table:table-cell office:value-type="string">
            <text:p>KZT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K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〒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Kazakhstani teng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Kazakhstani_tenge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LAK</text:p>
          </table:table-cell>
          <table:table-cell office:value-type="string">
            <text:p><text:s/>=&gt; { :currency =&gt; </text:p>
          </table:table-cell>
          <table:table-cell office:value-type="string">
            <text:p>LA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ip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ao kip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ao_kip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LBP</text:p>
          </table:table-cell>
          <table:table-cell office:value-type="string">
            <text:p><text:s/>=&gt; { :currency =&gt; </text:p>
          </table:table-cell>
          <table:table-cell office:value-type="string">
            <text:p>LB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B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ل.ل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ebanese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ebanese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LKR</text:p>
          </table:table-cell>
          <table:table-cell office:value-type="string">
            <text:p><text:s/>=&gt; { :currency =&gt; </text:p>
          </table:table-cell>
          <table:table-cell office:value-type="string">
            <text:p>LK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₨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ri Lankan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ri_Lankan_rupe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LRD</text:p>
          </table:table-cell>
          <table:table-cell office:value-type="string">
            <text:p><text:s/>=&gt; { :currency =&gt; </text:p>
          </table:table-cell>
          <table:table-cell office:value-type="string">
            <text:p>LR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iber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iberian_dollar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LSL</text:p>
          </table:table-cell>
          <table:table-cell office:value-type="string">
            <text:p><text:s/>=&gt; { :currency =&gt; </text:p>
          </table:table-cell>
          <table:table-cell office:value-type="string">
            <text:p>LS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esotho lot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esotho_lot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LTL</text:p>
          </table:table-cell>
          <table:table-cell office:value-type="string">
            <text:p><text:s/>=&gt; { :currency =&gt; </text:p>
          </table:table-cell>
          <table:table-cell office:value-type="string">
            <text:p>LT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t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ithuanian litas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ithuanian_litas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LVL</text:p>
          </table:table-cell>
          <table:table-cell office:value-type="string">
            <text:p><text:s/>=&gt; { :currency =&gt; </text:p>
          </table:table-cell>
          <table:table-cell office:value-type="string">
            <text:p>LV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V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s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atvian lats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atvian_lats</text:p>
          </table:table-cell>
          <table:table-cell office:value-type="string">
            <text:p><text:s/>}</text:p>
          </table:table-cell>
          <table:table-cell office:value-type="string">
            <text:p><text:s/># Euro 2012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LYD</text:p>
          </table:table-cell>
          <table:table-cell office:value-type="string">
            <text:p><text:s/>=&gt; { :currency =&gt; </text:p>
          </table:table-cell>
          <table:table-cell office:value-type="string">
            <text:p>LY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L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ل.د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Libyan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Libyan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AD</text:p>
          </table:table-cell>
          <table:table-cell office:value-type="string">
            <text:p><text:s/>=&gt; { :currency =&gt; </text:p>
          </table:table-cell>
          <table:table-cell office:value-type="string">
            <text:p>MA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د.م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oroccan dirha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oroccan_dirham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DL</text:p>
          </table:table-cell>
          <table:table-cell office:value-type="string">
            <text:p><text:s/>=&gt; { :currency =&gt; </text:p>
          </table:table-cell>
          <table:table-cell office:value-type="string">
            <text:p>MD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D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oldovan leu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oldovan_leu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GA</text:p>
          </table:table-cell>
          <table:table-cell office:value-type="string">
            <text:p><text:s/>=&gt; { :currency =&gt; </text:p>
          </table:table-cell>
          <table:table-cell office:value-type="string">
            <text:p>MGA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table:number-columns-repeated="2"/>
          <table:table-cell office:value-type="string">
            <text:p><text:s/>:name =&gt; _(</text:p>
          </table:table-cell>
          <table:table-cell office:value-type="string">
            <text:p>Malagasy ariary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lagasy_ariary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KD</text:p>
          </table:table-cell>
          <table:table-cell office:value-type="string">
            <text:p><text:s/>=&gt; { :currency =&gt; </text:p>
          </table:table-cell>
          <table:table-cell office:value-type="string">
            <text:p>MK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ден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cedonian de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cedonian_de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MK</text:p>
          </table:table-cell>
          <table:table-cell office:value-type="string">
            <text:p><text:s/>=&gt; { :currency =&gt; </text:p>
          </table:table-cell>
          <table:table-cell office:value-type="string">
            <text:p>MM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yanma kya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yanma_kyat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MNT</text:p>
          </table:table-cell>
          <table:table-cell office:value-type="string">
            <text:p><text:s/>=&gt; { :currency =&gt; </text:p>
          </table:table-cell>
          <table:table-cell office:value-type="string">
            <text:p>MNT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₮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ongolian tögrö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ongolian_t%C3%B6gr%C3%B6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OP</text:p>
          </table:table-cell>
          <table:table-cell office:value-type="string">
            <text:p><text:s/>=&gt; { :currency =&gt; </text:p>
          </table:table-cell>
          <table:table-cell office:value-type="string">
            <text:p>MO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P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canese patac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canese_patac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RO</text:p>
          </table:table-cell>
          <table:table-cell office:value-type="string">
            <text:p><text:s/>=&gt; { :currency =&gt; </text:p>
          </table:table-cell>
          <table:table-cell office:value-type="string">
            <text:p>MRO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UM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uritanian ouguiy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uritanian_ouguiy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UR</text:p>
          </table:table-cell>
          <table:table-cell office:value-type="string">
            <text:p><text:s/>=&gt; { :currency =&gt; </text:p>
          </table:table-cell>
          <table:table-cell office:value-type="string">
            <text:p>MU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₨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uritian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uritian_rupe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VR</text:p>
          </table:table-cell>
          <table:table-cell office:value-type="string">
            <text:p><text:s/>=&gt; { :currency =&gt; </text:p>
          </table:table-cell>
          <table:table-cell office:value-type="string">
            <text:p>MV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V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ރ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ldivian rufiya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ldivian rufiya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WK</text:p>
          </table:table-cell>
          <table:table-cell office:value-type="string">
            <text:p><text:s/>=&gt; { :currency =&gt; </text:p>
          </table:table-cell>
          <table:table-cell office:value-type="string">
            <text:p>MW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M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lawian kwach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lawian_kwach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XN</text:p>
          </table:table-cell>
          <table:table-cell office:value-type="string">
            <text:p><text:s/>=&gt; { :currency =&gt; </text:p>
          </table:table-cell>
          <table:table-cell office:value-type="string">
            <text:p>MX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X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Mex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exic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exican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YR</text:p>
          </table:table-cell>
          <table:table-cell office:value-type="string">
            <text:p><text:s/>=&gt; { :currency =&gt; </text:p>
          </table:table-cell>
          <table:table-cell office:value-type="string">
            <text:p>MY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M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alaysian ringgi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alaysian_ringgit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MZN</text:p>
          </table:table-cell>
          <table:table-cell office:value-type="string">
            <text:p><text:s/>=&gt; { :currency =&gt; </text:p>
          </table:table-cell>
          <table:table-cell office:value-type="string">
            <text:p>MZ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M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MTn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Mozambican metic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Mozambican_metic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AD</text:p>
          </table:table-cell>
          <table:table-cell office:value-type="string">
            <text:p><text:s/>=&gt; { :currency =&gt; </text:p>
          </table:table-cell>
          <table:table-cell office:value-type="string">
            <text:p>NA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amibi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amibi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GN</text:p>
          </table:table-cell>
          <table:table-cell office:value-type="string">
            <text:p><text:s/>=&gt; { :currency =&gt; </text:p>
          </table:table-cell>
          <table:table-cell office:value-type="string">
            <text:p>NG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₦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igerian nair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igerian_nair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IO</text:p>
          </table:table-cell>
          <table:table-cell office:value-type="string">
            <text:p><text:s/>=&gt; { :currency =&gt; </text:p>
          </table:table-cell>
          <table:table-cell office:value-type="string">
            <text:p>NIO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I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C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icaraguan córdob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icaraguan_córdob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OK</text:p>
          </table:table-cell>
          <table:table-cell office:value-type="string">
            <text:p><text:s/>=&gt; { :currency =&gt; </text:p>
          </table:table-cell>
          <table:table-cell office:value-type="string">
            <text:p>NO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Nk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orwegian kron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orwegian_kron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PR</text:p>
          </table:table-cell>
          <table:table-cell office:value-type="string">
            <text:p><text:s/>=&gt; { :currency =&gt; </text:p>
          </table:table-cell>
          <table:table-cell office:value-type="string">
            <text:p>NP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P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₨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palese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palese_rupe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NZD</text:p>
          </table:table-cell>
          <table:table-cell office:value-type="string">
            <text:p><text:s/>=&gt; { :currency =&gt; </text:p>
          </table:table-cell>
          <table:table-cell office:value-type="string">
            <text:p>NZ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N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NZ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w Zealand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w_Zealand_dollar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OMR</text:p>
          </table:table-cell>
          <table:table-cell office:value-type="string">
            <text:p><text:s/>=&gt; { :currency =&gt; </text:p>
          </table:table-cell>
          <table:table-cell office:value-type="string">
            <text:p>OM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OM</text:p>
          </table:table-cell>
          <table:table-cell/>
          <table:table-cell office:value-type="string">
            <text:p><text:s/>:decimals =&gt; 3</text:p>
          </table:table-cell>
          <table:table-cell office:value-type="string">
            <text:p><text:s/>:symbol =&gt; </text:p>
          </table:table-cell>
          <table:table-cell office:value-type="string">
            <text:p>ر.ع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Omani ri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Omani_ri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AB</text:p>
          </table:table-cell>
          <table:table-cell office:value-type="string">
            <text:p><text:s/>=&gt; { :currency =&gt; </text:p>
          </table:table-cell>
          <table:table-cell office:value-type="string">
            <text:p>PA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/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anamanian balbo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anamanian_balbo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EN</text:p>
          </table:table-cell>
          <table:table-cell office:value-type="string">
            <text:p><text:s/>=&gt; { :currency =&gt; </text:p>
          </table:table-cell>
          <table:table-cell office:value-type="string">
            <text:p>PE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/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eruvian nuevo so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eruvian_nuevo_sol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PGK</text:p>
          </table:table-cell>
          <table:table-cell office:value-type="string">
            <text:p><text:s/>=&gt; { :currency =&gt; </text:p>
          </table:table-cell>
          <table:table-cell office:value-type="string">
            <text:p>PG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apua New Guinean ki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apua_New_Guinean_kin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HP</text:p>
          </table:table-cell>
          <table:table-cell office:value-type="string">
            <text:p><text:s/>=&gt; { :currency =&gt; </text:p>
          </table:table-cell>
          <table:table-cell office:value-type="string">
            <text:p>PH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₱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hilippine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hilippine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KR</text:p>
          </table:table-cell>
          <table:table-cell office:value-type="string">
            <text:p><text:s/>=&gt; { :currency =&gt; </text:p>
          </table:table-cell>
          <table:table-cell office:value-type="string">
            <text:p>PK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₨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akistani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akistani_rupe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LN</text:p>
          </table:table-cell>
          <table:table-cell office:value-type="string">
            <text:p><text:s/>=&gt; { :currency =&gt; </text:p>
          </table:table-cell>
          <table:table-cell office:value-type="string">
            <text:p>PL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zł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olish złoty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olish_z%C5%82oty</text:p>
          </table:table-cell>
          <table:table-cell office:value-type="string">
            <text:p><text:s/>}</text:p>
          </table:table-cell>
          <table:table-cell office:value-type="string">
            <text:p><text:s/># Euro 2012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PYG</text:p>
          </table:table-cell>
          <table:table-cell office:value-type="string">
            <text:p><text:s/>=&gt; { :currency =&gt; </text:p>
          </table:table-cell>
          <table:table-cell office:value-type="string">
            <text:p>PYG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P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₲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Paraguayan guaraní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Paraguayan_guaraní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QAR</text:p>
          </table:table-cell>
          <table:table-cell office:value-type="string">
            <text:p><text:s/>=&gt; { :currency =&gt; </text:p>
          </table:table-cell>
          <table:table-cell office:value-type="string">
            <text:p>QA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Q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ر.ق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Qatari riy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Qatari_riy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RON</text:p>
          </table:table-cell>
          <table:table-cell office:value-type="string">
            <text:p><text:s/>=&gt; { :currency =&gt; </text:p>
          </table:table-cell>
          <table:table-cell office:value-type="string">
            <text:p>RON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R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Romanian leu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Romanian_leu</text:p>
          </table:table-cell>
          <table:table-cell office:value-type="string">
            <text:p><text:s/>}</text:p>
          </table:table-cell>
          <table:table-cell office:value-type="string">
            <text:p><text:s/>#Euro 2014</text:p>
          </table:table-cell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RSD</text:p>
          </table:table-cell>
          <table:table-cell office:value-type="string">
            <text:p><text:s/>=&gt; { :currency =&gt; </text:p>
          </table:table-cell>
          <table:table-cell office:value-type="string">
            <text:p>RS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R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дин.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erbian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erbian_din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RUB</text:p>
          </table:table-cell>
          <table:table-cell office:value-type="string">
            <text:p><text:s/>=&gt; { :currency =&gt; </text:p>
          </table:table-cell>
          <table:table-cell office:value-type="string">
            <text:p>RU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RU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руб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Russian rubl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Russian_rubl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RWF</text:p>
          </table:table-cell>
          <table:table-cell office:value-type="string">
            <text:p><text:s/>=&gt; { :currency =&gt; </text:p>
          </table:table-cell>
          <table:table-cell office:value-type="string">
            <text:p>RW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R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Rwandan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Rwandan_franc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SAR</text:p>
          </table:table-cell>
          <table:table-cell office:value-type="string">
            <text:p><text:s/>=&gt; { :currency =&gt; </text:p>
          </table:table-cell>
          <table:table-cell office:value-type="string">
            <text:p>SA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ر.س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audi riy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audi_riy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BD</text:p>
          </table:table-cell>
          <table:table-cell office:value-type="string">
            <text:p><text:s/>=&gt; { :currency =&gt; </text:p>
          </table:table-cell>
          <table:table-cell office:value-type="string">
            <text:p>SB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B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olomon Islands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olomon_Islands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CR</text:p>
          </table:table-cell>
          <table:table-cell office:value-type="string">
            <text:p><text:s/>=&gt; { :currency =&gt; </text:p>
          </table:table-cell>
          <table:table-cell office:value-type="string">
            <text:p>SC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C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₨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eychellois rupe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eychellois_rupe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DG</text:p>
          </table:table-cell>
          <table:table-cell office:value-type="string">
            <text:p><text:s/>=&gt; { :currency =&gt; </text:p>
          </table:table-cell>
          <table:table-cell office:value-type="string">
            <text:p>SDG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D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£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udanese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udanese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EK</text:p>
          </table:table-cell>
          <table:table-cell office:value-type="string">
            <text:p><text:s/>=&gt; { :currency =&gt; </text:p>
          </table:table-cell>
          <table:table-cell office:value-type="string">
            <text:p>SE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k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wedish kro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wedish_kron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GD</text:p>
          </table:table-cell>
          <table:table-cell office:value-type="string">
            <text:p><text:s/>=&gt; { :currency =&gt; </text:p>
          </table:table-cell>
          <table:table-cell office:value-type="string">
            <text:p>SG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ingapore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ingapore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HP</text:p>
          </table:table-cell>
          <table:table-cell office:value-type="string">
            <text:p><text:s/>=&gt; { :currency =&gt; </text:p>
          </table:table-cell>
          <table:table-cell office:value-type="string">
            <text:p>SH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£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aint Helena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aint_Helena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KK</text:p>
          </table:table-cell>
          <table:table-cell office:value-type="string">
            <text:p><text:s/>=&gt; { :currency =&gt; </text:p>
          </table:table-cell>
          <table:table-cell office:value-type="string">
            <text:p>SK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K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lovak korun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lovak_korun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LL</text:p>
          </table:table-cell>
          <table:table-cell office:value-type="string">
            <text:p><text:s/>=&gt; { :currency =&gt; </text:p>
          </table:table-cell>
          <table:table-cell office:value-type="string">
            <text:p>SL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L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e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ierra Leonean leone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ierra_Leonean_leone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OS</text:p>
          </table:table-cell>
          <table:table-cell office:value-type="string">
            <text:p><text:s/>=&gt; { :currency =&gt; </text:p>
          </table:table-cell>
          <table:table-cell office:value-type="string">
            <text:p>SO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h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omali shilli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omali_shilli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RD</text:p>
          </table:table-cell>
          <table:table-cell office:value-type="string">
            <text:p><text:s/>=&gt; { :currency =&gt; </text:p>
          </table:table-cell>
          <table:table-cell office:value-type="string">
            <text:p>SR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urinamese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urinamese_dollar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STD</text:p>
          </table:table-cell>
          <table:table-cell office:value-type="string">
            <text:p><text:s/>=&gt; { :currency =&gt; </text:p>
          </table:table-cell>
          <table:table-cell office:value-type="string">
            <text:p>ST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Db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ão Tomé and Príncipe dobr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ão_Tomé_and_Príncipe_dobr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YP</text:p>
          </table:table-cell>
          <table:table-cell office:value-type="string">
            <text:p><text:s/>=&gt; { :currency =&gt; </text:p>
          </table:table-cell>
          <table:table-cell office:value-type="string">
            <text:p>SY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ل.س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yrian pou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yrian_pou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SZL</text:p>
          </table:table-cell>
          <table:table-cell office:value-type="string">
            <text:p><text:s/>=&gt; { :currency =&gt; </text:p>
          </table:table-cell>
          <table:table-cell office:value-type="string">
            <text:p>SZL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S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wazi lilangen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wazi_lilangeni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THB</text:p>
          </table:table-cell>
          <table:table-cell office:value-type="string">
            <text:p><text:s/>=&gt; { :currency =&gt; </text:p>
          </table:table-cell>
          <table:table-cell office:value-type="string">
            <text:p>THB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H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฿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hai bah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hai_baht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JS</text:p>
          </table:table-cell>
          <table:table-cell office:value-type="string">
            <text:p><text:s/>=&gt; { :currency =&gt; </text:p>
          </table:table-cell>
          <table:table-cell office:value-type="string">
            <text:p>TJ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J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ЅМ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ajikistani somoni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ajikistani_somoni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MM</text:p>
          </table:table-cell>
          <table:table-cell office:value-type="string">
            <text:p><text:s/>=&gt; { :currency =&gt; </text:p>
          </table:table-cell>
          <table:table-cell office:value-type="string">
            <text:p>TMM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m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urkmenistani manat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urkmenistani_manat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ND</text:p>
          </table:table-cell>
          <table:table-cell office:value-type="string">
            <text:p><text:s/>=&gt; { :currency =&gt; </text:p>
          </table:table-cell>
          <table:table-cell office:value-type="string">
            <text:p>TN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N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د.ت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unisian din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unisian_dinar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TOP</text:p>
          </table:table-cell>
          <table:table-cell office:value-type="string">
            <text:p><text:s/>=&gt; { :currency =&gt; </text:p>
          </table:table-cell>
          <table:table-cell office:value-type="string">
            <text:p>TOP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O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T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ongan paʻang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ongan_pa%CA%BBang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RY</text:p>
          </table:table-cell>
          <table:table-cell office:value-type="string">
            <text:p><text:s/>=&gt; { :currency =&gt; </text:p>
          </table:table-cell>
          <table:table-cell office:value-type="string">
            <text:p>TRY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R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YTL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w Turkish Lir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w_Turkish_Lira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TTD</text:p>
          </table:table-cell>
          <table:table-cell office:value-type="string">
            <text:p><text:s/>=&gt; { :currency =&gt; </text:p>
          </table:table-cell>
          <table:table-cell office:value-type="string">
            <text:p>TT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T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rinidad and Tobago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rinidad_and_Tobago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WD</text:p>
          </table:table-cell>
          <table:table-cell office:value-type="string">
            <text:p><text:s/>=&gt; { :currency =&gt; </text:p>
          </table:table-cell>
          <table:table-cell office:value-type="string">
            <text:p>TW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NT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New Taiw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New_Taiw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TZS</text:p>
          </table:table-cell>
          <table:table-cell office:value-type="string">
            <text:p><text:s/>=&gt; { :currency =&gt; </text:p>
          </table:table-cell>
          <table:table-cell office:value-type="string">
            <text:p>TZ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T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h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Tanzanian shilli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Tanzanian_shilli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UAH</text:p>
          </table:table-cell>
          <table:table-cell office:value-type="string">
            <text:p><text:s/>=&gt; { :currency =&gt; </text:p>
          </table:table-cell>
          <table:table-cell office:value-type="string">
            <text:p>UAH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U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₴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krainian hryvni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krainian_hryvni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UGX</text:p>
          </table:table-cell>
          <table:table-cell office:value-type="string">
            <text:p><text:s/>=&gt; { :currency =&gt; </text:p>
          </table:table-cell>
          <table:table-cell office:value-type="string">
            <text:p>UGX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UG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Sh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gandan shilli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gandan_shilli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USD</text:p>
          </table:table-cell>
          <table:table-cell office:value-type="string">
            <text:p><text:s/>=&gt; { :currency =&gt; </text:p>
          </table:table-cell>
          <table:table-cell office:value-type="string">
            <text:p>US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U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nited States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nited_States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UYU</text:p>
          </table:table-cell>
          <table:table-cell office:value-type="string">
            <text:p><text:s/>=&gt; { :currency =&gt; </text:p>
          </table:table-cell>
          <table:table-cell office:value-type="string">
            <text:p>UYU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UY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ruguayan peso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ruguayan_peso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UZS</text:p>
          </table:table-cell>
          <table:table-cell office:value-type="string">
            <text:p><text:s/>=&gt; { :currency =&gt; </text:p>
          </table:table-cell>
          <table:table-cell office:value-type="string">
            <text:p>UZS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UZ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Uzbekistani som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Uzbekistani_som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VEF</text:p>
          </table:table-cell>
          <table:table-cell office:value-type="string">
            <text:p><text:s/>=&gt; { :currency =&gt; </text:p>
          </table:table-cell>
          <table:table-cell office:value-type="string">
            <text:p>VEF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V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Bs F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Venezuelan bolív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Venezuelan_bolívar</text:p>
          </table:table-cell>
          <table:table-cell office:value-type="string">
            <text:p><text:s/>}</text:p>
          </table:table-cell>
          <table:table-cell/>
        </table:table-row>
        <table:table-row table:style-name="ro5">
          <table:table-cell office:value-type="string">
            <text:p><text:s text:c="4"/></text:p>
          </table:table-cell>
          <table:table-cell office:value-type="string">
            <text:p>VND</text:p>
          </table:table-cell>
          <table:table-cell office:value-type="string">
            <text:p><text:s/>=&gt; { :currency =&gt; </text:p>
          </table:table-cell>
          <table:table-cell office:value-type="string">
            <text:p>VN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VN</text:p>
          </table:table-cell>
          <table:table-cell/>
          <table:table-cell office:value-type="string">
            <text:p><text:s/>:decimals =&gt; 1</text:p>
          </table:table-cell>
          <table:table-cell office:value-type="string">
            <text:p><text:s/>:symbol =&gt; </text:p>
          </table:table-cell>
          <table:table-cell office:value-type="string">
            <text:p>₫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Vietnamese đồng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Vietnamese_%C4%91%E1%BB%93ng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VUV</text:p>
          </table:table-cell>
          <table:table-cell office:value-type="string">
            <text:p><text:s/>=&gt; { :currency =&gt; </text:p>
          </table:table-cell>
          <table:table-cell office:value-type="string">
            <text:p>VUV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VU</text:p>
          </table:table-cell>
          <table:table-cell/>
          <table:table-cell office:value-type="string">
            <text:p><text:s/>:decimals =&gt; 0</text:p>
          </table:table-cell>
          <table:table-cell office:value-type="string">
            <text:p><text:s/>:symbol =&gt; </text:p>
          </table:table-cell>
          <table:table-cell office:value-type="string">
            <text:p>Vt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Vanuatu vatu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Vanuatu_vatu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WST</text:p>
          </table:table-cell>
          <table:table-cell office:value-type="string">
            <text:p><text:s/>=&gt; { :currency =&gt; </text:p>
          </table:table-cell>
          <table:table-cell office:value-type="string">
            <text:p>WST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WS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T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amoan tal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amoan_tala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YER</text:p>
          </table:table-cell>
          <table:table-cell office:value-type="string">
            <text:p><text:s/>=&gt; { :currency =&gt; </text:p>
          </table:table-cell>
          <table:table-cell office:value-type="string">
            <text:p>YE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YE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﷼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Yemeni rial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Yemeni_rial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ZAR</text:p>
          </table:table-cell>
          <table:table-cell office:value-type="string">
            <text:p><text:s/>=&gt; { :currency =&gt; </text:p>
          </table:table-cell>
          <table:table-cell office:value-type="string">
            <text:p>ZAR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ZA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South African rand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South_African_rand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ZMK</text:p>
          </table:table-cell>
          <table:table-cell office:value-type="string">
            <text:p><text:s/>=&gt; { :currency =&gt; </text:p>
          </table:table-cell>
          <table:table-cell office:value-type="string">
            <text:p>ZMK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ZM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ZK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Zambian kwacha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Zambian_kwacha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ZWD</text:p>
          </table:table-cell>
          <table:table-cell office:value-type="string">
            <text:p><text:s/>=&gt; { :currency =&gt; </text:p>
          </table:table-cell>
          <table:table-cell office:value-type="string">
            <text:p>ZWD</text:p>
          </table:table-cell>
          <table:table-cell/>
          <table:table-cell office:value-type="string">
            <text:p><text:s/>:country =&gt; </text:p>
          </table:table-cell>
          <table:table-cell office:value-type="string">
            <text:p>ZW</text:p>
          </table:table-cell>
          <table:table-cell/>
          <table:table-cell office:value-type="string">
            <text:p><text:s/>:decimals =&gt; 2</text:p>
          </table:table-cell>
          <table:table-cell office:value-type="string">
            <text:p><text:s/>:symbol =&gt; </text:p>
          </table:table-cell>
          <table:table-cell office:value-type="string">
            <text:p>Z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Zimbabwe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Zimbabwean_dollar</text:p>
          </table:table-cell>
          <table:table-cell office:value-type="string">
            <text:p><text:s/>}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XCD</text:p>
          </table:table-cell>
          <table:table-cell office:value-type="string">
            <text:p><text:s/>=&gt; { :currency =&gt; </text:p>
          </table:table-cell>
          <table:table-cell office:value-type="string">
            <text:p>XCD</text:p>
          </table:table-cell>
          <table:table-cell/>
          <table:table-cell office:value-type="string">
            <text:p><text:s/>:country =&gt; </text:p>
          </table:table-cell>
          <table:table-cell table:number-columns-repeated="2"/>
          <table:table-cell office:value-type="string">
            <text:p><text:s text:c="3"/>:decimals =&gt; 2</text:p>
          </table:table-cell>
          <table:table-cell office:value-type="string">
            <text:p><text:s/>:symbol =&gt; </text:p>
          </table:table-cell>
          <table:table-cell office:value-type="string">
            <text:p>$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East Caribbean dollar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East_Caribbean_dollar</text:p>
          </table:table-cell>
          <table:table-cell office:value-type="string">
            <text:p><text:s/>}</text:p>
          </table:table-cell>
          <table:table-cell/>
        </table:table-row>
        <table:table-row table:style-name="ro4">
          <table:table-cell office:value-type="string">
            <text:p><text:s text:c="4"/></text:p>
          </table:table-cell>
          <table:table-cell office:value-type="string">
            <text:p>XAF</text:p>
          </table:table-cell>
          <table:table-cell office:value-type="string">
            <text:p><text:s/>=&gt; { :currency =&gt; </text:p>
          </table:table-cell>
          <table:table-cell office:value-type="string">
            <text:p>XAF</text:p>
          </table:table-cell>
          <table:table-cell/>
          <table:table-cell office:value-type="string">
            <text:p><text:s/>:country =&gt; </text:p>
          </table:table-cell>
          <table:table-cell table:number-columns-repeated="2"/>
          <table:table-cell office:value-type="string">
            <text:p><text:s text:c="3"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entral African CFA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_African_CFA_franc</text:p>
          </table:table-cell>
          <table:table-cell office:value-type="string">
            <text:p><text:s/>}</text:p>
          </table:table-cell>
          <table:table-cell/>
        </table:table-row>
        <table:table-row table:style-name="ro3">
          <table:table-cell office:value-type="string">
            <text:p><text:s text:c="4"/></text:p>
          </table:table-cell>
          <table:table-cell office:value-type="string">
            <text:p>XOF</text:p>
          </table:table-cell>
          <table:table-cell office:value-type="string">
            <text:p><text:s/>=&gt; { :currency =&gt; </text:p>
          </table:table-cell>
          <table:table-cell office:value-type="string">
            <text:p>XOF</text:p>
          </table:table-cell>
          <table:table-cell/>
          <table:table-cell office:value-type="string">
            <text:p><text:s/>:country =&gt; </text:p>
          </table:table-cell>
          <table:table-cell table:number-columns-repeated="2"/>
          <table:table-cell office:value-type="string">
            <text:p><text:s text:c="3"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West African CFA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West_African_CFA_franc</text:p>
          </table:table-cell>
          <table:table-cell office:value-type="string">
            <text:p><text:s/>}</text:p>
          </table:table-cell>
          <table:table-cell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XPF</text:p>
          </table:table-cell>
          <table:table-cell office:value-type="string">
            <text:p><text:s/>=&gt; { :currency =&gt; </text:p>
          </table:table-cell>
          <table:table-cell office:value-type="string">
            <text:p>XPF</text:p>
          </table:table-cell>
          <table:table-cell/>
          <table:table-cell office:value-type="string">
            <text:p><text:s/>:country =&gt; </text:p>
          </table:table-cell>
          <table:table-cell table:number-columns-repeated="2"/>
          <table:table-cell office:value-type="string">
            <text:p><text:s text:c="3"/>:decimals =&gt; 2</text:p>
          </table:table-cell>
          <table:table-cell office:value-type="string">
            <text:p><text:s/>:symbol =&gt; </text:p>
          </table:table-cell>
          <table:table-cell office:value-type="string">
            <text:p>Fr</text:p>
          </table:table-cell>
          <table:table-cell/>
          <table:table-cell office:value-type="string">
            <text:p><text:s/>:name =&gt; _(</text:p>
          </table:table-cell>
          <table:table-cell office:value-type="string">
            <text:p>CFP franc</text:p>
          </table:table-cell>
          <table:table-cell office:value-type="string">
            <text:p>)</text:p>
          </table:table-cell>
          <table:table-cell office:value-type="string">
            <text:p><text:s/>:url =&gt; </text:p>
          </table:table-cell>
          <table:table-cell office:value-type="string">
            <text:p>http://en.wikipedia.org/wiki/CFP_franc</text:p>
          </table:table-cell>
          <table:table-cell office:value-type="string">
            <text:p><text:s/>}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1">01/05/2009</text:date>, <text:time>04:1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huck</dc:creator>
    <dc:date>2009-05-01T04:18:59</dc:date>
    <meta:editing-cycles>3</meta:editing-cycles>
    <meta:editing-duration>PT24M54S</meta:editing-duration>
    <meta:user-defined meta:name="Info 1"/>
    <meta:user-defined meta:name="Info 2"/>
    <meta:user-defined meta:name="Info 3"/>
    <meta:user-defined meta:name="Info 4"/>
    <meta:document-statistic meta:table-count="2" meta:cell-count="3340"/>
  </office:meta>
</office:document-meta>
</file>